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#eeeeee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4896in" fo:margin-left="0.4417in" fo:break-before="page" table:align="left"/>
    </style:style>
    <style:style style:name="Table16.A" style:family="table-column">
      <style:table-column-properties style:column-width="3.0208in"/>
    </style:style>
    <style:style style:name="Table16.B" style:family="table-column">
      <style:table-column-properties style:column-width="3.4688in"/>
    </style:style>
    <style:style style:name="Table16.A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4583in" fo:margin-left="0.4729in" table:align="left"/>
    </style:style>
    <style:style style:name="Table17.A" style:family="table-column">
      <style:table-column-properties style:column-width="2.9896in"/>
    </style:style>
    <style:style style:name="Table17.B" style:family="table-column">
      <style:table-column-properties style:column-width="3.4688in"/>
    </style:style>
    <style:style style:name="Table17.A1" style:family="table-cell">
      <style:table-cell-properties fo:background-color="#dddddd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4479in" fo:margin-left="0.4833in" table:align="left"/>
    </style:style>
    <style:style style:name="Table18.A" style:family="table-column">
      <style:table-column-properties style:column-width="2.9792in"/>
    </style:style>
    <style:style style:name="Table18.B" style:family="table-column">
      <style:table-column-properties style:column-width="3.4688in"/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4479in" fo:margin-left="0.4833in" table:align="left"/>
    </style:style>
    <style:style style:name="Table19.A" style:family="table-column">
      <style:table-column-properties style:column-width="2.9792in"/>
    </style:style>
    <style:style style:name="Table19.B" style:family="table-column">
      <style:table-column-properties style:column-width="3.4688in"/>
    </style:style>
    <style:style style:name="Table19.A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4271in" fo:margin-left="0.5042in" table:align="left"/>
    </style:style>
    <style:style style:name="Table20.A" style:family="table-column">
      <style:table-column-properties style:column-width="2.9583in"/>
    </style:style>
    <style:style style:name="Table20.B" style:family="table-column">
      <style:table-column-properties style:column-width="3.4688in"/>
    </style:style>
    <style:style style:name="Table20.A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4479in" fo:margin-left="0.4833in" table:align="left"/>
    </style:style>
    <style:style style:name="Table21.A" style:family="table-column">
      <style:table-column-properties style:column-width="2.9792in"/>
    </style:style>
    <style:style style:name="Table21.B" style:family="table-column">
      <style:table-column-properties style:column-width="3.4688in"/>
    </style:style>
    <style:style style:name="Table21.A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1.0021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4479in" fo:margin-left="0.4833in" table:align="left"/>
    </style:style>
    <style:style style:name="Table22.A" style:family="table-column">
      <style:table-column-properties style:column-width="2.9792in"/>
    </style:style>
    <style:style style:name="Table22.B" style:family="table-column">
      <style:table-column-properties style:column-width="3.4688in"/>
    </style:style>
    <style:style style:name="Table22.A1" style:family="table-cell">
      <style:table-cell-properties fo:background-color="#dddddd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4896in" fo:margin-left="0.4417in" table:align="left"/>
    </style:style>
    <style:style style:name="Table23.A" style:family="table-column">
      <style:table-column-properties style:column-width="3.0208in"/>
    </style:style>
    <style:style style:name="Table23.B" style:family="table-column">
      <style:table-column-properties style:column-width="3.4688in"/>
    </style:style>
    <style:style style:name="Table23.A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4583in" fo:margin-left="0.4729in" table:align="left"/>
    </style:style>
    <style:style style:name="Table24.A" style:family="table-column">
      <style:table-column-properties style:column-width="2.9896in"/>
    </style:style>
    <style:style style:name="Table24.B" style:family="table-column">
      <style:table-column-properties style:column-width="3.4688in"/>
    </style:style>
    <style:style style:name="Table24.A1" style:family="table-cell">
      <style:table-cell-properties fo:background-color="#dddddd" fo:padding="0.0382in" fo:border="0.05pt solid #000000">
        <style:background-image/>
      </style:table-cell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4479in" fo:margin-left="0.4833in" table:align="left"/>
    </style:style>
    <style:style style:name="Table25.A" style:family="table-column">
      <style:table-column-properties style:column-width="2.9792in"/>
    </style:style>
    <style:style style:name="Table25.B" style:family="table-column">
      <style:table-column-properties style:column-width="3.4688in"/>
    </style:style>
    <style:style style:name="Table25.A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4479in" fo:margin-left="0.4833in" table:align="left"/>
    </style:style>
    <style:style style:name="Table26.A" style:family="table-column">
      <style:table-column-properties style:column-width="2.9792in"/>
    </style:style>
    <style:style style:name="Table26.B" style:family="table-column">
      <style:table-column-properties style:column-width="3.4688in"/>
    </style:style>
    <style:style style:name="Table26.A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4271in" fo:margin-left="0.5042in" table:align="left"/>
    </style:style>
    <style:style style:name="Table27.A" style:family="table-column">
      <style:table-column-properties style:column-width="2.9583in"/>
    </style:style>
    <style:style style:name="Table27.B" style:family="table-column">
      <style:table-column-properties style:column-width="3.4688in"/>
    </style:style>
    <style:style style:name="Table27.A1" style:family="table-cell">
      <style:table-cell-properties fo:background-color="#dddddd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4479in" fo:margin-left="0.4833in" table:align="left"/>
    </style:style>
    <style:style style:name="Table28.A" style:family="table-column">
      <style:table-column-properties style:column-width="2.9792in"/>
    </style:style>
    <style:style style:name="Table28.B" style:family="table-column">
      <style:table-column-properties style:column-width="3.4688in"/>
    </style:style>
    <style:style style:name="Table28.A1" style:family="table-cell">
      <style:table-cell-properties fo:background-color="#dddddd" fo:padding="0.0382in" fo:border="0.05pt solid #000000">
        <style:background-image/>
      </style:table-cell-properties>
    </style:style>
    <style:style style:name="Table28.2" style:family="table-row">
      <style:table-row-properties style:min-row-height="1.0021in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4479in" fo:margin-left="0.4833in" table:align="left"/>
    </style:style>
    <style:style style:name="Table29.A" style:family="table-column">
      <style:table-column-properties style:column-width="2.9792in"/>
    </style:style>
    <style:style style:name="Table29.B" style:family="table-column">
      <style:table-column-properties style:column-width="3.4688in"/>
    </style:style>
    <style:style style:name="Table29.A1" style:family="table-cell">
      <style:table-cell-properties fo:background-color="#dddddd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4896in" fo:margin-left="0.4417in" table:align="left"/>
    </style:style>
    <style:style style:name="Table30.A" style:family="table-column">
      <style:table-column-properties style:column-width="3.0208in"/>
    </style:style>
    <style:style style:name="Table30.B" style:family="table-column">
      <style:table-column-properties style:column-width="3.4688in"/>
    </style:style>
    <style:style style:name="Table30.A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4271in" fo:margin-left="0.5042in" table:align="left"/>
    </style:style>
    <style:style style:name="Table31.A" style:family="table-column">
      <style:table-column-properties style:column-width="2.9583in"/>
    </style:style>
    <style:style style:name="Table31.B" style:family="table-column">
      <style:table-column-properties style:column-width="3.4688in"/>
    </style:style>
    <style:style style:name="Table31.A1" style:family="table-cell">
      <style:table-cell-properties fo:background-color="#dddddd" fo:padding="0.0382in" fo:border="0.05pt solid #000000">
        <style:background-image/>
      </style:table-cell-properties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4583in" fo:margin-left="0.4729in" table:align="left"/>
    </style:style>
    <style:style style:name="Table32.A" style:family="table-column">
      <style:table-column-properties style:column-width="2.9896in"/>
    </style:style>
    <style:style style:name="Table32.B" style:family="table-column">
      <style:table-column-properties style:column-width="3.4688in"/>
    </style:style>
    <style:style style:name="Table32.A1" style:family="table-cell">
      <style:table-cell-properties fo:background-color="#dddddd" fo:padding="0.0382in" fo:border="0.05pt solid #000000">
        <style:background-image/>
      </style:table-cell-properties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4479in" fo:margin-left="0.4833in" table:align="left"/>
    </style:style>
    <style:style style:name="Table33.A" style:family="table-column">
      <style:table-column-properties style:column-width="2.9792in"/>
    </style:style>
    <style:style style:name="Table33.B" style:family="table-column">
      <style:table-column-properties style:column-width="3.4688in"/>
    </style:style>
    <style:style style:name="Table33.A1" style:family="table-cell">
      <style:table-cell-properties fo:background-color="#dddddd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4479in" fo:margin-left="0.4833in" table:align="left"/>
    </style:style>
    <style:style style:name="Table34.A" style:family="table-column">
      <style:table-column-properties style:column-width="2.9792in"/>
    </style:style>
    <style:style style:name="Table34.B" style:family="table-column">
      <style:table-column-properties style:column-width="3.4688in"/>
    </style:style>
    <style:style style:name="Table34.A1" style:family="table-cell">
      <style:table-cell-properties fo:background-color="#dddddd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4271in" fo:margin-left="0.5042in" table:align="left"/>
    </style:style>
    <style:style style:name="Table35.A" style:family="table-column">
      <style:table-column-properties style:column-width="2.9583in"/>
    </style:style>
    <style:style style:name="Table35.B" style:family="table-column">
      <style:table-column-properties style:column-width="3.4688in"/>
    </style:style>
    <style:style style:name="Table35.A1" style:family="table-cell">
      <style:table-cell-properties fo:background-color="#dddddd" fo:padding="0.0382in" fo:border="0.05pt solid #000000">
        <style:background-image/>
      </style:table-cell-properties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4479in" fo:margin-left="0.4833in" table:align="left"/>
    </style:style>
    <style:style style:name="Table36.A" style:family="table-column">
      <style:table-column-properties style:column-width="2.9792in"/>
    </style:style>
    <style:style style:name="Table36.B" style:family="table-column">
      <style:table-column-properties style:column-width="3.4688in"/>
    </style:style>
    <style:style style:name="Table36.A1" style:family="table-cell">
      <style:table-cell-properties fo:background-color="#dddddd" fo:padding="0.0382in" fo:border="0.05pt solid #000000">
        <style:background-image/>
      </style:table-cell-properties>
    </style:style>
    <style:style style:name="Table36.2" style:family="table-row">
      <style:table-row-properties style:min-row-height="1.0021in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4479in" fo:margin-left="0.4833in" table:align="left"/>
    </style:style>
    <style:style style:name="Table37.A" style:family="table-column">
      <style:table-column-properties style:column-width="2.9792in"/>
    </style:style>
    <style:style style:name="Table37.B" style:family="table-column">
      <style:table-column-properties style:column-width="3.4688in"/>
    </style:style>
    <style:style style:name="Table37.A1" style:family="table-cell">
      <style:table-cell-properties fo:background-color="#dddddd" fo:padding="0.0382in" fo:border="0.05pt solid #000000">
        <style:background-image/>
      </style:table-cell-properties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9.4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4.4132in" table:align="left"/>
    </style:style>
    <style:style style:name="Table3.A" style:family="table-column">
      <style:table-column-properties style:column-width="3.4625in"/>
    </style:style>
    <style:style style:name="Table3.B" style:family="table-column">
      <style:table-column-properties style:column-width="0.950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1306in" fo:margin-left="0.0076in" table:align="left"/>
    </style:style>
    <style:style style:name="Table9.A" style:family="table-column">
      <style:table-column-properties style:column-width="7.1306in"/>
    </style:style>
    <style:style style:name="Table9.1" style:family="table-row">
      <style:table-row-properties style:min-row-height="9.0528in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4.7125in" style:rel-column-width="32767*"/>
    </style:style>
    <style:style style:name="Table6.A1" style:family="table-cell">
      <style:table-cell-properties fo:background-color="#cccccc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0.05pt solid #000000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none"/>
    </style:style>
    <style:style style:name="Table6.B3" style:family="table-cell">
      <style:table-cell-properties fo:padding="0.0382in" fo:border-left="0.05pt solid #000000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none"/>
    </style:style>
    <style:style style:name="Table6.B4" style:family="table-cell">
      <style:table-cell-properties fo:padding="0.0382in" fo:border-left="0.05pt solid #000000" fo:border-right="0.05pt solid #000000" fo:border-top="none" fo:border-bottom="none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4.7125in" style:rel-column-width="6786*"/>
    </style:style>
    <style:style style:name="Table2.A1" style:family="table-cell">
      <style:table-cell-properties fo:background-color="#cccccc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none"/>
    </style:style>
    <style:style style:name="Table2.B4" style:family="table-cell">
      <style:table-cell-properties fo:padding="0.0382in" fo:border-left="0.05pt solid #000000" fo:border-right="0.05pt solid #000000" fo:border-top="none" fo:border-bottom="none"/>
    </style:style>
    <style:style style:name="Table2.A5" style:family="table-cell">
      <style:table-cell-properties fo:padding="0.0382in" fo:border-left="0.05pt solid #000000" fo:border-right="none" fo:border-top="none" fo:border-bottom="none"/>
    </style:style>
    <style:style style:name="Table2.B5" style:family="table-cell">
      <style:table-cell-properties fo:padding="0.0382in" fo:border-left="0.05pt solid #000000" fo:border-right="0.05pt solid #000000" fo:border-top="none" fo:border-bottom="none"/>
    </style:style>
    <style:style style:name="Table2.A6" style:family="table-cell">
      <style:table-cell-properties fo:padding="0.0382in" fo:border-left="0.05pt solid #000000" fo:border-right="none" fo:border-top="none" fo:border-bottom="none"/>
    </style:style>
    <style:style style:name="Table2.B6" style:family="table-cell">
      <style:table-cell-properties fo:padding="0.0382in" fo:border-left="0.05pt solid #000000" fo:border-right="0.05pt solid #000000" fo:border-top="none" fo:border-bottom="none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5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" style:family="paragraph" style:parent-style-name="Text_20_body" style:list-style-name="L52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" style:family="paragraph" style:parent-style-name="Text_20_body" style:list-style-name="L4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277ea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" style:family="paragraph" style:parent-style-name="Text_20_body" style:list-style-name="L5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0d332d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4b06d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" style:family="paragraph" style:parent-style-name="Text_20_body" style:list-style-name="L5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" style:family="paragraph" style:parent-style-name="Text_20_body" style:list-style-name="L5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" style:family="paragraph" style:parent-style-name="Text_20_body" style:list-style-name="L5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769a6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9" style:family="paragraph" style:parent-style-name="Text_20_body" style:list-style-name="L5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0" style:family="paragraph" style:parent-style-name="Text_20_body" style:list-style-name="L7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112ce01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1" style:family="paragraph" style:parent-style-name="Text_20_body" style:list-style-name="L5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4ec58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" style:family="paragraph" style:parent-style-name="Text_20_body" style:list-style-name="L5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" style:family="paragraph" style:parent-style-name="Text_20_body" style:list-style-name="L6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5" style:family="paragraph" style:parent-style-name="Text_20_body" style:list-style-name="L7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a2280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" style:family="paragraph" style:parent-style-name="Text_20_body" style:list-style-name="L6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7" style:family="paragraph" style:parent-style-name="Text_20_body" style:list-style-name="L7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" style:family="paragraph" style:parent-style-name="Text_20_body" style:list-style-name="L6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0db789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9" style:family="paragraph" style:parent-style-name="Text_20_body" style:list-style-name="L6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0" style:family="paragraph" style:parent-style-name="Text_20_body" style:list-style-name="L6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" style:family="paragraph" style:parent-style-name="Text_20_body" style:list-style-name="L6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" style:family="paragraph" style:parent-style-name="Text_20_body" style:list-style-name="L6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4" style:family="paragraph" style:parent-style-name="Text_20_body" style:list-style-name="L7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5" style:family="paragraph" style:parent-style-name="Text_20_body" style:list-style-name="L7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a363c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Text_20_body" style:list-style-name="L6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fdf8" officeooo:paragraph-rsid="001ea3fa" style:font-size-asian="10pt" style:font-style-asian="normal" style:font-weight-asian="bold" style:font-name-complex="Verdana" style:font-size-complex="10pt" style:font-style-complex="normal" style:font-weight-complex="bold"/>
    </style:style>
    <style:style style:name="P27" style:family="paragraph" style:parent-style-name="Text_20_body" style:list-style-name="L6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28" style:family="paragraph" style:parent-style-name="Text_20_body" style:list-style-name="L6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ea3fa" style:font-size-asian="10pt" style:font-weight-asian="normal" style:font-name-complex="Verdana" style:font-size-complex="10pt" style:font-weight-complex="normal"/>
    </style:style>
    <style:style style:name="P30" style:family="paragraph" style:parent-style-name="Text_20_body" style:list-style-name="L6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31" style:family="paragraph" style:parent-style-name="Text_20_body" style:list-style-name="L6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32" style:family="paragraph" style:parent-style-name="Text_20_body" style:list-style-name="L6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33" style:family="paragraph" style:parent-style-name="Text_20_body" style:list-style-name="L7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34" style:family="paragraph" style:parent-style-name="Text_20_body" style:list-style-name="L75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6" style:family="paragraph" style:parent-style-name="Text_20_body" style:list-style-name="L57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38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232625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9" style:family="paragraph" style:parent-style-name="Text_20_body" style:list-style-name="L8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268e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0" style:family="paragraph" style:parent-style-name="Text_20_body" style:list-style-name="L8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2b34e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1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3c3751" officeooo:paragraph-rsid="00232625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2" style:family="paragraph" style:parent-style-name="Text_20_body" style:list-style-name="L1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9943f" officeooo:paragraph-rsid="00232625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3" style:family="paragraph" style:parent-style-name="Text_20_body" style:list-style-name="L4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9d894" officeooo:paragraph-rsid="00268e5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4" style:family="paragraph" style:parent-style-name="Text_20_body" style:list-style-name="L5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9cf4e6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5" style:family="paragraph" style:parent-style-name="Text_20_body" style:list-style-name="L8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112ce01" officeooo:paragraph-rsid="00282c5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" style:family="paragraph" style:parent-style-name="Text_20_body" style:list-style-name="L4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112ce01" officeooo:paragraph-rsid="00282c5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7" style:family="paragraph" style:parent-style-name="Text_20_body" style:list-style-name="L8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6045b" officeooo:paragraph-rsid="002b34e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8" style:family="paragraph" style:parent-style-name="Text_20_body" style:list-style-name="L8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1a2280" officeooo:paragraph-rsid="002b34e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9" style:family="paragraph" style:parent-style-name="Text_20_body" style:list-style-name="L5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10f63b4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ec491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1" style:family="paragraph" style:parent-style-name="Text_20_body" style:list-style-name="L5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5b3ec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2" style:family="paragraph" style:parent-style-name="Text_20_body" style:list-style-name="L6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a5b3ec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3" style:family="paragraph" style:parent-style-name="Text_20_body" style:list-style-name="L67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b695c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4" style:family="paragraph" style:parent-style-name="Text_20_body" style:list-style-name="L67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6ced8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5" style:family="paragraph" style:parent-style-name="Text_20_body" style:list-style-name="L67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6" style:family="paragraph" style:parent-style-name="Text_20_body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1ea3f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7" style:family="paragraph" style:parent-style-name="Text_20_body" style:list-style-name="L8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82c5f" officeooo:paragraph-rsid="00282c5f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8" style:family="paragraph" style:parent-style-name="Text_20_body" style:list-style-name="L5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0db789" officeooo:paragraph-rsid="001ea3fa" style:font-size-asian="9pt" style:font-style-asian="normal" style:font-weight-asian="bold" style:font-name-complex="Verdana" style:font-size-complex="9pt" style:font-style-complex="normal" style:font-weight-complex="bold"/>
    </style:style>
    <style:style style:name="P59" style:family="paragraph" style:parent-style-name="Text_20_body" style:list-style-name="L7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1ea3fa" style:font-size-asian="9pt" style:font-style-asian="normal" style:font-weight-asian="bold" style:font-name-complex="Verdana" style:font-size-complex="9pt" style:font-style-complex="normal" style:font-weight-complex="bold"/>
    </style:style>
    <style:style style:name="P60" style:family="paragraph" style:parent-style-name="Text_20_body" style:list-style-name="L88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6045b" officeooo:paragraph-rsid="002b34ea" style:font-size-asian="9pt" style:font-style-asian="italic" style:font-weight-asian="normal" style:font-name-complex="Verdana" style:font-size-complex="9pt" style:font-style-complex="italic" style:font-weight-complex="normal"/>
    </style:style>
    <style:style style:name="P61" style:family="paragraph" style:parent-style-name="Text_20_body" style:list-style-name="L5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2" style:family="paragraph" style:parent-style-name="Text_20_body" style:list-style-name="L6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3" style:family="paragraph" style:parent-style-name="Text_20_body" style:list-style-name="L7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5" style:family="paragraph" style:parent-style-name="Text_20_body" style:list-style-name="L5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0e959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6" style:family="paragraph" style:parent-style-name="Text_20_body" style:list-style-name="L6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57ab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7" style:family="paragraph" style:parent-style-name="Text_20_body" style:list-style-name="L7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5a363c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8" style:family="paragraph" style:parent-style-name="Text_20_body" style:list-style-name="L5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69" style:family="paragraph" style:parent-style-name="Text_20_body" style:list-style-name="L60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70" style:family="paragraph" style:parent-style-name="Text_20_body" style:list-style-name="L6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71" style:family="paragraph" style:parent-style-name="Text_20_body" style:list-style-name="L6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72" style:family="paragraph" style:parent-style-name="Text_20_body" style:list-style-name="L7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73" style:family="paragraph" style:parent-style-name="Text_20_body" style:list-style-name="L6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557ab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74" style:family="paragraph" style:parent-style-name="Text_20_body" style:list-style-name="L6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1ea3fa" style:font-size-asian="12pt" style:font-style-asian="italic" style:font-weight-asian="bold" style:font-name-complex="Verdana" style:font-size-complex="12pt" style:font-style-complex="italic" style:font-weight-complex="bold"/>
    </style:style>
    <style:style style:name="P75" style:family="paragraph" style:parent-style-name="Text_20_body" style:list-style-name="L7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1ea3fa" style:font-size-asian="12pt" style:font-style-asian="italic" style:font-weight-asian="bold" style:font-name-complex="Verdana" style:font-size-complex="12pt" style:font-style-complex="italic" style:font-weight-complex="bold"/>
    </style:style>
    <style:style style:name="P76" style:family="paragraph" style:parent-style-name="Text_20_body" style:list-style-name="L66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1ea3fa" style:font-size-asian="12pt" style:font-style-asian="italic" style:font-weight-asian="bold" style:font-name-complex="Verdana" style:font-size-complex="12pt" style:font-style-complex="italic" style:font-weight-complex="bold"/>
    </style:style>
    <style:style style:name="P77" style:family="paragraph" style:parent-style-name="Text_20_body" style:list-style-name="L7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1ea3fa" style:font-size-asian="12pt" style:font-style-asian="italic" style:font-weight-asian="bold" style:font-name-complex="Verdana" style:font-size-complex="12pt" style:font-style-complex="italic" style:font-weight-complex="bold"/>
    </style:style>
    <style:style style:name="P78" style:family="paragraph" style:parent-style-name="Text_20_body" style:list-style-name="L7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1ea3fa" style:font-size-asian="12pt" style:font-style-asian="italic" style:font-weight-asian="bold" style:font-name-complex="Verdana" style:font-size-complex="12pt" style:font-style-complex="italic" style:font-weight-complex="bold"/>
    </style:style>
    <style:style style:name="P79" style:family="paragraph" style:parent-style-name="Text_20_body" style:list-style-name="L75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1ea3fa" style:font-size-asian="12pt" style:font-style-asian="italic" style:font-weight-asian="bold" style:font-name-complex="Verdana" style:font-size-complex="12pt" style:font-style-complex="italic" style:font-weight-complex="bold"/>
    </style:style>
    <style:style style:name="P8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217b5f" officeooo:paragraph-rsid="001ea3fa" style:font-size-asian="12pt" style:font-style-asian="italic" style:font-weight-asian="bold" style:font-name-complex="Verdana" style:font-size-complex="12pt" style:font-style-complex="italic" style:font-weight-complex="bold"/>
    </style:style>
    <style:style style:name="P8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bold" officeooo:rsid="00217b5f" officeooo:paragraph-rsid="001ea3fa" style:font-size-asian="14pt" style:font-style-asian="italic" style:font-weight-asian="bold" style:font-name-complex="Verdana" style:font-size-complex="14pt" style:font-style-complex="italic" style:font-weight-complex="bold"/>
    </style:style>
    <style:style style:name="P8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1c26f3" officeooo:paragraph-rsid="001ea3fa" style:font-size-asian="10pt" style:font-weight-asian="normal" style:font-name-complex="Verdana" style:font-size-complex="10pt" style:font-weight-complex="normal"/>
    </style:style>
    <style:style style:name="P83" style:family="paragraph" style:parent-style-name="Text_20_body" style:list-style-name="L1">
      <style:text-properties fo:font-variant="normal" fo:text-transform="none" fo:color="#000000" style:font-name="Times New Roman" fo:font-size="9pt" fo:letter-spacing="normal" fo:font-style="normal" fo:font-weight="normal" officeooo:paragraph-rsid="00232625" style:font-size-asian="9pt" style:font-size-complex="9pt"/>
    </style:style>
    <style:style style:name="P84" style:family="paragraph" style:parent-style-name="Text_20_body" style:list-style-name="L52">
      <style:text-properties fo:font-variant="normal" fo:text-transform="none" fo:color="#000000" style:font-name="Times New Roman" fo:font-size="10pt" fo:letter-spacing="normal" fo:font-style="normal" fo:font-weight="normal" officeooo:rsid="0112ce01" officeooo:paragraph-rsid="001ea3fa" style:font-size-asian="10pt" style:font-name-complex="Verdana" style:font-size-complex="10pt"/>
    </style:style>
    <style:style style:name="P85" style:family="paragraph" style:parent-style-name="Text_20_body" style:list-style-name="L52">
      <style:paragraph-properties style:line-height-at-least="0.1465in"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a5b3ec" officeooo:paragraph-rsid="001ea3fa" style:font-size-asian="10pt" style:font-name-complex="Verdana" style:font-size-complex="10pt"/>
    </style:style>
    <style:style style:name="P86" style:family="paragraph" style:parent-style-name="Text_20_body" style:list-style-name="L56">
      <style:text-properties fo:font-variant="normal" fo:text-transform="none" fo:color="#000000" style:font-name="Times New Roman" fo:font-size="10pt" fo:letter-spacing="normal" fo:font-style="normal" fo:font-weight="normal" officeooo:rsid="004d37c2" officeooo:paragraph-rsid="001ea3fa" style:font-size-asian="10pt" style:font-name-complex="Verdana" style:font-size-complex="10pt"/>
    </style:style>
    <style:style style:name="P87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1ea3fa" style:font-size-asian="20pt" style:font-weight-asian="bold" style:font-name-complex="Verdana" style:font-size-complex="20pt" style:font-weight-complex="bold"/>
    </style:style>
    <style:style style:name="P88" style:family="paragraph" style:parent-style-name="Text_20_body" style:list-style-name="L1">
      <style:text-properties fo:font-size="9pt" officeooo:paragraph-rsid="00232625" style:font-size-asian="9pt" style:font-size-complex="9pt"/>
    </style:style>
    <style:style style:name="P89" style:family="paragraph" style:parent-style-name="Text_20_body" style:list-style-name="L58">
      <style:text-properties fo:font-size="9pt" officeooo:paragraph-rsid="001ea3fa" style:font-size-asian="9pt" style:font-size-complex="9pt"/>
    </style:style>
    <style:style style:name="P90" style:family="paragraph" style:parent-style-name="Text_20_body" style:list-style-name="L1">
      <style:text-properties fo:font-size="9pt" officeooo:rsid="00217edc" officeooo:paragraph-rsid="00232625" style:font-size-asian="9pt" style:font-size-complex="9pt"/>
    </style:style>
    <style:style style:name="P91" style:family="paragraph" style:parent-style-name="Text_20_body" style:list-style-name="L80">
      <style:text-properties fo:font-size="9pt" style:font-size-asian="9pt" style:font-size-complex="9pt"/>
    </style:style>
    <style:style style:name="P92" style:family="paragraph" style:parent-style-name="Text_20_body" style:list-style-name="L82">
      <style:text-properties fo:font-size="9pt" style:font-size-asian="9pt" style:font-size-complex="9pt"/>
    </style:style>
    <style:style style:name="P93" style:family="paragraph" style:parent-style-name="Text_20_body" style:list-style-name="L42">
      <style:text-properties fo:font-size="9pt" style:font-size-asian="9pt" style:font-size-complex="9pt"/>
    </style:style>
    <style:style style:name="P94" style:family="paragraph" style:parent-style-name="Text_20_body" style:list-style-name="L42">
      <style:text-properties fo:font-size="9pt" officeooo:paragraph-rsid="00268e51" style:font-size-asian="9pt" style:font-size-complex="9pt"/>
    </style:style>
    <style:style style:name="P95" style:family="paragraph" style:parent-style-name="Text_20_body" style:list-style-name="L80">
      <style:text-properties fo:font-size="9pt" officeooo:rsid="00268e51" officeooo:paragraph-rsid="00268e51" style:font-size-asian="9pt" style:font-size-complex="9pt"/>
    </style:style>
    <style:style style:name="P96" style:family="paragraph" style:parent-style-name="Text_20_body" style:list-style-name="L84">
      <style:text-properties fo:font-size="9pt" style:font-size-asian="9pt" style:font-size-complex="9pt"/>
    </style:style>
    <style:style style:name="P97" style:family="paragraph" style:parent-style-name="Text_20_body" style:list-style-name="L86">
      <style:text-properties fo:font-size="9pt" style:font-size-asian="9pt" style:font-size-complex="9pt"/>
    </style:style>
    <style:style style:name="P98" style:family="paragraph" style:parent-style-name="Text_20_body" style:list-style-name="L88">
      <style:text-properties fo:font-size="9pt" style:font-size-asian="9pt" style:font-size-complex="9pt"/>
    </style:style>
    <style:style style:name="P99" style:family="paragraph" style:parent-style-name="Text_20_body" style:list-style-name="L88">
      <style:text-properties fo:font-size="9pt" fo:font-weight="normal" officeooo:rsid="0027cb70" officeooo:paragraph-rsid="002b34ea" style:font-size-asian="9pt" style:font-weight-asian="normal" style:font-size-complex="9pt" style:font-weight-complex="normal"/>
    </style:style>
    <style:style style:name="P100" style:family="paragraph" style:parent-style-name="Text_20_body" style:list-style-name="L67">
      <style:text-properties fo:font-size="9pt" fo:font-weight="normal" officeooo:rsid="003642d2" officeooo:paragraph-rsid="001ea3fa" style:font-size-asian="9pt" style:font-weight-asian="normal" style:font-size-complex="9pt" style:font-weight-complex="normal"/>
    </style:style>
    <style:style style:name="P101" style:family="paragraph" style:parent-style-name="Text_20_body" style:list-style-name="L41">
      <style:text-properties fo:font-size="9pt" fo:font-weight="normal" officeooo:paragraph-rsid="001ea3fa" style:font-size-asian="9pt" style:font-weight-asian="normal" style:font-size-complex="9pt" style:font-weight-complex="normal"/>
    </style:style>
    <style:style style:name="P102" style:family="paragraph" style:parent-style-name="Text_20_body" style:list-style-name="L42">
      <style:text-properties fo:font-size="9pt" fo:font-style="normal" officeooo:paragraph-rsid="00268e51" style:font-size-asian="9pt" style:font-style-asian="normal" style:font-size-complex="9pt" style:font-style-complex="normal"/>
    </style:style>
    <style:style style:name="P103" style:family="paragraph" style:parent-style-name="Text_20_body" style:list-style-name="L89">
      <style:text-properties fo:font-size="9pt" fo:font-style="normal" style:font-size-asian="9pt" style:font-style-asian="normal" style:font-size-complex="9pt" style:font-style-complex="normal"/>
    </style:style>
    <style:style style:name="P104" style:family="paragraph" style:parent-style-name="Text_20_body" style:list-style-name="L49">
      <style:text-properties style:font-name="Times New Roman" fo:font-size="9pt" officeooo:rsid="0112ce01" officeooo:paragraph-rsid="001ea3fa" style:font-size-asian="9pt" style:font-size-complex="9pt"/>
    </style:style>
    <style:style style:name="P105" style:family="paragraph" style:parent-style-name="Text_20_body" style:list-style-name="L49">
      <style:text-properties style:font-name="Times New Roman" fo:font-size="9pt" officeooo:rsid="0114b06d" officeooo:paragraph-rsid="001ea3fa" style:font-size-asian="9pt" style:font-size-complex="9pt"/>
    </style:style>
    <style:style style:name="P106" style:family="paragraph" style:parent-style-name="Text_20_body" style:list-style-name="L49">
      <style:text-properties style:font-name="Times New Roman" fo:font-size="9pt" officeooo:rsid="00f3c5f5" officeooo:paragraph-rsid="001ea3fa" style:font-size-asian="9pt" style:font-size-complex="9pt"/>
    </style:style>
    <style:style style:name="P107" style:family="paragraph" style:parent-style-name="Text_20_body" style:list-style-name="L50">
      <style:text-properties style:font-name="Times New Roman" fo:font-size="9pt" officeooo:rsid="0049943f" officeooo:paragraph-rsid="001ea3fa" style:font-size-asian="9pt" style:font-size-complex="9pt"/>
    </style:style>
    <style:style style:name="P108" style:family="paragraph" style:parent-style-name="Text_20_body" style:list-style-name="L50">
      <style:text-properties style:font-name="Times New Roman" fo:font-size="9pt" officeooo:rsid="004b60c7" officeooo:paragraph-rsid="001ea3fa" style:font-size-asian="9pt" style:font-size-complex="9pt"/>
    </style:style>
    <style:style style:name="P109" style:family="paragraph" style:parent-style-name="Text_20_body" style:list-style-name="L49">
      <style:text-properties style:font-name="Times New Roman" fo:font-size="9pt" officeooo:paragraph-rsid="001ea3fa" style:font-size-asian="9pt" style:font-size-complex="9pt"/>
    </style:style>
    <style:style style:name="P110" style:family="paragraph" style:parent-style-name="Text_20_body" style:list-style-name="L50">
      <style:text-properties style:font-name="Times New Roman" fo:font-size="9pt" officeooo:paragraph-rsid="001ea3fa" style:font-size-asian="9pt" style:font-size-complex="9pt"/>
    </style:style>
    <style:style style:name="P111" style:family="paragraph" style:parent-style-name="Text_20_body" style:list-style-name="L51">
      <style:text-properties style:font-name="Times New Roman" fo:font-size="9pt" officeooo:paragraph-rsid="001ea3fa" style:font-size-asian="9pt" style:font-size-complex="9pt"/>
    </style:style>
    <style:style style:name="P112" style:family="paragraph" style:parent-style-name="Text_20_body">
      <style:text-properties style:font-name="Times New Roman" fo:font-size="9pt" officeooo:paragraph-rsid="001ea3fa" style:font-size-asian="9pt" style:font-size-complex="9pt"/>
    </style:style>
    <style:style style:name="P113" style:family="paragraph" style:parent-style-name="Text_20_body" style:list-style-name="L49">
      <style:text-properties style:font-name="Times New Roman" fo:font-size="9pt" officeooo:rsid="004bbfb9" officeooo:paragraph-rsid="001ea3fa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Text_20_body" style:list-style-name="L50">
      <style:text-properties style:font-name="Times New Roman" fo:font-size="9pt" officeooo:paragraph-rsid="001ea3fa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Text_20_body" style:list-style-name="L86">
      <style:paragraph-properties style:line-height-at-least="0.1465in" fo:text-align="start" style:justify-single-word="false"/>
      <style:text-properties style:font-name="Times New Roman" fo:font-size="9pt" fo:font-style="normal" officeooo:rsid="0099d894" officeooo:paragraph-rsid="00277eaa" style:font-size-asian="9pt" style:font-style-asian="normal" style:font-name-complex="Verdana" style:font-size-complex="9pt" style:font-style-complex="normal"/>
    </style:style>
    <style:style style:name="P116" style:family="paragraph" style:parent-style-name="Text_20_body" style:list-style-name="L57">
      <style:paragraph-properties style:line-height-at-least="0.1465in" fo:text-align="start" style:justify-single-word="false"/>
      <style:text-properties style:font-name="Times New Roman" fo:font-size="12pt" officeooo:rsid="001c26f3" officeooo:paragraph-rsid="001ea3fa" style:font-size-asian="12pt" style:font-name-complex="Verdana" style:font-size-complex="12pt"/>
    </style:style>
    <style:style style:name="P117" style:family="paragraph" style:parent-style-name="Text_20_body" style:list-style-name="L75">
      <style:paragraph-properties style:line-height-at-least="0.1465in"/>
      <style:text-properties style:font-name="Times New Roman" fo:font-size="12pt" officeooo:rsid="00217b5f" officeooo:paragraph-rsid="001ea3fa" style:font-size-asian="12pt" style:font-name-complex="Verdana" style:font-size-complex="12pt"/>
    </style:style>
    <style:style style:name="P118" style:family="paragraph" style:parent-style-name="Text_20_body">
      <style:paragraph-properties style:line-height-at-least="0.1465in" fo:text-align="start" style:justify-single-word="false"/>
      <style:text-properties style:font-name="Times New Roman" fo:font-size="12pt" fo:font-style="normal" officeooo:rsid="0028460e" officeooo:paragraph-rsid="001ea3fa" style:font-size-asian="12pt" style:font-style-asian="normal" style:font-name-complex="Verdana" style:font-size-complex="12pt" style:font-style-complex="normal"/>
    </style:style>
    <style:style style:name="P119" style:family="paragraph" style:parent-style-name="Text_20_body" style:list-style-name="L52">
      <style:text-properties style:font-name="Times New Roman" fo:font-size="10pt" officeooo:rsid="01038d06" officeooo:paragraph-rsid="001ea3fa" style:font-size-asian="10pt" style:font-size-complex="10pt"/>
    </style:style>
    <style:style style:name="P120" style:family="paragraph" style:parent-style-name="Text_20_body" style:list-style-name="L55">
      <style:text-properties style:font-name="Times New Roman" fo:font-size="10pt" officeooo:rsid="0114b06d" officeooo:paragraph-rsid="001ea3fa" style:font-size-asian="10pt" style:font-size-complex="10pt"/>
    </style:style>
    <style:style style:name="P121" style:family="paragraph" style:parent-style-name="Text_20_body" style:list-style-name="L69">
      <style:text-properties style:font-name="Times New Roman" fo:font-size="10pt" officeooo:rsid="007dc076" officeooo:paragraph-rsid="001ea3fa" style:font-size-asian="10pt" style:font-size-complex="10pt"/>
    </style:style>
    <style:style style:name="P122" style:family="paragraph" style:parent-style-name="Text_20_body" style:list-style-name="L49">
      <style:text-properties style:font-name="Times New Roman" fo:font-size="10pt" fo:font-weight="normal" officeooo:rsid="01038d06" officeooo:paragraph-rsid="001ea3fa" style:font-size-asian="10pt" style:font-weight-asian="normal" style:font-size-complex="10pt" style:font-weight-complex="normal"/>
    </style:style>
    <style:style style:name="P123" style:family="paragraph" style:parent-style-name="Text_20_body">
      <style:paragraph-properties style:line-height-at-least="0.1465in" fo:text-align="start" style:justify-single-word="false"/>
      <style:text-properties style:font-name="Times New Roman" fo:font-size="10pt" fo:font-style="normal" fo:font-weight="bold" officeooo:rsid="00ba021d" officeooo:paragraph-rsid="002cfe35" style:font-size-asian="10pt" style:font-style-asian="normal" style:font-weight-asian="bold" style:font-name-complex="Verdana" style:font-size-complex="10pt" style:font-style-complex="normal" style:font-weight-complex="bold"/>
    </style:style>
    <style:style style:name="P124" style:family="paragraph" style:parent-style-name="Text_20_body">
      <style:paragraph-properties style:line-height-at-least="0.1465in" fo:text-align="start" style:justify-single-word="false"/>
      <style:text-properties officeooo:rsid="000db789" officeooo:paragraph-rsid="001ea3fa"/>
    </style:style>
    <style:style style:name="P125" style:family="paragraph" style:parent-style-name="Text_20_body">
      <style:paragraph-properties fo:text-align="start" style:justify-single-word="false"/>
      <style:text-properties officeooo:paragraph-rsid="001ea3fa"/>
    </style:style>
    <style:style style:name="P126" style:family="paragraph" style:parent-style-name="Text_20_body" style:list-style-name="L49">
      <style:text-properties fo:color="#333333" style:font-name="Times New Roman" fo:font-size="9pt" officeooo:paragraph-rsid="001ea3fa" style:font-size-asian="9pt" style:font-size-complex="9pt"/>
    </style:style>
    <style:style style:name="P127" style:family="paragraph" style:parent-style-name="Text_20_body" style:list-style-name="L57">
      <style:text-properties style:text-position="0% 100%" style:font-name="Times New Roman" fo:font-size="10pt" officeooo:paragraph-rsid="001ea3fa" style:font-size-asian="10pt" style:font-size-complex="10pt"/>
    </style:style>
    <style:style style:name="P128" style:family="paragraph" style:parent-style-name="Text_20_body">
      <style:text-properties style:text-position="0% 100%" officeooo:paragraph-rsid="001ea3fa"/>
    </style:style>
    <style:style style:name="P129" style:family="paragraph" style:parent-style-name="Text_20_body" style:list-style-name="L73">
      <style:text-properties fo:font-size="10pt" fo:font-weight="normal" officeooo:rsid="0027cb70" officeooo:paragraph-rsid="001ea3fa" style:font-size-asian="10pt" style:font-weight-asian="normal" style:font-size-complex="10pt" style:font-weight-complex="normal"/>
    </style:style>
    <style:style style:name="P130" style:family="paragraph" style:parent-style-name="Text_20_body" style:list-style-name="L73">
      <style:text-properties fo:font-size="10pt" fo:font-weight="normal" officeooo:rsid="0026045b" officeooo:paragraph-rsid="001ea3fa" style:font-size-asian="10pt" style:font-weight-asian="normal" style:font-size-complex="10pt" style:font-weight-complex="normal"/>
    </style:style>
    <style:style style:name="P131" style:family="paragraph" style:parent-style-name="Text_20_body" style:list-style-name="L68">
      <style:text-properties fo:font-size="10pt" fo:font-weight="normal" officeooo:paragraph-rsid="001ea3fa" style:font-size-asian="10pt" style:font-weight-asian="normal" style:font-size-complex="10pt" style:font-weight-complex="normal"/>
    </style:style>
    <style:style style:name="P132" style:family="paragraph" style:parent-style-name="Text_20_body" style:list-style-name="L47"/>
    <style:style style:name="P133" style:family="paragraph" style:parent-style-name="Text_20_body" style:list-style-name="L47">
      <style:text-properties officeooo:paragraph-rsid="002cfe35"/>
    </style:style>
    <style:style style:name="P134" style:family="paragraph" style:parent-style-name="Text_20_body" style:list-style-name="L49">
      <style:text-properties officeooo:paragraph-rsid="001ea3fa"/>
    </style:style>
    <style:style style:name="P135" style:family="paragraph" style:parent-style-name="Text_20_body" style:list-style-name="L57">
      <style:text-properties officeooo:paragraph-rsid="001ea3fa"/>
    </style:style>
    <style:style style:name="P136" style:family="paragraph" style:parent-style-name="Text_20_body" style:list-style-name="L74">
      <style:text-properties officeooo:paragraph-rsid="001ea3fa"/>
    </style:style>
    <style:style style:name="P137" style:family="paragraph" style:parent-style-name="Text_20_body">
      <style:text-properties officeooo:paragraph-rsid="001ea3fa"/>
    </style:style>
    <style:style style:name="P138" style:family="paragraph" style:parent-style-name="Text_20_body">
      <style:paragraph-properties fo:line-height="100%" fo:text-align="start" style:justify-single-word="false"/>
      <style:text-properties fo:font-size="20pt" fo:font-weight="bold" officeooo:rsid="004010b8" officeooo:paragraph-rsid="001ea3fa" style:font-size-asian="20pt" style:font-weight-asian="bold" style:font-size-complex="20pt" style:font-weight-complex="bold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Text_20_body">
      <style:text-properties fo:font-weight="bold" officeooo:paragraph-rsid="00277eaa" style:font-weight-asian="bold" style:font-weight-complex="bold"/>
    </style:style>
    <style:style style:name="P141" style:family="paragraph" style:parent-style-name="Text_20_body">
      <style:text-properties fo:font-weight="bold" officeooo:paragraph-rsid="002cfe35" style:font-weight-asian="bold" style:font-weight-complex="bold"/>
    </style:style>
    <style:style style:name="P142" style:family="paragraph" style:parent-style-name="Text_20_body" style:list-style-name="L84"/>
    <style:style style:name="P143" style:family="paragraph" style:parent-style-name="Text_20_body" style:list-style-name="L86">
      <style:text-properties officeooo:paragraph-rsid="002d88ea"/>
    </style:style>
    <style:style style:name="P144" style:family="paragraph" style:parent-style-name="Text_20_body" style:list-style-name="L88"/>
    <style:style style:name="P145" style:family="paragraph" style:parent-style-name="Text_20_body" style:list-style-name="L90">
      <style:text-properties fo:font-size="8pt" officeooo:paragraph-rsid="002d88ea" style:font-size-asian="8pt" style:font-size-complex="8pt"/>
    </style:style>
    <style:style style:name="P146" style:family="paragraph" style:parent-style-name="Text_20_body" style:list-style-name="L47">
      <style:text-properties fo:font-size="8pt" officeooo:paragraph-rsid="002d88ea" style:font-size-asian="8pt" style:font-size-complex="8pt"/>
    </style:style>
    <style:style style:name="P147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 fo:padding="0in" fo:border="non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217b5f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4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20pt" fo:letter-spacing="normal" fo:font-style="normal" fo:font-weight="bold" officeooo:rsid="004e3e51" officeooo:paragraph-rsid="001ea3fa" style:font-size-asian="20pt" style:font-weight-asian="bold" style:font-name-complex="Verdana" style:font-size-complex="20pt" style:font-weight-complex="bold"/>
    </style:style>
    <style:style style:name="P149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fo:font-variant="normal" fo:text-transform="none" fo:color="#000000" style:font-name="Verdana" fo:font-size="20pt" fo:letter-spacing="normal" fo:font-style="italic" fo:font-weight="normal" officeooo:rsid="004e3e51" officeooo:paragraph-rsid="001ea3fa" style:font-size-asian="20pt" style:font-style-asian="italic" style:font-weight-asian="normal" style:font-name-complex="Verdana" style:font-size-complex="20pt" style:font-style-complex="italic" style:font-weight-complex="normal"/>
    </style:style>
    <style:style style:name="P150" style:family="paragraph" style:parent-style-name="Text_20_body">
      <style:paragraph-properties fo:margin-left="0in" fo:margin-right="0in" style:line-height-at-least="0.198in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officeooo:rsid="000a3927" officeooo:paragraph-rsid="001ea3fa" style:font-size-asian="10pt" style:font-weight-asian="normal" style:font-name-complex="Verdana" style:font-size-complex="10pt" style:font-weight-complex="normal"/>
    </style:style>
    <style:style style:name="P151" style:family="paragraph" style:parent-style-name="Text_20_body">
      <style:paragraph-properties fo:margin-left="0in" fo:margin-right="0in" style:line-height-at-least="0.198in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officeooo:rsid="00bfa6cc" officeooo:paragraph-rsid="001ea3fa" style:font-size-asian="10pt" style:font-name-complex="Verdana" style:font-size-complex="10pt"/>
    </style:style>
    <style:style style:name="P152" style:family="paragraph" style:parent-style-name="Text_20_body">
      <style:paragraph-properties fo:margin-left="0.9846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bold" officeooo:rsid="00b7afda" officeooo:paragraph-rsid="001ea3fa" style:font-size-asian="10pt" style:font-weight-asian="bold" style:font-name-complex="Verdana" style:font-size-complex="10pt" style:font-weight-complex="bold"/>
    </style:style>
    <style:style style:name="P153" style:family="paragraph" style:parent-style-name="Text_20_body">
      <style:paragraph-properties fo:margin-left="0.4925in" fo:margin-right="0in" fo:text-indent="0in" style:auto-text-indent="false"/>
      <style:text-properties officeooo:paragraph-rsid="001ea3fa"/>
    </style:style>
    <style:style style:name="P154" style:family="paragraph" style:parent-style-name="Text_20_body" style:list-style-name="L1">
      <style:paragraph-properties fo:margin-left="0in" fo:margin-right="0in" fo:text-indent="-0.25in" style:auto-text-indent="false"/>
      <style:text-properties fo:font-weight="bold" style:font-weight-asian="bold" style:font-weight-complex="bold"/>
    </style:style>
    <style:style style:name="P155" style:family="paragraph" style:parent-style-name="Text_20_body" style:list-style-name="L1">
      <style:paragraph-properties fo:margin-left="0in" fo:margin-right="0in" fo:text-indent="-0.25in" style:auto-text-indent="false"/>
      <style:text-properties fo:font-weight="bold" officeooo:paragraph-rsid="00277eaa" style:font-weight-asian="bold" style:font-weight-complex="bold"/>
    </style:style>
    <style:style style:name="P15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bold" officeooo:rsid="00c18d86" officeooo:paragraph-rsid="001ea3fa" style:font-size-asian="10pt" style:font-weight-asian="bold" style:font-name-complex="Verdana" style:font-size-complex="10pt" style:font-weight-complex="bold"/>
    </style:style>
    <style:style style:name="P15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bold" officeooo:rsid="00b7afda" officeooo:paragraph-rsid="001ea3fa" style:font-size-asian="10pt" style:font-weight-asian="bold" style:font-name-complex="Verdana" style:font-size-complex="10pt" style:font-weight-complex="bold"/>
    </style:style>
    <style:style style:name="P15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ea3fa" style:font-size-asian="10pt" style:font-weight-asian="normal" style:font-name-complex="Verdana" style:font-size-complex="10pt" style:font-weight-complex="normal"/>
    </style:style>
    <style:style style:name="P1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1c26f3" officeooo:paragraph-rsid="001ea3fa" style:font-size-asian="10pt" style:font-weight-asian="normal" style:font-name-complex="Verdana" style:font-size-complex="10pt" style:font-weight-complex="normal"/>
    </style:style>
    <style:style style:name="P16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1ea3fa" style:font-size-asian="10pt" style:font-weight-asian="normal" style:font-name-complex="Verdana" style:font-size-complex="10pt" style:font-weight-complex="normal"/>
    </style:style>
    <style:style style:name="P16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ea3fa" style:font-size-asian="10pt" style:font-weight-asian="normal" style:font-name-complex="Verdana" style:font-size-complex="10pt" style:font-weight-complex="normal"/>
    </style:style>
    <style:style style:name="P16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e2e21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bf372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officeooo:paragraph-rsid="001ea3fa" style:font-size-asian="10pt" style:font-weight-asian="normal" style:font-name-complex="Verdana" style:font-size-complex="10pt" style:font-weight-complex="normal"/>
    </style:style>
    <style:style style:name="P16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c26f3" officeooo:paragraph-rsid="001ea3fa" style:font-size-asian="10pt" style:font-weight-asian="normal" style:font-name-complex="Verdana" style:font-size-complex="10pt" style:font-weight-complex="normal"/>
    </style:style>
    <style:style style:name="P16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8a68" officeooo:paragraph-rsid="001ea3fa" style:font-size-asian="10pt" style:font-weight-asian="normal" style:font-name-complex="Verdana" style:font-size-complex="10pt" style:font-weight-complex="normal"/>
    </style:style>
    <style:style style:name="P16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7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71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7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e639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ec491" officeooo:paragraph-rsid="001ea3fa" style:font-size-asian="10pt" style:font-style-asian="normal" style:font-weight-asian="bold" style:font-name-complex="Verdana" style:font-size-complex="10pt" style:font-style-complex="normal" style:font-weight-complex="bold"/>
    </style:style>
    <style:style style:name="P174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ea3fa" style:font-size-asian="10pt" style:font-weight-asian="normal" style:font-name-complex="Verdana" style:font-size-complex="10pt" style:font-weight-complex="normal"/>
    </style:style>
    <style:style style:name="P175" style:family="paragraph" style:parent-style-name="Standard" style:list-style-name="L6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176" style:family="paragraph" style:parent-style-name="Standard" style:list-style-name="L7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177" style:family="paragraph" style:parent-style-name="Standard" style:list-style-name="L75">
      <style:paragraph-properties style:line-height-at-least="0.1465in"/>
      <style:text-properties fo:font-variant="normal" fo:text-transform="none" fo:color="#000000" style:text-position="0% 100%" style:font-name="Times New Roman" fo:font-size="10pt" fo:letter-spacing="normal" fo:font-style="normal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178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b5019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79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1038d06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7afda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2" style:family="paragraph" style:parent-style-name="Standard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7dc076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3" style:family="paragraph" style:parent-style-name="Standard" style:list-style-name="L59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18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8460e" officeooo:paragraph-rsid="001ea3fa" style:font-size-asian="12pt" style:font-style-asian="normal" style:font-weight-asian="bold" style:font-name-complex="Verdana" style:font-size-complex="12pt" style:font-style-complex="normal" style:font-weight-complex="bold"/>
    </style:style>
    <style:style style:name="P185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8460e" officeooo:paragraph-rsid="001ea3fa" style:font-size-asian="12pt" style:font-style-asian="normal" style:font-weight-asian="bold" style:font-name-complex="Verdana" style:font-size-complex="12pt" style:font-style-complex="normal" style:font-weight-complex="bold"/>
    </style:style>
    <style:style style:name="P18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officeooo:rsid="00b7afda" officeooo:paragraph-rsid="001ea3fa" style:font-size-asian="12pt" style:font-weight-asian="bold" style:font-name-complex="Verdana" style:font-size-complex="12pt" style:font-weight-complex="bold"/>
    </style:style>
    <style:style style:name="P18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b3664c" officeooo:paragraph-rsid="001ea3fa" style:font-size-asian="12pt" style:font-weight-asian="normal" style:font-name-complex="Verdana" style:font-size-complex="12pt" style:font-weight-complex="normal"/>
    </style:style>
    <style:style style:name="P18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b967ae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89" style:family="paragraph" style:parent-style-name="Standard">
      <style:paragraph-properties style:line-height-at-least="0.1465in" fo:text-align="start" style:justify-single-word="false"/>
      <style:text-properties officeooo:rsid="000db789" officeooo:paragraph-rsid="001ea3fa"/>
    </style:style>
    <style:style style:name="P190" style:family="paragraph" style:parent-style-name="Standard">
      <style:text-properties officeooo:rsid="000db789" officeooo:paragraph-rsid="001ea3fa"/>
    </style:style>
    <style:style style:name="P191" style:family="paragraph" style:parent-style-name="Standard">
      <style:paragraph-properties fo:text-align="center" style:justify-single-word="false"/>
      <style:text-properties officeooo:paragraph-rsid="001ea3fa"/>
    </style:style>
    <style:style style:name="P192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ea3fa" style:font-size-asian="10pt" style:font-weight-asian="normal" style:font-name-complex="Verdana" style:font-size-complex="10pt" style:font-weight-complex="normal"/>
    </style:style>
    <style:style style:name="P193" style:family="paragraph" style:parent-style-name="Standard">
      <style:text-properties style:font-name="Times New Roman" fo:font-size="10pt" fo:font-weight="normal" officeooo:rsid="007dc076" officeooo:paragraph-rsid="001ea3fa" style:font-size-asian="10pt" style:font-weight-asian="normal" style:font-name-complex="Verdana" style:font-size-complex="10pt" style:font-weight-complex="normal"/>
    </style:style>
    <style:style style:name="P194" style:family="paragraph" style:parent-style-name="Standard" style:list-style-name="L70">
      <style:paragraph-properties fo:text-align="start" style:justify-single-word="false"/>
      <style:text-properties style:font-name="Times New Roman" fo:font-size="10pt" officeooo:rsid="00af61be" officeooo:paragraph-rsid="001ea3fa" style:font-size-asian="10pt" style:font-name-complex="Verdana" style:font-size-complex="10pt"/>
    </style:style>
    <style:style style:name="P195" style:family="paragraph" style:parent-style-name="Standard">
      <style:text-properties officeooo:rsid="001c2003" officeooo:paragraph-rsid="001ea3fa"/>
    </style:style>
    <style:style style:name="P196" style:family="paragraph" style:parent-style-name="Standard">
      <style:text-properties fo:font-weight="bold" officeooo:rsid="000db789" officeooo:paragraph-rsid="001ea3fa" style:font-weight-asian="bold" style:font-weight-complex="bold"/>
    </style:style>
    <style:style style:name="P197" style:family="paragraph" style:parent-style-name="Standard">
      <style:text-properties fo:font-weight="bold" officeooo:rsid="0050e959" officeooo:paragraph-rsid="001ea3fa" style:font-weight-asian="bold" style:font-weight-complex="bold"/>
    </style:style>
    <style:style style:name="P198" style:family="paragraph" style:parent-style-name="Standard">
      <style:text-properties officeooo:rsid="0023ae2d" officeooo:paragraph-rsid="001ea3fa"/>
    </style:style>
    <style:style style:name="P199" style:family="paragraph" style:parent-style-name="Standard" style:list-style-name="L73">
      <style:text-properties fo:font-size="10pt" fo:font-weight="normal" officeooo:rsid="0026045b" officeooo:paragraph-rsid="001ea3fa" style:font-size-asian="10pt" style:font-weight-asian="normal" style:font-size-complex="10pt" style:font-weight-complex="normal"/>
    </style:style>
    <style:style style:name="P200" style:family="paragraph" style:parent-style-name="Standard" style:list-style-name="L42">
      <style:paragraph-properties fo:text-align="start" style:justify-single-word="false"/>
      <style:text-properties fo:font-size="10pt" officeooo:paragraph-rsid="00268e51" style:font-size-asian="10pt" style:font-size-complex="10pt"/>
    </style:style>
    <style:style style:name="P201" style:family="paragraph" style:parent-style-name="Standard" style:list-style-name="L74">
      <style:text-properties fo:font-size="9pt" officeooo:paragraph-rsid="001ea3fa" style:font-size-asian="9pt" style:font-size-complex="9pt"/>
    </style:style>
    <style:style style:name="P202" style:family="paragraph" style:parent-style-name="Standard" style:list-style-name="L1">
      <style:text-properties fo:font-size="9pt" officeooo:paragraph-rsid="00232625" style:font-size-asian="9pt" style:font-size-complex="9pt"/>
    </style:style>
    <style:style style:name="P203" style:family="paragraph" style:parent-style-name="Standard">
      <style:text-properties fo:font-size="9pt" officeooo:rsid="00232625" officeooo:paragraph-rsid="00232625" style:font-size-asian="9pt" style:font-size-complex="9pt"/>
    </style:style>
    <style:style style:name="P204" style:family="paragraph" style:parent-style-name="Standard" style:list-style-name="L82">
      <style:text-properties fo:font-size="9pt" officeooo:paragraph-rsid="002504c6" style:font-size-asian="9pt" style:font-size-complex="9pt"/>
    </style:style>
    <style:style style:name="P205" style:family="paragraph" style:parent-style-name="Standard">
      <style:paragraph-properties style:line-height-at-least="0.1465in" fo:text-align="start" style:justify-single-word="false"/>
      <style:text-properties officeooo:paragraph-rsid="001ea3fa"/>
    </style:style>
    <style:style style:name="P206" style:family="paragraph" style:parent-style-name="Standard">
      <style:text-properties officeooo:paragraph-rsid="001ea3fa"/>
    </style:style>
    <style:style style:name="P207" style:family="paragraph" style:parent-style-name="Standard">
      <style:text-properties officeooo:paragraph-rsid="00232625"/>
    </style:style>
    <style:style style:name="P208" style:family="paragraph" style:parent-style-name="Standard">
      <style:paragraph-properties fo:break-before="page"/>
    </style:style>
    <style:style style:name="P209" style:family="paragraph" style:parent-style-name="Standard">
      <style:paragraph-properties fo:break-before="page"/>
      <style:text-properties officeooo:rsid="000db789" officeooo:paragraph-rsid="001ea3fa"/>
    </style:style>
    <style:style style:name="P210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212" style:family="paragraph" style:parent-style-name="Standard">
      <style:paragraph-properties fo:margin-left="0in" fo:margin-right="0in" fo:margin-top="0in" fo:margin-bottom="0in" style:contextual-spacing="false" style:line-height-at-least="0.1465in" fo:text-indent="0in" style:auto-text-indent="false" fo:break-before="page" fo:padding="0in" fo:border="none"/>
      <style:text-properties fo:font-variant="normal" fo:text-transform="none" fo:color="#000000" style:text-position="0% 100%" style:font-name="Times New Roman" fo:font-size="14pt" fo:letter-spacing="normal" fo:font-style="italic" fo:font-weight="normal" officeooo:rsid="00f3bcb8" officeooo:paragraph-rsid="00277ea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213" style:family="paragraph" style:parent-style-name="Standard">
      <style:paragraph-properties fo:margin-left="0.4925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4" style:family="paragraph" style:parent-style-name="Standard" style:list-style-name="L1">
      <style:paragraph-properties fo:margin-left="0in" fo:margin-right="0in" fo:text-indent="-0.25in" style:auto-text-indent="false"/>
      <style:text-properties fo:font-size="9pt" officeooo:rsid="00232625" officeooo:paragraph-rsid="00232625" style:font-size-asian="9pt" style:font-size-complex="9pt"/>
    </style:style>
    <style:style style:name="P21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ca995" officeooo:paragraph-rsid="001ea3fa" style:font-size-asian="12pt" style:font-weight-asian="bold" style:font-name-complex="Verdana" style:font-size-complex="12pt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ea3fa" style:font-size-asian="10pt" style:font-weight-asian="bold" style:font-name-complex="Verdana" style:font-size-complex="10pt" style:font-weight-complex="bold"/>
    </style:style>
    <style:style style:name="P217" style:family="paragraph" style:parent-style-name="Table_20_Contents">
      <style:paragraph-properties style:line-height-at-least="0.1465in" fo:text-align="start" style:justify-single-word="false"/>
      <style:text-properties style:font-name="Times New Roman" fo:font-size="10pt" fo:font-style="normal" fo:font-weight="bold" officeooo:rsid="00ba021d" officeooo:paragraph-rsid="002cfe35" style:font-size-asian="10pt" style:font-style-asian="normal" style:font-weight-asian="bold" style:font-name-complex="Verdana" style:font-size-complex="10pt" style:font-style-complex="normal" style:font-weight-complex="bold"/>
    </style:style>
    <style:style style:name="P218" style:family="paragraph" style:parent-style-name="Table_20_Contents" style:list-style-name="L75">
      <style:paragraph-properties fo:text-align="start" style:justify-single-word="false"/>
      <style:text-properties style:font-name="Times New Roman" fo:font-size="10pt" officeooo:rsid="00b7afda" officeooo:paragraph-rsid="001ea3fa" style:font-size-asian="10pt" style:font-name-complex="Verdana" style:font-size-complex="10pt"/>
    </style:style>
    <style:style style:name="P219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1ea3fa" style:font-size-asian="10pt" style:font-name-complex="Verdana" style:font-size-complex="10pt"/>
    </style:style>
    <style:style style:name="P220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ea3fa" style:font-size-asian="10pt" style:font-weight-asian="normal" style:font-name-complex="Verdana" style:font-size-complex="10pt" style:font-weight-complex="normal"/>
    </style:style>
    <style:style style:name="P221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ba021d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2" style:family="paragraph" style:parent-style-name="Table_20_Contents" style:list-style-name="L7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7afda" officeooo:paragraph-rsid="001ea3f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3" style:family="paragraph" style:parent-style-name="Table_20_Contents" style:list-style-name="L75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7afda" officeooo:paragraph-rsid="001ea3fa" style:font-size-asian="10pt" style:font-style-asian="italic" style:font-weight-asian="bold" style:font-name-complex="Verdana" style:font-size-complex="10pt" style:font-style-complex="italic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a021d" officeooo:paragraph-rsid="001ea3f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25" style:family="paragraph" style:parent-style-name="Table_20_Contents" style:list-style-name="L74">
      <style:paragraph-properties fo:text-align="start" style:justify-single-word="false"/>
      <style:text-properties fo:font-variant="normal" fo:text-transform="none" fo:color="#000000" style:text-position="0% 100%" style:font-name="Times New Roman" fo:font-size="9pt" fo:letter-spacing="normal" fo:font-style="normal" fo:font-weight="normal" officeooo:rsid="00217b5f" officeooo:paragraph-rsid="001ea3fa" style:font-size-asian="9pt" style:font-style-asian="italic" style:font-weight-asian="bold" style:font-name-complex="Verdana" style:font-size-complex="9pt" style:font-style-complex="italic" style:font-weight-complex="bold"/>
    </style:style>
    <style:style style:name="P226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officeooo:paragraph-rsid="001ea3fa" style:font-size-asian="12pt" style:font-style-asian="normal" style:font-weight-asian="bold" style:font-name-complex="Verdana" style:font-size-complex="12pt" style:font-style-complex="normal" style:font-weight-complex="bold"/>
    </style:style>
    <style:style style:name="P227" style:family="paragraph" style:parent-style-name="Table_20_Contents" style:list-style-name="L54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ea3fa" style:font-size-asian="12pt" style:font-style-asian="normal" style:font-weight-asian="bold" style:font-name-complex="Verdana" style:font-size-complex="12pt" style:font-style-complex="normal" style:font-weight-complex="bold"/>
    </style:style>
    <style:style style:name="P228" style:family="paragraph" style:parent-style-name="Table_20_Contents" style:list-style-name="L62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ea3fa" style:font-size-asian="12pt" style:font-style-asian="normal" style:font-weight-asian="bold" style:font-name-complex="Verdana" style:font-size-complex="12pt" style:font-style-complex="normal" style:font-weight-complex="bold"/>
    </style:style>
    <style:style style:name="P229" style:family="paragraph" style:parent-style-name="Table_20_Contents" style:list-style-name="L71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ea3fa" style:font-size-asian="12pt" style:font-style-asian="normal" style:font-weight-asian="bold" style:font-name-complex="Verdana" style:font-size-complex="12pt" style:font-style-complex="normal" style:font-weight-complex="bold"/>
    </style:style>
    <style:style style:name="P230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ca995" officeooo:paragraph-rsid="001ea3fa" style:font-size-asian="12pt" style:font-style-asian="normal" style:font-weight-asian="bold" style:font-name-complex="Verdana" style:font-size-complex="12pt" style:font-style-complex="normal" style:font-weight-complex="bold"/>
    </style:style>
    <style:style style:name="P231" style:family="paragraph" style:parent-style-name="Table_20_Contents">
      <style:paragraph-properties fo:text-align="start" style:justify-single-word="false"/>
      <style:text-properties officeooo:rsid="001ca995" officeooo:paragraph-rsid="001ea3fa"/>
    </style:style>
    <style:style style:name="P232" style:family="paragraph" style:parent-style-name="Table_20_Contents">
      <style:paragraph-properties fo:text-align="start" style:justify-single-word="false"/>
      <style:text-properties officeooo:paragraph-rsid="001ea3fa"/>
    </style:style>
    <style:style style:name="P233" style:family="paragraph" style:parent-style-name="Table_20_Contents">
      <style:paragraph-properties fo:text-align="start" style:justify-single-word="false"/>
      <style:text-properties style:font-name="Verdana" fo:font-size="12pt" fo:font-weight="normal" officeooo:rsid="004e9c21" officeooo:paragraph-rsid="001ea3fa" style:font-size-asian="10.5pt" style:font-weight-asian="normal" style:font-name-complex="Verdana" style:font-size-complex="12pt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style:font-name="Verdana" fo:font-size="20pt" fo:font-weight="normal" officeooo:paragraph-rsid="001ea3fa" style:font-size-asian="20pt" style:font-weight-asian="normal" style:font-name-complex="Verdana" style:font-size-complex="20pt" style:font-weight-complex="normal"/>
    </style:style>
    <style:style style:name="P235" style:family="paragraph" style:parent-style-name="Table_20_Contents">
      <style:text-properties officeooo:rsid="001ea3fa" officeooo:paragraph-rsid="001ea3fa"/>
    </style:style>
    <style:style style:name="P236" style:family="paragraph" style:parent-style-name="Table_20_Contents">
      <style:text-properties officeooo:rsid="001ea3fa" officeooo:paragraph-rsid="00232625"/>
    </style:style>
    <style:style style:name="P237" style:family="paragraph" style:parent-style-name="Table_20_Contents">
      <style:text-properties officeooo:rsid="001ea3fa" officeooo:paragraph-rsid="00277eaa"/>
    </style:style>
    <style:style style:name="P238" style:family="paragraph" style:parent-style-name="Table_20_Contents">
      <style:text-properties officeooo:rsid="00232625" officeooo:paragraph-rsid="00232625"/>
    </style:style>
    <style:style style:name="P239" style:family="paragraph" style:parent-style-name="Table_20_Contents">
      <style:text-properties fo:font-weight="bold" officeooo:rsid="00268e51" officeooo:paragraph-rsid="00268e51" style:font-weight-asian="bold" style:font-weight-complex="bold"/>
    </style:style>
    <style:style style:name="P240" style:family="paragraph" style:parent-style-name="Table_20_Contents">
      <style:text-properties fo:font-weight="bold" officeooo:rsid="00268e51" officeooo:paragraph-rsid="00277eaa" style:font-weight-asian="bold" style:font-weight-complex="bold"/>
    </style:style>
    <style:style style:name="P241" style:family="paragraph" style:parent-style-name="Table_20_Contents" style:list-style-name="L63">
      <style:paragraph-properties fo:margin-top="0in" fo:margin-bottom="0in" style:contextual-spacing="false"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ea3fa" style:font-size-asian="10pt" style:font-style-asian="normal" style:font-weight-asian="bold" style:font-name-complex="Verdana" style:font-size-complex="10pt" style:font-style-complex="normal" style:font-weight-complex="bold"/>
    </style:style>
    <style:style style:name="P242" style:family="paragraph" style:parent-style-name="List_20_Contents">
      <style:paragraph-properties fo:margin-left="0in" fo:margin-right="0in" style:line-height-at-least="0.198in" fo:text-indent="0in" style:auto-text-indent="false"/>
      <style:text-properties fo:font-variant="normal" fo:text-transform="none" fo:color="#000000" style:font-name="Verdana" fo:font-size="10pt" fo:letter-spacing="normal" fo:font-style="normal" fo:font-weight="normal" officeooo:rsid="001c26f3" officeooo:paragraph-rsid="001ea3fa" style:font-size-asian="10pt" style:font-name-complex="Verdana" style:font-size-complex="10pt"/>
    </style:style>
    <style:style style:name="P243" style:family="paragraph" style:parent-style-name="List_20_Contents" style:list-style-name="L76">
      <style:paragraph-properties fo:margin-left="0.7874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officeooo:rsid="001c26f3" officeooo:paragraph-rsid="001ea3fa" style:font-size-asian="10pt" style:font-name-complex="Verdana" style:font-size-complex="10pt"/>
    </style:style>
    <style:style style:name="P244" style:family="paragraph" style:parent-style-name="List_20_Contents" style:list-style-name="L77">
      <style:paragraph-properties fo:margin-left="0.7874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officeooo:rsid="001c26f3" officeooo:paragraph-rsid="001ea3fa" style:font-size-asian="10pt" style:font-name-complex="Verdana" style:font-size-complex="10pt"/>
    </style:style>
    <style:style style:name="P245" style:family="paragraph" style:parent-style-name="List_20_Contents" style:list-style-name="L78">
      <style:paragraph-properties fo:margin-left="0.7874in" fo:margin-right="0in" fo:margin-top="0in" fo:margin-bottom="0in" style:contextual-spacing="false" style:line-height-at-least="0.198in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officeooo:rsid="001c26f3" officeooo:paragraph-rsid="001ea3fa" style:font-size-asian="10pt" style:font-name-complex="Verdana" style:font-size-complex="10pt"/>
    </style:style>
    <style:style style:name="P246" style:family="paragraph" style:parent-style-name="List_20_Contents" style:list-style-name="L79">
      <style:paragraph-properties fo:margin-left="0.7874in" fo:margin-right="0in" fo:margin-top="0in" fo:margin-bottom="0.1965in" style:contextual-spacing="false" style:line-height-at-least="0.198in" fo:text-indent="0in" style:auto-text-indent="false" fo:padding="0in" fo:border="none"/>
      <style:text-properties officeooo:paragraph-rsid="001ea3fa"/>
    </style:style>
    <style:style style:name="P247" style:family="paragraph" style:parent-style-name="List_20_Contents" style:list-style-name="L79">
      <style:paragraph-properties fo:margin-left="0.7874in" fo:margin-right="0in" fo:margin-top="0in" fo:margin-bottom="0.1965in" style:contextual-spacing="false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10pt" fo:letter-spacing="normal" fo:font-style="normal" fo:font-weight="normal" officeooo:rsid="001c26f3" officeooo:paragraph-rsid="001ea3fa" style:font-size-asian="10pt" style:font-weight-asian="bold" style:font-name-complex="Verdana" style:font-size-complex="10pt" style:font-weight-complex="bold"/>
    </style:style>
    <style:style style:name="P248" style:family="paragraph" style:parent-style-name="Normal_20__28_Web_29_">
      <style:paragraph-properties fo:margin-left="0in" fo:margin-right="0in" fo:margin-top="0in" fo:margin-bottom="0in" style:contextual-spacing="false" style:line-height-at-least="0.1465in" fo:text-indent="0in" style:auto-text-indent="false" fo:padding="0in" fo:border="none"/>
      <style:text-properties fo:font-variant="normal" fo:text-transform="none" fo:color="#000000" style:text-position="0% 100%" style:font-name="Times New Roman" fo:font-size="14pt" fo:letter-spacing="normal" fo:font-style="italic" fo:font-weight="normal" officeooo:rsid="00f3bcb8" officeooo:paragraph-rsid="001ea3f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249" style:family="paragraph" style:parent-style-name="Normal_20__28_Web_29_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 fo:padding="0in" fo:border="none"/>
      <style:text-properties fo:font-variant="normal" fo:text-transform="none" fo:color="#000000" style:text-position="0% 100%" style:font-name="Times New Roman" fo:font-size="10pt" fo:letter-spacing="normal" fo:font-style="italic" fo:font-weight="bold" officeooo:rsid="01672c73" officeooo:paragraph-rsid="001ea3fa" style:font-size-asian="10pt" style:font-style-asian="normal" style:font-weight-asian="bold" style:font-name-complex="Verdana" style:font-size-complex="10pt" style:font-style-complex="normal" style:font-weight-complex="bold"/>
    </style:style>
    <style:style style:name="T1" style:family="text">
      <style:text-properties style:text-position="0% 100%" style:font-name="Times New Roman" fo:font-size="10pt" fo:font-style="normal" officeooo:rsid="00428da7" style:font-size-asian="10pt" style:font-size-complex="10pt"/>
    </style:style>
    <style:style style:name="T2" style:family="text">
      <style:text-properties style:text-position="0% 100%" style:font-name="Times New Roman" fo:font-style="normal" officeooo:rsid="00428da7"/>
    </style:style>
    <style:style style:name="T3" style:family="text">
      <style:text-properties style:text-position="0% 100%" style:font-name="Times New Roman" fo:font-size="9pt" fo:font-style="normal" officeooo:rsid="00428da7" style:font-size-asian="9pt" style:font-size-complex="9pt"/>
    </style:style>
    <style:style style:name="T4" style:family="text">
      <style:text-properties style:text-position="0% 100%" fo:font-style="italic" officeooo:rsid="00b98a68" style:font-style-asian="italic" style:font-style-complex="italic"/>
    </style:style>
    <style:style style:name="T5" style:family="text">
      <style:text-properties style:text-position="0% 100%" fo:font-style="italic" officeooo:rsid="00ba021d" style:font-style-asian="italic" style:font-style-complex="italic"/>
    </style:style>
    <style:style style:name="T6" style:family="text">
      <style:text-properties style:text-position="0% 100%" fo:font-style="italic" officeooo:rsid="0055fdf8" style:font-style-asian="italic" style:font-style-complex="italic"/>
    </style:style>
    <style:style style:name="T7" style:family="text">
      <style:text-properties style:text-position="0% 100%" fo:font-style="italic" officeooo:rsid="005b695c" style:font-style-asian="italic" style:font-style-complex="italic"/>
    </style:style>
    <style:style style:name="T8" style:family="text">
      <style:text-properties style:text-position="0% 100%" style:text-underline-style="none" officeooo:rsid="010caa78" style:font-style-asian="normal" style:font-weight-asian="normal" style:font-name-complex="Verdana" style:font-style-complex="normal" style:font-weight-complex="normal"/>
    </style:style>
    <style:style style:name="T9" style:family="text">
      <style:text-properties style:text-position="0% 100%" style:text-underline-style="none" officeooo:rsid="002ea71a" style:font-style-asian="normal" style:font-weight-asian="normal" style:font-name-complex="Verdana" style:font-style-complex="normal" style:font-weight-complex="normal"/>
    </style:style>
    <style:style style:name="T10" style:family="text">
      <style:text-properties style:text-position="0% 100%" style:text-underline-style="none" officeooo:rsid="010d332d" style:font-style-asian="normal" style:font-weight-asian="normal" style:font-name-complex="Verdana" style:font-style-complex="normal" style:font-weight-complex="normal"/>
    </style:style>
    <style:style style:name="T11" style:family="text">
      <style:text-properties style:text-position="0% 100%" style:text-underline-style="none" style:font-style-asian="normal" style:font-weight-asian="normal" style:font-style-complex="normal" style:font-weight-complex="normal"/>
    </style:style>
    <style:style style:name="T12" style:family="text">
      <style:text-properties style:text-position="0% 100%" style:text-underline-style="none" officeooo:rsid="0029bbe8" style:font-style-asian="normal" style:font-weight-asian="normal" style:font-style-complex="normal" style:font-weight-complex="normal"/>
    </style:style>
    <style:style style:name="T13" style:family="text">
      <style:text-properties style:text-position="0% 100%" style:text-underline-style="solid" style:text-underline-width="auto" style:text-underline-color="font-color" officeooo:rsid="00462da3" style:font-style-asian="normal" style:font-weight-asian="normal" style:font-name-complex="Verdana" style:font-style-complex="normal" style:font-weight-complex="normal"/>
    </style:style>
    <style:style style:name="T14" style:family="text">
      <style:text-properties style:text-position="0% 100%" style:font-weight-asian="normal" style:font-weight-complex="normal"/>
    </style:style>
    <style:style style:name="T15" style:family="text">
      <style:text-properties style:text-position="0% 100%" officeooo:rsid="00f3c5f5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01343" style:font-weight-asian="bold" style:font-weight-complex="bold"/>
    </style:style>
    <style:style style:name="T18" style:family="text">
      <style:text-properties fo:font-weight="bold" officeooo:rsid="001371bc" style:font-weight-asian="bold" style:font-weight-complex="bold"/>
    </style:style>
    <style:style style:name="T19" style:family="text">
      <style:text-properties fo:font-weight="bold" officeooo:rsid="000db789" style:font-weight-asian="bold" style:font-weight-complex="bold"/>
    </style:style>
    <style:style style:name="T20" style:family="text">
      <style:text-properties fo:font-weight="bold" officeooo:rsid="0050e959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ce639" style:font-size-asian="10pt" style:font-size-complex="10pt"/>
    </style:style>
    <style:style style:name="T23" style:family="text">
      <style:text-properties fo:font-size="10pt" officeooo:rsid="004f9c87" style:font-size-asian="10pt" style:font-size-complex="10pt"/>
    </style:style>
    <style:style style:name="T24" style:family="text">
      <style:text-properties fo:font-size="10pt" officeooo:rsid="00557abf" style:font-size-asian="10pt" style:font-size-complex="10pt"/>
    </style:style>
    <style:style style:name="T25" style:family="text">
      <style:text-properties fo:font-size="10pt" officeooo:rsid="0055fdf8" style:font-size-asian="10pt" style:font-size-complex="10pt"/>
    </style:style>
    <style:style style:name="T26" style:family="text">
      <style:text-properties fo:font-size="10pt" officeooo:rsid="0056ced8" style:font-size-asian="10pt" style:font-size-complex="10pt"/>
    </style:style>
    <style:style style:name="T27" style:family="text">
      <style:text-properties fo:font-size="10pt" officeooo:rsid="00586bac" style:font-size-asian="10pt" style:font-size-complex="10pt"/>
    </style:style>
    <style:style style:name="T28" style:family="text">
      <style:text-properties fo:font-size="10pt" officeooo:rsid="00adb8ab" style:font-size-asian="10pt" style:font-size-complex="10pt"/>
    </style:style>
    <style:style style:name="T29" style:family="text">
      <style:text-properties fo:font-size="10pt" officeooo:rsid="00d8e61c" style:font-size-asian="10pt" style:font-size-complex="10pt"/>
    </style:style>
    <style:style style:name="T30" style:family="text">
      <style:text-properties fo:font-size="10pt" officeooo:rsid="001b7269" style:font-size-asian="10pt" style:font-size-complex="10pt"/>
    </style:style>
    <style:style style:name="T31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2" style:family="text">
      <style:text-properties fo:font-size="10pt" fo:font-style="italic" style:text-underline-style="solid" style:text-underline-width="auto" style:text-underline-color="font-color" officeooo:rsid="001ce639" style:font-size-asian="10pt" style:font-style-asian="italic" style:font-size-complex="10pt" style:font-style-complex="italic"/>
    </style:style>
    <style:style style:name="T33" style:family="text">
      <style:text-properties fo:font-size="10pt" fo:font-style="italic" style:text-underline-style="solid" style:text-underline-width="auto" style:text-underline-color="font-color" officeooo:rsid="000db789" style:font-size-asian="10pt" style:font-style-asian="italic" style:font-size-complex="10pt" style:font-style-complex="italic"/>
    </style:style>
    <style:style style:name="T34" style:family="text">
      <style:text-properties fo:font-size="10pt" fo:font-style="italic" style:text-underline-style="solid" style:text-underline-width="auto" style:text-underline-color="font-color" officeooo:rsid="0056ced8" style:font-size-asian="10pt" style:font-style-asian="italic" style:font-size-complex="10pt" style:font-style-complex="italic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7" style:family="text">
      <style:text-properties fo:font-size="10pt" style:text-underline-style="solid" style:text-underline-width="auto" style:text-underline-color="font-color" officeooo:rsid="000db789" style:font-size-asian="10pt" style:font-size-complex="10pt"/>
    </style:style>
    <style:style style:name="T38" style:family="text">
      <style:text-properties fo:font-size="10pt" style:text-underline-style="solid" style:text-underline-width="auto" style:text-underline-color="font-color" officeooo:rsid="00adb8ab" style:font-size-asian="10pt" style:font-size-complex="10pt"/>
    </style:style>
    <style:style style:name="T39" style:family="text">
      <style:text-properties fo:font-size="10pt" style:text-underline-style="solid" style:text-underline-width="auto" style:text-underline-color="font-color" officeooo:rsid="001a885d" style:font-size-asian="10pt" style:font-size-complex="10pt"/>
    </style:style>
    <style:style style:name="T40" style:family="text">
      <style:text-properties fo:font-size="10pt" style:text-underline-style="solid" style:text-underline-width="auto" style:text-underline-color="font-color" officeooo:rsid="0014cc74" style:font-size-asian="10pt" style:font-size-complex="10pt"/>
    </style:style>
    <style:style style:name="T41" style:family="text">
      <style:text-properties fo:font-size="10pt" style:text-underline-style="solid" style:text-underline-width="auto" style:text-underline-color="font-color" officeooo:rsid="001b7269" style:font-size-asian="10pt" style:font-size-complex="10pt"/>
    </style:style>
    <style:style style:name="T42" style:family="text">
      <style:text-properties fo:font-size="10pt" style:text-underline-style="solid" style:text-underline-width="auto" style:text-underline-color="font-color" officeooo:rsid="00ba021d" style:font-size-asian="10pt" style:font-size-complex="10pt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weight="normal" officeooo:rsid="0042e1eb" style:font-size-asian="10pt" style:font-weight-asian="normal" style:font-size-complex="10pt" style:font-weight-complex="normal"/>
    </style:style>
    <style:style style:name="T45" style:family="text">
      <style:text-properties fo:font-size="10pt" fo:font-style="normal" officeooo:rsid="00d8e61c" style:font-size-asian="10pt" style:font-size-complex="10pt"/>
    </style:style>
    <style:style style:name="T46" style:family="text">
      <style:text-properties fo:font-size="10pt" fo:font-style="normal" officeooo:rsid="00af15be" style:font-size-asian="10pt" style:font-size-complex="10pt"/>
    </style:style>
    <style:style style:name="T47" style:family="text">
      <style:text-properties fo:font-size="10pt" fo:font-style="normal" officeooo:rsid="00da9e87" style:font-size-asian="10pt" style:font-size-complex="10pt"/>
    </style:style>
    <style:style style:name="T48" style:family="text">
      <style:text-properties fo:font-size="10pt" fo:font-style="normal" style:font-size-asian="10pt" style:font-style-asian="italic" style:font-size-complex="10pt" style:font-style-complex="italic"/>
    </style:style>
    <style:style style:name="T49" style:family="text">
      <style:text-properties fo:font-size="10pt" fo:font-style="normal" style:text-underline-style="none" officeooo:rsid="009cf4e6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1b5019" style:font-style-asian="italic" style:font-style-complex="italic"/>
    </style:style>
    <style:style style:name="T52" style:family="text">
      <style:text-properties fo:font-style="italic" officeooo:rsid="000db789" style:font-style-asian="italic" style:font-style-complex="italic"/>
    </style:style>
    <style:style style:name="T53" style:family="text">
      <style:text-properties fo:font-style="italic" officeooo:rsid="001c26f3" style:font-style-asian="italic" style:font-style-complex="italic"/>
    </style:style>
    <style:style style:name="T54" style:family="text">
      <style:text-properties fo:font-style="italic" officeooo:rsid="001371bc" style:font-style-asian="italic" style:font-style-complex="italic"/>
    </style:style>
    <style:style style:name="T55" style:family="text">
      <style:text-properties fo:font-style="italic" officeooo:rsid="00b8d92f" style:font-style-asian="italic" style:font-style-complex="italic"/>
    </style:style>
    <style:style style:name="T56" style:family="text">
      <style:text-properties fo:font-style="italic" officeooo:rsid="004415c2" style:font-style-asian="italic" style:font-style-complex="italic"/>
    </style:style>
    <style:style style:name="T57" style:family="text">
      <style:text-properties fo:font-style="italic" officeooo:rsid="00bbf372" style:font-style-asian="italic" style:font-style-complex="italic"/>
    </style:style>
    <style:style style:name="T58" style:family="text">
      <style:text-properties fo:font-style="italic" officeooo:rsid="00557abf" style:font-style-asian="italic" style:font-style-complex="italic"/>
    </style:style>
    <style:style style:name="T59" style:family="text">
      <style:text-properties fo:font-style="italic" officeooo:rsid="004f9c87" style:font-style-asian="italic" style:font-style-complex="italic"/>
    </style:style>
    <style:style style:name="T60" style:family="text">
      <style:text-properties fo:font-style="italic" officeooo:rsid="00586bac" style:font-style-asian="italic" style:font-style-complex="italic"/>
    </style:style>
    <style:style style:name="T61" style:family="text">
      <style:text-properties fo:font-style="italic" officeooo:rsid="00e72bbc" style:font-style-asian="italic" style:font-style-complex="italic"/>
    </style:style>
    <style:style style:name="T62" style:family="text">
      <style:text-properties fo:font-style="italic" officeooo:rsid="00adb8ab" style:font-style-asian="italic" style:font-style-complex="italic"/>
    </style:style>
    <style:style style:name="T63" style:family="text">
      <style:text-properties fo:font-style="italic" officeooo:rsid="0042e1eb" style:font-style-asian="italic" style:font-style-complex="italic"/>
    </style:style>
    <style:style style:name="T64" style:family="text">
      <style:text-properties fo:font-style="italic" fo:font-weight="bold" officeooo:rsid="000db789" style:font-style-asian="italic" style:font-weight-asian="bold" style:font-style-complex="italic" style:font-weight-complex="bold"/>
    </style:style>
    <style:style style:name="T6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6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officeooo:rsid="00ba021d" style:font-style-asian="italic" style:font-style-complex="italic"/>
    </style:style>
    <style:style style:name="T68" style:family="text">
      <style:text-properties fo:font-style="italic" style:text-underline-style="solid" style:text-underline-width="auto" style:text-underline-color="font-color" officeooo:rsid="00bbf372" style:font-style-asian="italic" style:font-style-complex="italic"/>
    </style:style>
    <style:style style:name="T69" style:family="text">
      <style:text-properties fo:font-style="italic" style:text-underline-style="solid" style:text-underline-width="auto" style:text-underline-color="font-color" officeooo:rsid="001ce639" style:font-style-asian="italic" style:font-style-complex="italic"/>
    </style:style>
    <style:style style:name="T70" style:family="text">
      <style:text-properties fo:font-style="italic" style:text-underline-style="solid" style:text-underline-width="auto" style:text-underline-color="font-color" officeooo:rsid="00adb8ab" style:font-style-asian="italic" style:font-style-complex="italic"/>
    </style:style>
    <style:style style:name="T71" style:family="text">
      <style:text-properties fo:font-style="italic" style:text-underline-style="solid" style:text-underline-width="auto" style:text-underline-color="font-color" officeooo:rsid="001a885d" style:font-style-asian="italic" style:font-style-complex="italic"/>
    </style:style>
    <style:style style:name="T72" style:family="text">
      <style:text-properties fo:font-style="italic" style:text-underline-style="solid" style:text-underline-width="auto" style:text-underline-color="font-color" officeooo:rsid="000db789" style:font-style-asian="italic" style:font-style-complex="italic"/>
    </style:style>
    <style:style style:name="T73" style:family="text">
      <style:text-properties fo:font-style="italic" style:text-underline-style="solid" style:text-underline-width="auto" style:text-underline-color="font-color" officeooo:rsid="00da9e87" style:font-style-asian="italic" style:font-style-complex="italic"/>
    </style:style>
    <style:style style:name="T74" style:family="text">
      <style:text-properties fo:font-style="italic" style:text-underline-style="solid" style:text-underline-width="auto" style:text-underline-color="font-color" officeooo:rsid="00c18d86" style:font-style-asian="italic" style:font-style-complex="italic"/>
    </style:style>
    <style:style style:name="T75" style:family="text">
      <style:text-properties fo:font-style="italic" style:text-underline-style="solid" style:text-underline-width="auto" style:text-underline-color="font-color" fo:font-weight="normal" officeooo:rsid="001c26f3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style:font-style-asian="italic" style:font-style-complex="italic"/>
    </style:style>
    <style:style style:name="T77" style:family="text">
      <style:text-properties fo:font-style="italic" style:text-underline-style="none" officeooo:rsid="001b5019" style:font-style-asian="italic" style:font-style-complex="italic"/>
    </style:style>
    <style:style style:name="T78" style:family="text">
      <style:text-properties fo:font-style="italic" style:text-underline-style="none" officeooo:rsid="00b967ae" style:font-style-asian="italic" style:font-style-complex="italic"/>
    </style:style>
    <style:style style:name="T79" style:family="text">
      <style:text-properties fo:font-style="italic" style:text-underline-style="none" officeooo:rsid="001c26f3" style:font-style-asian="italic" style:font-style-complex="italic"/>
    </style:style>
    <style:style style:name="T80" style:family="text">
      <style:text-properties fo:font-style="italic" style:text-underline-style="none" officeooo:rsid="00e0cc49" style:font-style-asian="italic" style:font-style-complex="italic"/>
    </style:style>
    <style:style style:name="T81" style:family="text">
      <style:text-properties fo:font-style="italic" style:text-underline-style="none" officeooo:rsid="000db789" style:font-style-asian="italic" style:font-style-complex="italic"/>
    </style:style>
    <style:style style:name="T82" style:family="text">
      <style:text-properties fo:font-style="italic" style:text-underline-style="none" officeooo:rsid="00188a84" style:font-style-asian="italic" style:font-style-complex="italic"/>
    </style:style>
    <style:style style:name="T83" style:family="text">
      <style:text-properties fo:font-style="italic" style:text-underline-style="none" officeooo:rsid="001371bc" style:font-style-asian="italic" style:font-style-complex="italic"/>
    </style:style>
    <style:style style:name="T84" style:family="text">
      <style:text-properties fo:font-style="italic" style:text-underline-style="none" officeooo:rsid="00ba021d" style:font-style-asian="italic" style:font-style-complex="italic"/>
    </style:style>
    <style:style style:name="T85" style:family="text">
      <style:text-properties fo:font-style="italic" style:text-underline-style="none" officeooo:rsid="00bbf372" style:font-style-asian="italic" style:font-style-complex="italic"/>
    </style:style>
    <style:style style:name="T86" style:family="text">
      <style:text-properties fo:font-style="italic" style:text-underline-style="none" officeooo:rsid="00be2e21" style:font-style-asian="italic" style:font-style-complex="italic"/>
    </style:style>
    <style:style style:name="T87" style:family="text">
      <style:text-properties fo:font-style="italic" style:text-underline-style="none" officeooo:rsid="0027cb70" style:font-style-asian="italic" style:font-style-complex="italic"/>
    </style:style>
    <style:style style:name="T88" style:family="text">
      <style:text-properties fo:font-style="italic" style:text-underline-style="none" officeooo:rsid="00e211dd" style:font-style-asian="italic" style:font-style-complex="italic"/>
    </style:style>
    <style:style style:name="T89" style:family="text">
      <style:text-properties fo:font-style="italic" style:text-underline-style="none" officeooo:rsid="00e16a08" style:font-style-asian="italic" style:font-style-complex="italic"/>
    </style:style>
    <style:style style:name="T90" style:family="text">
      <style:text-properties fo:font-style="italic" style:text-underline-style="none" officeooo:rsid="004d37c2" style:font-style-asian="italic" style:font-style-complex="italic"/>
    </style:style>
    <style:style style:name="T91" style:family="text">
      <style:text-properties fo:font-style="italic" style:text-underline-style="none" officeooo:rsid="00557abf" style:font-style-asian="italic" style:font-style-complex="italic"/>
    </style:style>
    <style:style style:name="T92" style:family="text">
      <style:text-properties fo:font-style="italic" style:text-underline-style="none" officeooo:rsid="00586bac" style:font-style-asian="italic" style:font-style-complex="italic"/>
    </style:style>
    <style:style style:name="T93" style:family="text">
      <style:text-properties fo:font-style="italic" style:text-underline-style="none" officeooo:rsid="00b98a68" style:font-style-asian="italic" style:font-style-complex="italic"/>
    </style:style>
    <style:style style:name="T94" style:family="text">
      <style:text-properties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9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967ae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1c26f3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e0cc49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e211dd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e16a08" style:font-style-asian="italic" style:font-weight-asian="normal" style:font-style-complex="italic" style:font-weight-complex="normal"/>
    </style:style>
    <style:style style:name="T101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2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d32d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8d92f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e0cc4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88a84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1371b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09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226f0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0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normal" officeooo:rsid="004769a6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1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none" fo:font-weight="bold" officeooo:rsid="000db789" style:font-size-asian="10pt" style:font-style-asian="italic" style:font-weight-asian="bold" style:font-name-complex="Verdana" style:font-size-complex="10pt" style:font-style-complex="italic" style:font-weight-complex="bold"/>
    </style:style>
    <style:style style:name="T112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3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4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5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4415c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6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0db789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7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da9e87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8" style:family="text">
      <style:text-properties fo:font-variant="normal" fo:text-transform="none" fo:color="#000000" style:text-position="0% 100%" style:font-name="Times New Roman" fo:font-size="10pt" fo:letter-spacing="normal" fo:font-style="italic" style:text-underline-style="solid" style:text-underline-width="auto" style:text-underline-color="font-color" fo:font-weight="normal" officeooo:rsid="00c18d86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19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0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4415c2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1" style:family="text">
      <style:text-properties fo:font-variant="normal" fo:text-transform="none" fo:color="#000000" style:text-position="0% 100%" style:font-name="Times New Roman" fo:font-size="10pt" fo:letter-spacing="normal" fo:font-style="italic" fo:font-weight="normal" officeooo:rsid="00d8e61c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2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adb8ab" style:font-size-asian="10pt" style:font-weight-asian="normal" style:font-name-complex="Verdana" style:font-size-complex="10pt" style:font-weight-complex="normal"/>
    </style:style>
    <style:style style:name="T12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967ae" style:font-size-asian="10pt" style:font-weight-asian="normal" style:font-name-complex="Verdana" style:font-size-complex="10pt" style:font-weight-complex="normal"/>
    </style:style>
    <style:style style:name="T12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a885d" style:font-size-asian="10pt" style:font-weight-asian="normal" style:font-name-complex="Verdana" style:font-size-complex="10pt" style:font-weight-complex="normal"/>
    </style:style>
    <style:style style:name="T12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weight-asian="normal" style:font-name-complex="Verdana" style:font-size-complex="10pt" style:font-weight-complex="normal"/>
    </style:style>
    <style:style style:name="T12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0db78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2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3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3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solid" style:text-underline-width="auto" style:text-underline-color="font-color" fo:font-weight="normal" officeooo:rsid="0037587f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3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db8ab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13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style:font-size-asian="10pt" style:font-style-asian="italic" style:font-weight-asian="bold" style:font-name-complex="Verdana" style:font-size-complex="10pt" style:font-style-complex="italic" style:font-weight-complex="bold"/>
    </style:style>
    <style:style style:name="T13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13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0cc49" style:font-size-asian="10pt" style:font-weight-asian="normal" style:font-name-complex="Verdana" style:font-size-complex="10pt" style:font-weight-complex="normal"/>
    </style:style>
    <style:style style:name="T13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style:font-size-asian="10pt" style:font-weight-asian="normal" style:font-name-complex="Verdana" style:font-size-complex="10pt" style:font-weight-complex="normal"/>
    </style:style>
    <style:style style:name="T13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769a6" style:font-size-asian="10pt" style:font-weight-asian="normal" style:font-name-complex="Verdana" style:font-size-complex="10pt" style:font-weight-complex="normal"/>
    </style:style>
    <style:style style:name="T13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fdf8" style:font-size-asian="10pt" style:font-weight-asian="normal" style:font-name-complex="Verdana" style:font-size-complex="10pt" style:font-weight-complex="normal"/>
    </style:style>
    <style:style style:name="T13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98a68" style:font-size-asian="10pt" style:font-weight-asian="normal" style:font-name-complex="Verdana" style:font-size-complex="10pt" style:font-weight-complex="normal"/>
    </style:style>
    <style:style style:name="T14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57abf" style:font-size-asian="10pt" style:font-weight-asian="normal" style:font-name-complex="Verdana" style:font-size-complex="10pt" style:font-weight-complex="normal"/>
    </style:style>
    <style:style style:name="T14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style:font-size-asian="10pt" style:font-weight-asian="normal" style:font-name-complex="Verdana" style:font-size-complex="10pt" style:font-weight-complex="normal"/>
    </style:style>
    <style:style style:name="T14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a021d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4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bbf37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4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586bac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4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d37c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4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428da7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4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7cb70" style:font-size-asian="10pt" style:font-style-asian="normal" style:font-weight-asian="bold" style:font-name-complex="Verdana" style:font-size-complex="10pt" style:font-style-complex="normal" style:font-weight-complex="bold"/>
    </style:style>
    <style:style style:name="T14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db789" style:font-size-asian="10pt" style:font-style-asian="normal" style:font-weight-asian="bold" style:font-name-complex="Verdana" style:font-size-complex="10pt" style:font-style-complex="normal" style:font-weight-complex="bold"/>
    </style:style>
    <style:style style:name="T14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166a" style:font-size-asian="10pt" style:font-style-asian="normal" style:font-weight-asian="bold" style:font-name-complex="Verdana" style:font-size-complex="10pt" style:font-style-complex="normal" style:font-weight-complex="bold"/>
    </style:style>
    <style:style style:name="T15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0e54eb" style:font-size-asian="10pt" style:font-style-asian="normal" style:font-weight-asian="bold" style:font-name-complex="Verdana" style:font-size-complex="10pt" style:font-style-complex="normal" style:font-weight-complex="bold"/>
    </style:style>
    <style:style style:name="T15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e3e9a" style:font-size-asian="10pt" style:font-style-asian="normal" style:font-weight-asian="bold" style:font-name-complex="Verdana" style:font-size-complex="10pt" style:font-style-complex="normal" style:font-weight-complex="bold"/>
    </style:style>
    <style:style style:name="T152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17653" style:font-size-asian="10pt" style:font-style-asian="normal" style:font-weight-asian="bold" style:font-name-complex="Verdana" style:font-size-complex="10pt" style:font-style-complex="normal" style:font-weight-complex="bold"/>
    </style:style>
    <style:style style:name="T153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caccb" style:font-size-asian="10pt" style:font-style-asian="normal" style:font-weight-asian="bold" style:font-name-complex="Verdana" style:font-size-complex="10pt" style:font-style-complex="normal" style:font-weight-complex="bold"/>
    </style:style>
    <style:style style:name="T154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55e2f" style:font-size-asian="10pt" style:font-style-asian="normal" style:font-weight-asian="bold" style:font-name-complex="Verdana" style:font-size-complex="10pt" style:font-style-complex="normal" style:font-weight-complex="bold"/>
    </style:style>
    <style:style style:name="T155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a2280" style:font-size-asian="10pt" style:font-style-asian="normal" style:font-weight-asian="bold" style:font-name-complex="Verdana" style:font-size-complex="10pt" style:font-style-complex="normal" style:font-weight-complex="bold"/>
    </style:style>
    <style:style style:name="T156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2094ab" style:font-size-asian="10pt" style:font-style-asian="normal" style:font-weight-asian="bold" style:font-name-complex="Verdana" style:font-size-complex="10pt" style:font-style-complex="normal" style:font-weight-complex="bold"/>
    </style:style>
    <style:style style:name="T157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1fa5f5" style:font-size-asian="10pt" style:font-style-asian="normal" style:font-weight-asian="bold" style:font-name-complex="Verdana" style:font-size-complex="10pt" style:font-style-complex="normal" style:font-weight-complex="bold"/>
    </style:style>
    <style:style style:name="T158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29bbe8" style:font-size-asian="10pt" style:font-style-asian="normal" style:font-weight-asian="bold" style:font-name-complex="Verdana" style:font-size-complex="10pt" style:font-style-complex="normal" style:font-weight-complex="bold"/>
    </style:style>
    <style:style style:name="T159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4f9c87" style:font-size-asian="10pt" style:font-style-asian="normal" style:font-weight-asian="bold" style:font-name-complex="Verdana" style:font-size-complex="10pt" style:font-style-complex="normal" style:font-weight-complex="bold"/>
    </style:style>
    <style:style style:name="T160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56ced8" style:font-size-asian="10pt" style:font-style-asian="normal" style:font-weight-asian="bold" style:font-name-complex="Verdana" style:font-size-complex="10pt" style:font-style-complex="normal" style:font-weight-complex="bold"/>
    </style:style>
    <style:style style:name="T161" style:family="text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bold" officeooo:rsid="005a363c" style:font-size-asian="10pt" style:font-style-asian="normal" style:font-weight-asian="bold" style:font-name-complex="Verdana" style:font-size-complex="10pt" style:font-style-complex="normal" style:font-weight-complex="bold"/>
    </style:style>
    <style:style style:name="T162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163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164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weight-asian="normal" style:font-name-complex="Verdana" style:font-size-complex="10pt" style:font-weight-complex="normal"/>
    </style:style>
    <style:style style:name="T165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66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3a74c1" style:font-style-asian="normal" style:font-weight-asian="normal" style:font-name-complex="Verdana" style:font-style-complex="normal" style:font-weight-complex="normal"/>
    </style:style>
    <style:style style:name="T167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168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adb8ab" style:font-style-asian="normal" style:font-weight-asian="normal" style:font-name-complex="Verdana" style:font-style-complex="normal" style:font-weight-complex="normal"/>
    </style:style>
    <style:style style:name="T169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232625" style:font-style-asian="normal" style:font-weight-asian="normal" style:font-name-complex="Verdana" style:font-style-complex="normal" style:font-weight-complex="normal"/>
    </style:style>
    <style:style style:name="T170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7dc076" style:font-style-asian="normal" style:font-weight-asian="normal" style:font-name-complex="Verdana" style:font-style-complex="normal" style:font-weight-complex="normal"/>
    </style:style>
    <style:style style:name="T171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2504c6" style:font-style-asian="normal" style:font-weight-asian="normal" style:font-name-complex="Verdana" style:font-style-complex="normal" style:font-weight-complex="normal"/>
    </style:style>
    <style:style style:name="T172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0db789" style:font-style-asian="normal" style:font-weight-asian="normal" style:font-name-complex="Verdana" style:font-style-complex="normal" style:font-weight-complex="normal"/>
    </style:style>
    <style:style style:name="T173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0e54eb" style:font-style-asian="normal" style:font-weight-asian="normal" style:font-name-complex="Verdana" style:font-style-complex="normal" style:font-weight-complex="normal"/>
    </style:style>
    <style:style style:name="T174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d8e61c" style:font-style-asian="normal" style:font-weight-asian="normal" style:font-name-complex="Verdana" style:font-style-complex="normal" style:font-weight-complex="normal"/>
    </style:style>
    <style:style style:name="T175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1d32d4" style:font-style-asian="normal" style:font-weight-asian="normal" style:font-name-complex="Verdana" style:font-style-complex="normal" style:font-weight-complex="normal"/>
    </style:style>
    <style:style style:name="T176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da9e87" style:font-style-asian="normal" style:font-weight-asian="normal" style:font-name-complex="Verdana" style:font-style-complex="normal" style:font-weight-complex="normal"/>
    </style:style>
    <style:style style:name="T177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14cc74" style:font-style-asian="normal" style:font-weight-asian="normal" style:font-name-complex="Verdana" style:font-style-complex="normal" style:font-weight-complex="normal"/>
    </style:style>
    <style:style style:name="T178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b967ae" style:font-style-asian="normal" style:font-weight-asian="normal" style:font-name-complex="Verdana" style:font-style-complex="normal" style:font-weight-complex="normal"/>
    </style:style>
    <style:style style:name="T179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3da2c6" style:font-style-asian="normal" style:font-weight-asian="normal" style:font-name-complex="Verdana" style:font-style-complex="normal" style:font-weight-complex="normal"/>
    </style:style>
    <style:style style:name="T180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282c5f" style:font-style-asian="normal" style:font-weight-asian="normal" style:font-name-complex="Verdana" style:font-style-complex="normal" style:font-weight-complex="normal"/>
    </style:style>
    <style:style style:name="T181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9cf4e6" style:font-style-asian="normal" style:font-weight-asian="normal" style:font-style-complex="normal" style:font-weight-complex="normal"/>
    </style:style>
    <style:style style:name="T182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adb8ab" style:font-style-asian="italic" style:font-weight-asian="normal" style:font-name-complex="Verdana" style:font-style-complex="italic" style:font-weight-complex="normal"/>
    </style:style>
    <style:style style:name="T183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d8e61c" style:font-style-asian="italic" style:font-weight-asian="normal" style:font-name-complex="Verdana" style:font-style-complex="italic" style:font-weight-complex="normal"/>
    </style:style>
    <style:style style:name="T184" style:family="text">
      <style:text-properties fo:font-variant="normal" fo:text-transform="none" fo:color="#000000" style:text-position="0% 100%" style:font-name="Times New Roman" fo:letter-spacing="normal" fo:font-style="normal" style:text-underline-style="none" style:font-style-asian="normal" style:font-name-complex="Verdana" style:font-style-complex="normal"/>
    </style:style>
    <style:style style:name="T185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db789" style:font-style-asian="normal" style:font-name-complex="Verdana" style:font-style-complex="normal"/>
    </style:style>
    <style:style style:name="T186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0e54eb" style:font-style-asian="normal" style:font-name-complex="Verdana" style:font-style-complex="normal"/>
    </style:style>
    <style:style style:name="T187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3ef779" style:font-style-asian="normal" style:font-name-complex="Verdana" style:font-style-complex="normal"/>
    </style:style>
    <style:style style:name="T188" style:family="text">
      <style:text-properties fo:font-variant="normal" fo:text-transform="none" fo:color="#000000" style:text-position="0% 100%" style:font-name="Times New Roman" fo:letter-spacing="normal" fo:font-style="normal" style:text-underline-style="none" officeooo:rsid="0014cc74" style:font-style-asian="normal" style:font-name-complex="Verdana" style:font-style-complex="normal"/>
    </style:style>
    <style:style style:name="T189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adb8ab" style:font-style-asian="italic" style:font-weight-asian="normal" style:font-name-complex="Verdana" style:font-style-complex="italic" style:font-weight-complex="normal"/>
    </style:style>
    <style:style style:name="T190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1a885d" style:font-style-asian="italic" style:font-weight-asian="normal" style:font-name-complex="Verdana" style:font-style-complex="italic" style:font-weight-complex="normal"/>
    </style:style>
    <style:style style:name="T191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0db789" style:font-style-asian="normal" style:font-weight-asian="normal" style:font-name-complex="Verdana" style:font-style-complex="normal" style:font-weight-complex="normal"/>
    </style:style>
    <style:style style:name="T192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2504c6" style:font-style-asian="normal" style:font-weight-asian="normal" style:font-name-complex="Verdana" style:font-style-complex="normal" style:font-weight-complex="normal"/>
    </style:style>
    <style:style style:name="T193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131ee1" style:font-style-asian="normal" style:font-weight-asian="normal" style:font-name-complex="Verdana" style:font-style-complex="normal" style:font-weight-complex="normal"/>
    </style:style>
    <style:style style:name="T194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1d32d4" style:font-style-asian="normal" style:font-weight-asian="normal" style:font-name-complex="Verdana" style:font-style-complex="normal" style:font-weight-complex="normal"/>
    </style:style>
    <style:style style:name="T195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da9e87" style:font-style-asian="normal" style:font-weight-asian="normal" style:font-name-complex="Verdana" style:font-style-complex="normal" style:font-weight-complex="normal"/>
    </style:style>
    <style:style style:name="T196" style:family="text">
      <style:text-properties fo:font-variant="normal" fo:text-transform="none" fo:color="#000000" style:text-position="0% 100%" style:font-name="Times New Roman" fo:letter-spacing="normal" fo:font-style="normal" style:text-underline-style="solid" style:text-underline-width="auto" style:text-underline-color="font-color" fo:font-weight="normal" officeooo:rsid="00c18d86" style:font-style-asian="normal" style:font-weight-asian="normal" style:font-name-complex="Verdana" style:font-style-complex="normal" style:font-weight-complex="normal"/>
    </style:style>
    <style:style style:name="T197" style:family="text">
      <style:text-properties fo:font-variant="normal" fo:text-transform="none" fo:color="#000000" style:text-position="0% 100%" style:font-name="Times New Roman" fo:letter-spacing="normal" fo:font-style="italic" style:text-underline-style="solid" style:text-underline-width="auto" style:text-underline-color="font-color" fo:font-weight="normal" officeooo:rsid="001b5019" style:font-style-asian="italic" style:font-weight-asian="normal" style:font-name-complex="Verdana" style:font-style-complex="italic" style:font-weight-complex="normal"/>
    </style:style>
    <style:style style:name="T198" style:family="text">
      <style:text-properties fo:font-variant="normal" fo:text-transform="none" fo:color="#000000" style:text-position="0% 100%" style:font-name="Times New Roman" fo:letter-spacing="normal" fo:font-style="italic" style:text-underline-style="solid" style:text-underline-width="auto" style:text-underline-color="font-color" fo:font-weight="normal" officeooo:rsid="000db789" style:font-style-asian="italic" style:font-weight-asian="normal" style:font-name-complex="Verdana" style:font-style-complex="italic" style:font-weight-complex="normal"/>
    </style:style>
    <style:style style:name="T199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1d32d4" style:font-style-asian="italic" style:font-weight-asian="normal" style:font-name-complex="Verdana" style:font-style-complex="italic" style:font-weight-complex="normal"/>
    </style:style>
    <style:style style:name="T200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b8d92f" style:font-style-asian="italic" style:font-weight-asian="normal" style:font-name-complex="Verdana" style:font-style-complex="italic" style:font-weight-complex="normal"/>
    </style:style>
    <style:style style:name="T201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b967ae" style:font-style-asian="italic" style:font-weight-asian="normal" style:font-name-complex="Verdana" style:font-style-complex="italic" style:font-weight-complex="normal"/>
    </style:style>
    <style:style style:name="T202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226f0b" style:font-size-asian="12pt" style:font-style-asian="normal" style:font-weight-asian="bold" style:font-name-complex="Verdana" style:font-size-complex="12pt" style:font-style-complex="normal" style:font-weight-complex="bold"/>
    </style:style>
    <style:style style:name="T203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bold" officeooo:rsid="00188a84" style:font-size-asian="12pt" style:font-style-asian="normal" style:font-weight-asian="bold" style:font-name-complex="Verdana" style:font-size-complex="12pt" style:font-style-complex="normal" style:font-weight-complex="bold"/>
    </style:style>
    <style:style style:name="T204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officeooo:rsid="001ca995" style:font-size-asian="12pt" style:font-style-asian="normal" style:font-name-complex="Verdana" style:font-size-complex="12pt" style:font-style-complex="normal"/>
    </style:style>
    <style:style style:name="T205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officeooo:rsid="00226f0b" style:font-size-asian="12pt" style:font-style-asian="normal" style:font-name-complex="Verdana" style:font-size-complex="12pt" style:font-style-complex="normal"/>
    </style:style>
    <style:style style:name="T206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28da7" style:font-size-asian="9pt" style:font-style-asian="normal" style:font-weight-asian="normal" style:font-name-complex="Verdana" style:font-size-complex="9pt" style:font-style-complex="normal" style:font-weight-complex="normal"/>
    </style:style>
    <style:style style:name="T207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26f0b" style:font-size-asian="9pt" style:font-style-asian="normal" style:font-weight-asian="normal" style:font-name-complex="Verdana" style:font-size-complex="9pt" style:font-style-complex="normal" style:font-weight-complex="normal"/>
    </style:style>
    <style:style style:name="T208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428da7" style:font-size-asian="9pt" style:font-weight-asian="normal" style:font-name-complex="Verdana" style:font-size-complex="9pt" style:font-weight-complex="normal"/>
    </style:style>
    <style:style style:name="T209" style:family="text">
      <style:text-properties fo:font-variant="normal" fo:text-transform="none" fo:color="#000000" style:text-position="0% 100%" style:font-name="Times New Roman" fo:font-size="9pt" fo:letter-spacing="normal" fo:font-style="normal" style:text-underline-style="none" fo:font-weight="normal" officeooo:rsid="002d88ea" style:font-size-asian="9pt" style:font-weight-asian="normal" style:font-name-complex="Verdana" style:font-size-complex="9pt" style:font-weight-complex="normal"/>
    </style:style>
    <style:style style:name="T210" style:family="text">
      <style:text-properties fo:font-variant="normal" fo:text-transform="none" fo:color="#000000" style:text-position="0% 100%" style:font-name="Times New Roman" fo:font-size="9pt" fo:letter-spacing="normal" style:text-underline-style="none" fo:font-weight="normal" officeooo:rsid="00282c5f" style:font-size-asian="9pt" style:font-weight-asian="normal" style:font-name-complex="Verdana" style:font-size-complex="9pt" style:font-weight-complex="normal"/>
    </style:style>
    <style:style style:name="T211" style:family="text">
      <style:text-properties fo:font-variant="normal" fo:text-transform="none" fo:color="#000000" style:text-position="0% 100%" style:font-name="Times New Roman" fo:font-size="9pt" fo:letter-spacing="normal" style:text-underline-style="none" fo:font-weight="normal" officeooo:rsid="0028da26" style:font-size-asian="9pt" style:font-weight-asian="normal" style:font-name-complex="Verdana" style:font-size-complex="9pt" style:font-weight-complex="normal"/>
    </style:style>
    <style:style style:name="T212" style:family="text">
      <style:text-properties fo:font-variant="normal" fo:text-transform="none" fo:color="#000000" style:text-position="0% 100%" style:font-name="Times New Roman" fo:font-size="14pt" fo:letter-spacing="normal" fo:font-style="italic" fo:font-weight="normal" officeooo:rsid="00af15be" style:font-size-asian="14pt" style:font-style-asian="italic" style:font-weight-asian="normal" style:font-name-complex="Verdana" style:font-size-complex="14pt" style:font-style-complex="italic" style:font-weight-complex="normal"/>
    </style:style>
    <style:style style:name="T213" style:family="text">
      <style:text-properties fo:font-variant="normal" fo:text-transform="none" fo:color="#000000" style:text-position="0% 100%" style:font-name="Times New Roman" fo:font-size="14pt" fo:letter-spacing="normal" fo:font-style="italic" officeooo:rsid="00af15be" style:font-size-asian="14pt" style:font-style-asian="italic" style:font-name-complex="Verdana" style:font-size-complex="14pt" style:font-style-complex="italic"/>
    </style:style>
    <style:style style:name="T214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name-complex="Verdana" style:font-style-complex="normal" style:font-weight-complex="normal"/>
    </style:style>
    <style:style style:name="T215" style:family="text">
      <style:text-properties fo:font-variant="normal" fo:text-transform="none" fo:color="#000000" style:text-position="0% 100%" fo:letter-spacing="normal" fo:font-style="normal" style:text-underline-style="none" fo:font-weight="normal" officeooo:rsid="00117653" style:font-style-asian="normal" style:font-weight-asian="normal" style:font-name-complex="Verdana" style:font-style-complex="normal" style:font-weight-complex="normal"/>
    </style:style>
    <style:style style:name="T216" style:family="text">
      <style:text-properties fo:font-variant="normal" fo:text-transform="none" fo:color="#000000" style:text-position="0% 100%" fo:letter-spacing="normal" fo:font-style="normal" style:text-underline-style="none" fo:font-weight="normal" officeooo:rsid="00268e51" style:font-style-asian="normal" style:font-weight-asian="normal" style:font-name-complex="Verdana" style:font-style-complex="normal" style:font-weight-complex="normal"/>
    </style:style>
    <style:style style:name="T217" style:family="text">
      <style:text-properties fo:font-variant="normal" fo:text-transform="none" fo:color="#000000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8" style:family="text">
      <style:text-properties fo:font-variant="normal" fo:text-transform="none" fo:color="#000000" style:text-position="0% 100%" fo:letter-spacing="normal" fo:font-style="normal" style:text-underline-style="none" fo:font-weight="normal" officeooo:rsid="001b7269" style:font-style-asian="normal" style:font-weight-asian="normal" style:font-style-complex="normal" style:font-weight-complex="normal"/>
    </style:style>
    <style:style style:name="T219" style:family="text">
      <style:text-properties fo:font-variant="normal" fo:text-transform="none" fo:color="#000000" style:text-position="0% 100%" fo:letter-spacing="normal" fo:font-style="normal" style:text-underline-style="none" fo:font-weight="normal" officeooo:rsid="00be2e21" style:font-style-asian="normal" style:font-weight-asian="normal" style:font-style-complex="normal" style:font-weight-complex="normal"/>
    </style:style>
    <style:style style:name="T220" style:family="text">
      <style:text-properties fo:font-variant="normal" fo:text-transform="none" fo:color="#000000" style:text-position="0% 100%" fo:letter-spacing="normal" fo:font-style="normal" style:text-underline-style="none" fo:font-weight="normal" officeooo:rsid="0040a822" style:font-style-asian="normal" style:font-weight-asian="normal" style:font-style-complex="normal" style:font-weight-complex="normal"/>
    </style:style>
    <style:style style:name="T221" style:family="text">
      <style:text-properties fo:font-variant="normal" fo:text-transform="none" fo:color="#000000" style:text-position="0% 100%" fo:letter-spacing="normal" fo:font-style="normal" style:text-underline-style="none" fo:font-weight="normal" officeooo:rsid="00adb8ab" style:font-style-asian="normal" style:font-weight-asian="normal" style:font-style-complex="normal" style:font-weight-complex="normal"/>
    </style:style>
    <style:style style:name="T222" style:family="text">
      <style:text-properties fo:font-variant="normal" fo:text-transform="none" fo:color="#000000" style:text-position="0% 100%" fo:letter-spacing="normal" fo:font-style="normal" style:text-underline-style="none" fo:font-weight="normal" officeooo:rsid="00d8e61c" style:font-style-asian="normal" style:font-weight-asian="normal" style:font-style-complex="normal" style:font-weight-complex="normal"/>
    </style:style>
    <style:style style:name="T223" style:family="text">
      <style:text-properties fo:font-variant="normal" fo:text-transform="none" fo:color="#000000" style:text-position="0% 100%" fo:letter-spacing="normal" fo:font-style="normal" style:text-underline-style="none" fo:font-weight="normal" officeooo:rsid="01038d06" style:font-style-asian="normal" style:font-weight-asian="normal" style:font-style-complex="normal" style:font-weight-complex="normal"/>
    </style:style>
    <style:style style:name="T224" style:family="text">
      <style:text-properties fo:font-variant="normal" fo:text-transform="none" fo:color="#000000" style:text-position="0% 100%" fo:letter-spacing="normal" fo:font-style="normal" style:text-underline-style="none" fo:font-weight="normal" officeooo:rsid="0042e1eb" style:font-style-asian="normal" style:font-weight-asian="normal" style:font-style-complex="normal" style:font-weight-complex="normal"/>
    </style:style>
    <style:style style:name="T225" style:family="text">
      <style:text-properties fo:font-variant="normal" fo:text-transform="none" fo:color="#000000" style:text-position="0% 100%" fo:letter-spacing="normal" fo:font-style="normal" style:text-underline-style="none" fo:font-weight="normal" officeooo:rsid="00adb8ab" style:font-style-asian="italic" style:font-weight-asian="normal" style:font-style-complex="italic" style:font-weight-complex="normal"/>
    </style:style>
    <style:style style:name="T226" style:family="text">
      <style:text-properties fo:font-variant="normal" fo:text-transform="none" fo:color="#000000" style:text-position="0% 100%" fo:letter-spacing="normal" fo:font-style="normal" style:text-underline-style="none" fo:font-weight="normal" officeooo:rsid="00d8e61c" style:font-style-asian="italic" style:font-weight-asian="normal" style:font-style-complex="italic" style:font-weight-complex="normal"/>
    </style:style>
    <style:style style:name="T227" style:family="text">
      <style:text-properties fo:font-variant="normal" fo:text-transform="none" fo:color="#000000" style:text-position="0% 100%" fo:letter-spacing="normal" fo:font-style="normal" style:text-underline-style="none" fo:font-weight="normal" officeooo:rsid="001b7269" style:font-style-asian="italic" style:font-weight-asian="normal" style:font-style-complex="italic" style:font-weight-complex="normal"/>
    </style:style>
    <style:style style:name="T228" style:family="text">
      <style:text-properties fo:font-variant="normal" fo:text-transform="none" fo:color="#000000" style:text-position="0% 100%" fo:letter-spacing="normal" fo:font-style="normal" style:text-underline-style="none" fo:font-weight="normal" officeooo:rsid="00428da7" style:font-weight-asian="normal" style:font-weight-complex="normal"/>
    </style:style>
    <style:style style:name="T229" style:family="text">
      <style:text-properties fo:font-variant="normal" fo:text-transform="none" fo:color="#000000" style:text-position="0% 100%" fo:letter-spacing="normal" fo:font-style="normal" officeooo:rsid="000db789" style:font-style-asian="normal" style:font-style-complex="normal"/>
    </style:style>
    <style:style style:name="T230" style:family="text">
      <style:text-properties fo:font-variant="normal" fo:text-transform="none" fo:color="#000000" style:text-position="0% 100%" fo:letter-spacing="normal" fo:font-style="normal" officeooo:rsid="003a74c1" style:font-style-asian="normal" style:font-style-complex="normal"/>
    </style:style>
    <style:style style:name="T231" style:family="text">
      <style:text-properties fo:font-variant="normal" fo:text-transform="none" fo:color="#000000" style:text-position="0% 100%" fo:letter-spacing="normal" fo:font-style="normal" officeooo:rsid="003c3751" style:font-style-asian="normal" style:font-style-complex="normal"/>
    </style:style>
    <style:style style:name="T232" style:family="text">
      <style:text-properties fo:font-variant="normal" fo:text-transform="none" fo:color="#000000" style:text-position="0% 100%" fo:letter-spacing="normal" fo:font-style="normal" officeooo:rsid="001d32d4" style:font-style-asian="normal" style:font-style-complex="normal"/>
    </style:style>
    <style:style style:name="T233" style:family="text">
      <style:text-properties fo:font-variant="normal" fo:text-transform="none" fo:color="#000000" style:text-position="0% 100%" fo:letter-spacing="normal" fo:font-style="normal" officeooo:rsid="00da9e87" style:font-style-asian="normal" style:font-style-complex="normal"/>
    </style:style>
    <style:style style:name="T234" style:family="text">
      <style:text-properties fo:font-variant="normal" fo:text-transform="none" fo:color="#000000" style:text-position="0% 100%" fo:letter-spacing="normal" fo:font-style="normal" officeooo:rsid="0014cc74" style:font-style-asian="normal" style:font-style-complex="normal"/>
    </style:style>
    <style:style style:name="T235" style:family="text">
      <style:text-properties fo:font-variant="normal" fo:text-transform="none" fo:color="#000000" style:text-position="0% 100%" fo:letter-spacing="normal" fo:font-style="normal" officeooo:rsid="0050e959" style:font-style-asian="normal" style:font-style-complex="normal"/>
    </style:style>
    <style:style style:name="T236" style:family="text">
      <style:text-properties fo:font-variant="normal" fo:text-transform="none" fo:color="#000000" style:text-position="0% 100%" fo:letter-spacing="normal" fo:font-style="normal" officeooo:rsid="002504c6" style:font-style-asian="normal" style:font-style-complex="normal"/>
    </style:style>
    <style:style style:name="T237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 style:font-style-asian="italic" style:font-style-complex="italic"/>
    </style:style>
    <style:style style:name="T238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a885d" style:font-style-asian="italic" style:font-style-complex="italic"/>
    </style:style>
    <style:style style:name="T239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0db789" style:font-style-asian="normal" style:font-style-complex="normal"/>
    </style:style>
    <style:style style:name="T240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d32d4" style:font-style-asian="normal" style:font-style-complex="normal"/>
    </style:style>
    <style:style style:name="T241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da9e87" style:font-style-asian="normal" style:font-style-complex="normal"/>
    </style:style>
    <style:style style:name="T24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c18d86" style:font-style-asian="normal" style:font-style-complex="normal"/>
    </style:style>
    <style:style style:name="T243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50e959" style:font-style-asian="normal" style:font-style-complex="normal"/>
    </style:style>
    <style:style style:name="T244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adb8ab" style:font-style-asian="italic" style:font-weight-asian="normal" style:font-style-complex="italic" style:font-weight-complex="normal"/>
    </style:style>
    <style:style style:name="T245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a885d" style:font-style-asian="italic" style:font-weight-asian="normal" style:font-style-complex="italic" style:font-weight-complex="normal"/>
    </style:style>
    <style:style style:name="T246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b7269" style:font-style-asian="italic" style:font-weight-asian="normal" style:font-style-complex="italic" style:font-weight-complex="normal"/>
    </style:style>
    <style:style style:name="T247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8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0db789" style:font-style-asian="normal" style:font-weight-asian="normal" style:font-style-complex="normal" style:font-weight-complex="normal"/>
    </style:style>
    <style:style style:name="T249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adb8ab" style:font-style-asian="normal" style:font-weight-asian="normal" style:font-style-complex="normal" style:font-weight-complex="normal"/>
    </style:style>
    <style:style style:name="T250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a885d" style:font-style-asian="normal" style:font-weight-asian="normal" style:font-style-complex="normal" style:font-weight-complex="normal"/>
    </style:style>
    <style:style style:name="T251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be2e21" style:font-style-asian="normal" style:font-weight-asian="normal" style:font-style-complex="normal" style:font-weight-complex="normal"/>
    </style:style>
    <style:style style:name="T252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fo:font-weight="normal" officeooo:rsid="001b7269" style:font-style-asian="normal" style:font-weight-asian="normal" style:font-style-complex="normal" style:font-weight-complex="normal"/>
    </style:style>
    <style:style style:name="T253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adb8ab"/>
    </style:style>
    <style:style style:name="T254" style:family="text">
      <style:text-properties fo:font-variant="normal" fo:text-transform="none" fo:color="#000000" style:text-position="0% 100%" fo:letter-spacing="normal" fo:font-style="normal" officeooo:rsid="00adb8ab"/>
    </style:style>
    <style:style style:name="T255" style:family="text">
      <style:text-properties fo:font-variant="normal" fo:text-transform="none" fo:color="#000000" style:text-position="0% 100%" fo:letter-spacing="normal" fo:font-style="normal" officeooo:rsid="00d8e61c"/>
    </style:style>
    <style:style style:name="T256" style:family="text">
      <style:text-properties fo:font-variant="normal" fo:text-transform="none" fo:color="#000000" style:text-position="0% 100%" fo:letter-spacing="normal" fo:font-style="normal" officeooo:rsid="00adb8ab" style:font-style-asian="italic" style:font-style-complex="italic"/>
    </style:style>
    <style:style style:name="T257" style:family="text">
      <style:text-properties fo:font-variant="normal" fo:text-transform="none" fo:color="#000000" style:text-position="0% 100%" fo:letter-spacing="normal" fo:font-style="normal" fo:font-weight="normal" style:font-style-asian="italic" style:font-weight-asian="bold" style:font-style-complex="italic" style:font-weight-complex="bold"/>
    </style:style>
    <style:style style:name="T258" style:family="text">
      <style:text-properties fo:font-variant="normal" fo:text-transform="none" fo:color="#000000" style:text-position="0% 100%" fo:letter-spacing="normal" fo:font-style="italic" officeooo:rsid="000db789" style:font-style-asian="italic" style:font-style-complex="italic"/>
    </style:style>
    <style:style style:name="T259" style:family="text">
      <style:text-properties fo:font-variant="normal" fo:text-transform="none" fo:color="#000000" style:text-position="0% 100%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260" style:family="text">
      <style:text-properties fo:font-variant="normal" fo:text-transform="none" fo:color="#000000" style:text-position="0% 100%" fo:letter-spacing="normal" fo:font-style="italic" style:text-underline-style="none" fo:font-weight="normal" officeooo:rsid="000db789" style:font-style-asian="italic" style:font-weight-asian="normal" style:font-style-complex="italic" style:font-weight-complex="normal"/>
    </style:style>
    <style:style style:name="T261" style:family="text">
      <style:text-properties fo:font-variant="normal" fo:text-transform="none" fo:color="#000000" style:text-position="0% 100%" fo:letter-spacing="normal" fo:font-style="italic" style:text-underline-style="none" fo:font-weight="normal" officeooo:rsid="01038d06" style:font-style-asian="italic" style:font-weight-asian="normal" style:font-style-complex="italic" style:font-weight-complex="normal"/>
    </style:style>
    <style:style style:name="T262" style:family="text">
      <style:text-properties fo:font-variant="normal" fo:text-transform="none" fo:color="#000000" style:text-position="0% 100%" fo:letter-spacing="normal" fo:font-style="italic" style:text-underline-style="none" fo:font-weight="bold" officeooo:rsid="000db789" style:font-style-asian="italic" style:font-weight-asian="bold" style:font-style-complex="italic" style:font-weight-complex="bold"/>
    </style:style>
    <style:style style:name="T263" style:family="text">
      <style:text-properties fo:font-variant="normal" fo:text-transform="none" fo:color="#000000" style:text-position="0% 100%" fo:letter-spacing="normal" fo:font-style="italic" style:text-underline-style="none" officeooo:rsid="000db789" style:font-style-asian="italic" style:font-style-complex="italic"/>
    </style:style>
    <style:style style:name="T264" style:family="text">
      <style:text-properties fo:font-variant="normal" fo:text-transform="none" fo:color="#000000" style:text-position="0% 100%" fo:letter-spacing="normal" style:text-underline-style="none" fo:font-weight="normal" style:font-weight-asian="normal" style:font-weight-complex="normal"/>
    </style:style>
    <style:style style:name="T265" style:family="text">
      <style:text-properties fo:font-variant="normal" fo:text-transform="none" fo:color="#000000" style:text-position="0% 100%" fo:letter-spacing="normal" style:text-underline-style="none" fo:font-weight="normal" officeooo:rsid="00be2e21" style:font-weight-asian="normal" style:font-weight-complex="normal"/>
    </style:style>
    <style:style style:name="T266" style:family="text">
      <style:text-properties fo:font-variant="normal" fo:text-transform="none" fo:color="#000000" style:text-position="0% 100%" fo:letter-spacing="normal" style:text-underline-style="none" fo:font-weight="normal" officeooo:rsid="0040a822" style:font-weight-asian="normal" style:font-weight-complex="normal"/>
    </style:style>
    <style:style style:name="T267" style:family="text">
      <style:text-properties fo:font-variant="normal" fo:text-transform="none" fo:color="#000000" style:text-position="0% 100%" fo:letter-spacing="normal" style:text-underline-style="none" fo:font-weight="normal" officeooo:rsid="001d32d4" style:font-weight-asian="normal" style:font-weight-complex="normal"/>
    </style:style>
    <style:style style:name="T268" style:family="text">
      <style:text-properties fo:font-variant="normal" fo:text-transform="none" fo:color="#000000" style:text-position="0% 100%" fo:letter-spacing="normal" style:text-underline-style="none" fo:font-weight="normal" officeooo:rsid="003da2c6" style:font-weight-asian="normal" style:font-weight-complex="normal"/>
    </style:style>
    <style:style style:name="T269" style:family="text">
      <style:text-properties fo:font-variant="normal" fo:text-transform="none" fo:color="#000000" style:text-position="0% 100%" fo:letter-spacing="normal" style:text-underline-style="none" fo:font-weight="normal" officeooo:rsid="001f9325" style:font-weight-asian="normal" style:font-weight-complex="normal"/>
    </style:style>
    <style:style style:name="T270" style:family="text">
      <style:text-properties fo:font-variant="normal" fo:text-transform="none" fo:color="#000000" style:text-position="0% 100%" fo:letter-spacing="normal" style:text-underline-style="none" fo:font-weight="normal" officeooo:rsid="00282c5f" style:font-weight-asian="normal" style:font-weight-complex="normal"/>
    </style:style>
    <style:style style:name="T271" style:family="text">
      <style:text-properties fo:font-variant="normal" fo:text-transform="none" fo:color="#000000" style:text-position="0% 100%" fo:letter-spacing="normal" style:text-underline-style="none" fo:font-weight="normal" officeooo:rsid="00ba021d" style:font-weight-asian="normal" style:font-weight-complex="normal"/>
    </style:style>
    <style:style style:name="T272" style:family="text">
      <style:text-properties fo:font-variant="normal" fo:text-transform="none" fo:color="#000000" style:text-position="0% 100%" fo:letter-spacing="normal" style:text-underline-style="none" fo:font-weight="normal" officeooo:rsid="002cfe35" style:font-weight-asian="normal" style:font-weight-complex="normal"/>
    </style:style>
    <style:style style:name="T273" style:family="text">
      <style:text-properties fo:font-variant="normal" fo:text-transform="none" fo:color="#000000" style:text-position="0% 100%" fo:letter-spacing="normal" style:text-underline-style="none" fo:font-weight="normal" officeooo:rsid="00e0cc49" style:font-weight-asian="normal" style:font-weight-complex="normal"/>
    </style:style>
    <style:style style:name="T274" style:family="text">
      <style:text-properties fo:font-variant="normal" fo:text-transform="none" fo:color="#000000" style:text-position="0% 100%" fo:letter-spacing="normal" style:text-underline-style="none" fo:font-weight="normal" officeooo:rsid="002d88ea" style:font-weight-asian="normal" style:font-weight-complex="normal"/>
    </style:style>
    <style:style style:name="T275" style:family="text">
      <style:text-properties fo:font-variant="normal" fo:text-transform="none" fo:color="#000000" style:text-position="0% 100%" fo:letter-spacing="normal" officeooo:rsid="002504c6"/>
    </style:style>
    <style:style style:name="T276" style:family="text">
      <style:text-properties fo:font-variant="normal" fo:text-transform="none" fo:color="#000000" style:text-position="0% 100%" fo:letter-spacing="normal" officeooo:rsid="003c3751"/>
    </style:style>
    <style:style style:name="T277" style:family="text">
      <style:text-properties fo:font-variant="normal" fo:text-transform="none" fo:color="#000000" style:text-position="0% 100%" fo:letter-spacing="normal" officeooo:rsid="001c26f3"/>
    </style:style>
    <style:style style:name="T278" style:family="text"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c26f3"/>
    </style:style>
    <style:style style:name="T279" style:family="text"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ba021d"/>
    </style:style>
    <style:style style:name="T280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a021d" style:font-size-asian="10pt" style:font-style-asian="normal" style:font-weight-asian="normal" style:font-size-complex="10pt" style:font-style-complex="normal" style:font-weight-complex="normal"/>
    </style:style>
    <style:style style:name="T281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98a68" style:font-size-asian="10pt" style:font-style-asian="normal" style:font-weight-asian="normal" style:font-size-complex="10pt" style:font-style-complex="normal" style:font-weight-complex="normal"/>
    </style:style>
    <style:style style:name="T282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bf372" style:font-size-asian="10pt" style:font-style-asian="normal" style:font-weight-asian="normal" style:font-size-complex="10pt" style:font-style-complex="normal" style:font-weight-complex="normal"/>
    </style:style>
    <style:style style:name="T283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28da7" style:font-size-asian="10pt" style:font-style-asian="normal" style:font-weight-asian="normal" style:font-size-complex="10pt" style:font-style-complex="normal" style:font-weight-complex="normal"/>
    </style:style>
    <style:style style:name="T284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d37c2" style:font-size-asian="10pt" style:font-style-asian="normal" style:font-weight-asian="normal" style:font-size-complex="10pt" style:font-style-complex="normal" style:font-weight-complex="normal"/>
    </style:style>
    <style:style style:name="T285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55fdf8" style:font-size-asian="10pt" style:font-style-asian="normal" style:font-weight-asian="normal" style:font-size-complex="10pt" style:font-style-complex="normal" style:font-weight-complex="normal"/>
    </style:style>
    <style:style style:name="T286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586bac" style:font-size-asian="10pt" style:font-style-asian="normal" style:font-weight-asian="normal" style:font-size-complex="10pt" style:font-style-complex="normal" style:font-weight-complex="normal"/>
    </style:style>
    <style:style style:name="T287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e2e21" style:font-size-asian="10pt" style:font-style-asian="normal" style:font-weight-asian="normal" style:font-size-complex="10pt" style:font-style-complex="normal" style:font-weight-complex="normal"/>
    </style:style>
    <style:style style:name="T288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b98a68" style:font-size-asian="10pt" style:font-weight-asian="normal" style:font-size-complex="10pt" style:font-weight-complex="normal"/>
    </style:style>
    <style:style style:name="T289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28da7" style:font-size-asian="10pt" style:font-weight-asian="normal" style:font-size-complex="10pt" style:font-weight-complex="normal"/>
    </style:style>
    <style:style style:name="T290" style:family="text">
      <style:text-properties fo:font-variant="normal" fo:text-transform="none" fo:color="#000000" style:text-position="0% 100%" fo:font-size="10pt" fo:letter-spacing="normal" fo:font-style="normal" style:text-underline-style="none" fo:font-weight="normal" officeooo:rsid="004ec491" style:font-size-asian="10pt" style:font-weight-asian="normal" style:font-size-complex="10pt" style:font-weight-complex="normal"/>
    </style:style>
    <style:style style:name="T291" style:family="text">
      <style:text-properties fo:font-variant="normal" fo:text-transform="none" fo:color="#000000" style:text-position="0% 100%" fo:font-size="10pt" fo:letter-spacing="normal" fo:font-style="normal" style:text-underline-style="solid" style:text-underline-width="auto" style:text-underline-color="font-color" officeooo:rsid="00ba021d" style:font-size-asian="10pt" style:font-style-asian="normal" style:font-size-complex="10pt" style:font-style-complex="normal"/>
    </style:style>
    <style:style style:name="T292" style:family="text">
      <style:text-properties fo:font-variant="normal" fo:text-transform="none" fo:color="#000000" style:text-position="0% 100%" fo:font-size="10pt" fo:letter-spacing="normal" fo:font-style="normal" fo:font-weight="normal" officeooo:rsid="007e3029" style:font-size-asian="10pt" style:font-style-asian="italic" style:font-weight-asian="bold" style:font-size-complex="10pt" style:font-style-complex="italic" style:font-weight-complex="bold"/>
    </style:style>
    <style:style style:name="T293" style:family="text">
      <style:text-properties fo:font-variant="normal" fo:text-transform="none" fo:color="#000000" style:text-position="0% 100%" fo:font-size="10pt" fo:letter-spacing="normal" fo:font-style="italic" style:text-underline-style="solid" style:text-underline-width="auto" style:text-underline-color="font-color" fo:font-weight="normal" officeooo:rsid="00bbf372" style:font-size-asian="10pt" style:font-style-asian="italic" style:font-weight-asian="normal" style:font-size-complex="10pt" style:font-style-complex="italic" style:font-weight-complex="normal"/>
    </style:style>
    <style:style style:name="T294" style:family="text">
      <style:text-properties fo:font-variant="normal" fo:text-transform="none" fo:color="#000000" style:text-position="0% 100%" fo:font-size="10pt" fo:letter-spacing="normal" fo:font-style="italic" style:text-underline-style="none" fo:font-weight="normal" officeooo:rsid="0027cb70" style:font-size-asian="10pt" style:font-style-asian="italic" style:font-weight-asian="normal" style:font-size-complex="10pt" style:font-style-complex="italic" style:font-weight-complex="normal"/>
    </style:style>
    <style:style style:name="T295" style:family="text">
      <style:text-properties fo:font-variant="normal" fo:text-transform="none" fo:color="#000000" style:text-position="0% 100%" fo:font-size="10pt" fo:letter-spacing="normal" fo:font-style="italic" style:text-underline-style="none" fo:font-weight="normal" officeooo:rsid="00be2e21" style:font-size-asian="10pt" style:font-style-asian="italic" style:font-weight-asian="normal" style:font-size-complex="10pt" style:font-style-complex="italic" style:font-weight-complex="normal"/>
    </style:style>
    <style:style style:name="T296" style:family="text">
      <style:text-properties fo:font-variant="normal" fo:text-transform="none" fo:color="#000000" style:text-position="0% 100%" fo:font-size="10pt" fo:letter-spacing="normal" fo:font-style="italic" style:text-underline-style="none" fo:font-weight="normal" officeooo:rsid="0040a822" style:font-size-asian="10pt" style:font-style-asian="italic" style:font-weight-asian="normal" style:font-size-complex="10pt" style:font-style-complex="italic" style:font-weight-complex="normal"/>
    </style:style>
    <style:style style:name="T297" style:family="text">
      <style:text-properties fo:font-variant="normal" fo:text-transform="none" fo:color="#000000" style:text-position="0% 100%" fo:font-size="10pt" fo:letter-spacing="normal" fo:font-style="italic" style:text-underline-style="none" fo:font-weight="normal" officeooo:rsid="00e0cc49" style:font-size-asian="10pt" style:font-style-asian="italic" style:font-weight-asian="normal" style:font-size-complex="10pt" style:font-style-complex="italic" style:font-weight-complex="normal"/>
    </style:style>
    <style:style style:name="T298" style:family="text">
      <style:text-properties fo:font-variant="normal" fo:text-transform="none" fo:color="#000000" style:text-position="0% 100%" fo:font-size="10pt" fo:letter-spacing="normal" style:text-underline-style="none" fo:font-weight="normal" officeooo:rsid="00be2e21" style:font-size-asian="10pt" style:font-weight-asian="normal" style:font-size-complex="10pt" style:font-weight-complex="normal"/>
    </style:style>
    <style:style style:name="T299" style:family="text">
      <style:text-properties fo:font-variant="normal" fo:text-transform="none" fo:color="#000000" style:text-position="0% 100%" fo:font-size="10pt" fo:letter-spacing="normal" style:text-underline-style="none" fo:font-weight="normal" officeooo:rsid="0040a822" style:font-size-asian="10pt" style:font-weight-asian="normal" style:font-size-complex="10pt" style:font-weight-complex="normal"/>
    </style:style>
    <style:style style:name="T300" style:family="text">
      <style:text-properties fo:font-variant="normal" fo:text-transform="none" fo:color="#000000" style:text-position="0% 100%" fo:font-size="10pt" fo:letter-spacing="normal" style:text-underline-style="none" fo:font-weight="normal" officeooo:rsid="00e0cc49" style:font-size-asian="10pt" style:font-weight-asian="normal" style:font-size-complex="10pt" style:font-weight-complex="normal"/>
    </style:style>
    <style:style style:name="T301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style-complex="italic" style:font-weight-complex="normal"/>
    </style:style>
    <style:style style:name="T302" style:family="text"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c26f3" style:font-size-asian="10pt" style:font-weight-asian="normal" style:font-name-complex="Verdana" style:font-size-complex="10pt" style:font-weight-complex="normal"/>
    </style:style>
    <style:style style:name="T303" style:family="text"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304" style:family="text">
      <style:text-properties fo:font-variant="normal" fo:text-transform="none" fo:color="#000000" style:text-position="0% 100%" style:font-name="Verdana" fo:font-size="10pt" fo:letter-spacing="normal" fo:font-style="normal" style:text-underline-style="solid" style:text-underline-width="auto" style:text-underline-color="font-color" fo:font-weight="normal" officeooo:rsid="001c26f3" style:font-size-asian="10pt" style:font-weight-asian="normal" style:font-name-complex="Verdana" style:font-size-complex="10pt" style:font-weight-complex="normal"/>
    </style:style>
    <style:style style:name="T305" style:family="text">
      <style:text-properties fo:font-variant="normal" fo:text-transform="none" fo:color="#000000" style:text-position="0% 100%" style:font-name="Verdana" fo:font-size="10pt" fo:letter-spacing="normal" fo:font-style="normal" fo:font-weight="normal" officeooo:rsid="001c26f3" style:font-size-asian="10pt" style:font-weight-asian="normal" style:font-name-complex="Verdana" style:font-size-complex="10pt" style:font-weight-complex="normal"/>
    </style:style>
    <style:style style:name="T306" style:family="text">
      <style:text-properties fo:font-variant="normal" fo:text-transform="none" fo:color="#000000" style:text-position="0% 100%" style:font-name="Verdana" fo:font-size="10pt" fo:letter-spacing="normal" fo:font-style="normal" fo:font-weight="normal" officeooo:rsid="00b631d4" style:font-size-asian="10pt" style:font-weight-asian="normal" style:font-name-complex="Verdana" style:font-size-complex="10pt" style:font-weight-complex="normal"/>
    </style:style>
    <style:style style:name="T307" style:family="text">
      <style:text-properties fo:font-variant="normal" fo:text-transform="none" fo:color="#000000" style:text-position="0% 100%" style:font-name="Verdana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308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428da7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226f0b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be2e21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40a822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1038d06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42e1eb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2d88ea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9cf4e6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variant="normal" fo:text-transform="none" fo:color="#000000" style:text-position="0% 100%" fo:font-size="9pt" fo:letter-spacing="normal" fo:font-style="normal" style:text-underline-style="none" fo:font-weight="normal" officeooo:rsid="00428da7" style:font-size-asian="9pt" style:font-weight-asian="normal" style:font-size-complex="9pt" style:font-weight-complex="normal"/>
    </style:style>
    <style:style style:name="T317" style:family="text">
      <style:text-properties fo:font-variant="normal" fo:text-transform="none" fo:color="#000000" style:text-position="0% 100%" fo:font-size="9pt" fo:letter-spacing="normal" fo:font-style="italic" style:text-underline-style="none" fo:font-weight="normal" officeooo:rsid="01038d06" style:font-size-asian="9pt" style:font-style-asian="italic" style:font-weight-asian="normal" style:font-size-complex="9pt" style:font-style-complex="italic" style:font-weight-complex="normal"/>
    </style:style>
    <style:style style:name="T318" style:family="text">
      <style:text-properties fo:font-variant="normal" fo:text-transform="none" fo:color="#000000" style:text-position="0% 100%" fo:font-size="9pt" fo:letter-spacing="normal" fo:font-style="italic" style:text-underline-style="none" fo:font-weight="normal" officeooo:rsid="002d88ea" style:font-size-asian="9pt" style:font-style-asian="italic" style:font-weight-asian="normal" style:font-size-complex="9pt" style:font-style-complex="italic" style:font-weight-complex="normal"/>
    </style:style>
    <style:style style:name="T319" style:family="text">
      <style:text-properties fo:font-variant="normal" fo:text-transform="none" fo:color="#000000" style:text-position="0% 100%" fo:font-size="8pt" fo:letter-spacing="normal" fo:font-style="normal" style:text-underline-style="none" fo:font-weight="normal" officeooo:rsid="00be2e21" style:font-size-asian="8pt" style:font-style-asian="normal" style:font-weight-asian="normal" style:font-size-complex="8pt" style:font-style-complex="normal" style:font-weight-complex="normal"/>
    </style:style>
    <style:style style:name="T320" style:family="text">
      <style:text-properties fo:font-variant="normal" fo:text-transform="none" fo:color="#000000" style:text-position="0% 100%" fo:font-size="8pt" fo:letter-spacing="normal" fo:font-style="normal" style:text-underline-style="none" fo:font-weight="normal" officeooo:rsid="0040a822" style:font-size-asian="8pt" style:font-style-asian="normal" style:font-weight-asian="normal" style:font-size-complex="8pt" style:font-style-complex="normal" style:font-weight-complex="normal"/>
    </style:style>
    <style:style style:name="T321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T322" style:family="text">
      <style:text-properties fo:font-variant="normal" fo:text-transform="none" fo:color="#000000" fo:letter-spacing="normal" fo:font-style="normal" officeooo:rsid="011736cd" style:font-name-complex="Verdana"/>
    </style:style>
    <style:style style:name="T323" style:family="text">
      <style:text-properties fo:font-variant="normal" fo:text-transform="none" fo:color="#000000" fo:letter-spacing="normal" fo:font-style="normal" officeooo:rsid="0104c2a6" style:font-name-complex="Verdana"/>
    </style:style>
    <style:style style:name="T324" style:family="text">
      <style:text-properties fo:font-variant="normal" fo:text-transform="none" fo:color="#000000" fo:letter-spacing="normal" fo:font-style="normal" officeooo:rsid="01071291" style:font-name-complex="Verdana"/>
    </style:style>
    <style:style style:name="T325" style:family="text">
      <style:text-properties fo:font-variant="normal" fo:text-transform="none" fo:color="#000000" fo:letter-spacing="normal" fo:font-style="normal" officeooo:rsid="010f63b4" style:font-name-complex="Verdana"/>
    </style:style>
    <style:style style:name="T326" style:family="text">
      <style:text-properties fo:font-variant="normal" fo:text-transform="none" fo:color="#000000" fo:letter-spacing="normal" fo:font-style="normal" fo:font-weight="normal" style:font-name-complex="Verdana"/>
    </style:style>
    <style:style style:name="T327" style:family="text">
      <style:text-properties fo:font-variant="normal" fo:text-transform="none" fo:color="#000000" fo:letter-spacing="normal" fo:font-style="normal" fo:font-weight="normal" officeooo:rsid="010d332d" style:font-name-complex="Verdana"/>
    </style:style>
    <style:style style:name="T328" style:family="text">
      <style:text-properties fo:font-variant="normal" fo:text-transform="none" fo:color="#000000" style:text-position="super 58%" fo:letter-spacing="normal" fo:font-style="normal" officeooo:rsid="01071291" style:font-name-complex="Verdana"/>
    </style:style>
    <style:style style:name="T329" style:family="text">
      <style:text-properties fo:font-variant="normal" fo:text-transform="none" fo:color="#000000" style:font-name="Verdana" fo:font-size="10pt" fo:letter-spacing="normal" fo:font-style="normal" fo:font-weight="normal" officeooo:rsid="001c26f3" style:font-size-asian="10pt" style:font-name-complex="Verdana" style:font-size-complex="10pt"/>
    </style:style>
    <style:style style:name="T330" style:family="text">
      <style:text-properties fo:font-variant="normal" fo:text-transform="none" fo:color="#000000" style:font-name="Verdana" fo:font-size="10pt" fo:letter-spacing="normal" fo:font-style="normal" fo:font-weight="normal" officeooo:rsid="00b5452f" style:font-size-asian="10pt" style:font-name-complex="Verdana" style:font-size-complex="10pt"/>
    </style:style>
    <style:style style:name="T331" style:family="text">
      <style:text-properties officeooo:rsid="000e166a"/>
    </style:style>
    <style:style style:name="T332" style:family="text">
      <style:text-properties style:text-underline-style="solid" style:text-underline-width="auto" style:text-underline-color="font-color"/>
    </style:style>
    <style:style style:name="T333" style:family="text">
      <style:text-properties style:text-underline-style="solid" style:text-underline-width="auto" style:text-underline-color="font-color" officeooo:rsid="000db789"/>
    </style:style>
    <style:style style:name="T334" style:family="text">
      <style:text-properties style:text-underline-style="solid" style:text-underline-width="auto" style:text-underline-color="font-color" officeooo:rsid="00adb8ab" style:font-style-asian="italic" style:font-style-complex="italic"/>
    </style:style>
    <style:style style:name="T335" style:family="text">
      <style:text-properties style:text-underline-style="solid" style:text-underline-width="auto" style:text-underline-color="font-color" officeooo:rsid="001a885d" style:font-style-asian="italic" style:font-style-complex="italic"/>
    </style:style>
    <style:style style:name="T336" style:family="text">
      <style:text-properties style:text-underline-style="solid" style:text-underline-width="auto" style:text-underline-color="font-color" officeooo:rsid="00476d09" style:font-style-asian="italic" style:font-weight-asian="bold" style:font-style-complex="italic" style:font-weight-complex="bold"/>
    </style:style>
    <style:style style:name="T337" style:family="text">
      <style:text-properties style:text-underline-style="solid" style:text-underline-width="auto" style:text-underline-color="font-color" officeooo:rsid="00adb8ab"/>
    </style:style>
    <style:style style:name="T338" style:family="text">
      <style:text-properties style:text-underline-style="solid" style:text-underline-width="auto" style:text-underline-color="font-color" officeooo:rsid="00da9e87"/>
    </style:style>
    <style:style style:name="T339" style:family="text">
      <style:text-properties style:text-underline-style="solid" style:text-underline-width="auto" style:text-underline-color="font-color" officeooo:rsid="00c18d86"/>
    </style:style>
    <style:style style:name="T340" style:family="text">
      <style:text-properties style:text-underline-style="solid" style:text-underline-width="auto" style:text-underline-color="font-color" officeooo:rsid="001a885d"/>
    </style:style>
    <style:style style:name="T341" style:family="text">
      <style:text-properties style:text-underline-style="solid" style:text-underline-width="auto" style:text-underline-color="font-color" officeooo:rsid="001c26f3"/>
    </style:style>
    <style:style style:name="T342" style:family="text">
      <style:text-properties style:text-underline-style="solid" style:text-underline-width="auto" style:text-underline-color="font-color" officeooo:rsid="00462da3"/>
    </style:style>
    <style:style style:name="T343" style:family="text">
      <style:text-properties style:text-underline-style="solid" style:text-underline-width="auto" style:text-underline-color="font-color" officeooo:rsid="0037587f"/>
    </style:style>
    <style:style style:name="T344" style:family="text">
      <style:text-properties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5" style:family="text">
      <style:text-properties style:text-underline-style="solid" style:text-underline-width="auto" style:text-underline-color="font-color" officeooo:rsid="002504c6"/>
    </style:style>
    <style:style style:name="T346" style:family="text">
      <style:text-properties style:text-underline-style="solid" style:text-underline-width="auto" style:text-underline-color="font-color" officeooo:rsid="00277eaa"/>
    </style:style>
    <style:style style:name="T347" style:family="text">
      <style:text-properties officeooo:rsid="001d6a7d"/>
    </style:style>
    <style:style style:name="T348" style:family="text">
      <style:text-properties style:font-name="Times New Roman"/>
    </style:style>
    <style:style style:name="T349" style:family="text">
      <style:text-properties style:font-name="Times New Roman" officeooo:rsid="01038d06"/>
    </style:style>
    <style:style style:name="T350" style:family="text">
      <style:text-properties style:font-name="Times New Roman" officeooo:rsid="003a74c1"/>
    </style:style>
    <style:style style:name="T351" style:family="text">
      <style:text-properties style:font-name="Times New Roman" fo:font-size="10pt" officeooo:rsid="00159d54" style:font-size-asian="10pt" style:font-name-complex="Verdana" style:font-size-complex="10pt"/>
    </style:style>
    <style:style style:name="T352" style:family="text">
      <style:text-properties style:font-name="Times New Roman" fo:font-size="10pt" officeooo:rsid="00586bac" style:font-size-asian="10pt" style:font-name-complex="Verdana" style:font-size-complex="10pt"/>
    </style:style>
    <style:style style:name="T353" style:family="text">
      <style:text-properties style:font-name="Times New Roman" fo:font-size="10pt" style:font-size-asian="10pt" style:font-size-complex="10pt"/>
    </style:style>
    <style:style style:name="T354" style:family="text">
      <style:text-properties style:font-name="Times New Roman" style:text-underline-style="none" officeooo:rsid="00b98a68"/>
    </style:style>
    <style:style style:name="T355" style:family="text">
      <style:text-properties style:font-name="Times New Roman" style:text-underline-style="none" officeooo:rsid="0055fdf8"/>
    </style:style>
    <style:style style:name="T356" style:family="text">
      <style:text-properties style:font-name="Times New Roman" fo:font-size="12pt" fo:font-weight="bold" style:font-size-asian="12pt" style:font-weight-asian="bold" style:font-name-complex="Verdana" style:font-size-complex="12pt" style:font-weight-complex="bold"/>
    </style:style>
    <style:style style:name="T357" style:family="text">
      <style:text-properties style:font-name="Times New Roman" fo:font-size="12pt" fo:font-weight="bold" officeooo:rsid="001ca995" style:font-size-asian="12pt" style:font-weight-asian="bold" style:font-name-complex="Verdana" style:font-size-complex="12pt" style:font-weight-complex="bold"/>
    </style:style>
    <style:style style:name="T358" style:family="text">
      <style:text-properties style:font-name="Times New Roman" fo:font-size="12pt" fo:font-weight="bold" officeooo:rsid="001ce639" style:font-size-asian="12pt" style:font-weight-asian="bold" style:font-name-complex="Verdana" style:font-size-complex="12pt" style:font-weight-complex="bold"/>
    </style:style>
    <style:style style:name="T359" style:family="text">
      <style:text-properties style:font-name="Times New Roman" fo:font-size="12pt" fo:font-weight="bold" officeooo:rsid="002094ab" style:font-size-asian="12pt" style:font-weight-asian="bold" style:font-name-complex="Verdana" style:font-size-complex="12pt" style:font-weight-complex="bold"/>
    </style:style>
    <style:style style:name="T360" style:family="text">
      <style:text-properties style:font-name="Times New Roman" fo:font-size="12pt" officeooo:rsid="0055fdf8" style:font-size-asian="12pt" style:font-size-complex="12pt"/>
    </style:style>
    <style:style style:name="T361" style:family="text">
      <style:text-properties style:font-name="Times New Roman" fo:font-size="12pt" officeooo:rsid="002094ab" style:font-size-asian="12pt" style:font-name-complex="Verdana" style:font-size-complex="12pt"/>
    </style:style>
    <style:style style:name="T362" style:family="text">
      <style:text-properties style:font-name="Times New Roman" fo:font-size="12pt" fo:font-weight="normal" officeooo:rsid="00226f0b" style:font-size-asian="12pt" style:font-weight-asian="normal" style:font-name-complex="Verdana" style:font-size-complex="12pt" style:font-weight-complex="normal"/>
    </style:style>
    <style:style style:name="T363" style:family="text">
      <style:text-properties style:font-name="Times New Roman" fo:font-size="12pt" style:text-underline-style="solid" style:text-underline-width="auto" style:text-underline-color="font-color" officeooo:rsid="002cfe35" style:font-size-asian="12pt" style:font-name-complex="Verdana" style:font-size-complex="12pt"/>
    </style:style>
    <style:style style:name="T364" style:family="text">
      <style:text-properties style:font-name="Times New Roman" fo:font-size="12pt" style:text-underline-style="none" officeooo:rsid="00277eaa" style:font-size-asian="12pt" style:font-name-complex="Verdana" style:font-size-complex="12pt"/>
    </style:style>
    <style:style style:name="T365" style:family="text">
      <style:text-properties style:font-name="Times New Roman" fo:font-size="9pt" fo:font-style="normal" style:font-size-asian="9pt" style:font-size-complex="9pt"/>
    </style:style>
    <style:style style:name="T366" style:family="text">
      <style:text-properties style:font-name="Times New Roman" fo:font-size="9pt" fo:font-style="normal" officeooo:rsid="00d8e61c" style:font-size-asian="9pt" style:font-size-complex="9pt"/>
    </style:style>
    <style:style style:name="T367" style:family="text">
      <style:text-properties style:font-name="Times New Roman" fo:font-size="9pt" fo:font-style="normal" officeooo:rsid="00da9e87" style:font-size-asian="9pt" style:font-size-complex="9pt"/>
    </style:style>
    <style:style style:name="T368" style:family="text">
      <style:text-properties style:font-name="Times New Roman" fo:font-size="9pt" fo:font-style="normal" officeooo:rsid="005b695c" style:font-size-asian="9pt" style:font-size-complex="9pt"/>
    </style:style>
    <style:style style:name="T369" style:family="text">
      <style:text-properties style:font-name="Times New Roman" fo:font-size="9pt" fo:font-style="normal" officeooo:rsid="001a2280" style:font-size-asian="9pt" style:font-style-asian="italic" style:font-size-complex="9pt" style:font-style-complex="italic"/>
    </style:style>
    <style:style style:name="T370" style:family="text">
      <style:text-properties style:font-name="Times New Roman" fo:font-size="9pt" fo:font-style="normal" officeooo:rsid="011736cd" style:font-size-asian="9pt" style:font-style-asian="italic" style:font-size-complex="9pt" style:font-style-complex="italic"/>
    </style:style>
    <style:style style:name="T371" style:family="text">
      <style:text-properties style:font-name="Times New Roman" fo:font-size="9pt" fo:font-style="normal" officeooo:rsid="002b5315" style:font-size-asian="9pt" style:font-style-asian="italic" style:font-size-complex="9pt" style:font-style-complex="italic"/>
    </style:style>
    <style:style style:name="T372" style:family="text">
      <style:text-properties style:font-name="Times New Roman" fo:font-size="9pt" style:font-size-asian="9pt" style:font-size-complex="9pt"/>
    </style:style>
    <style:style style:name="T373" style:family="text">
      <style:text-properties style:font-name="Times New Roman" fo:font-size="9pt" officeooo:rsid="0049943f" style:font-size-asian="9pt" style:font-style-asian="italic" style:font-weight-asian="bold" style:font-size-complex="9pt" style:font-style-complex="italic" style:font-weight-complex="bold"/>
    </style:style>
    <style:style style:name="T374" style:family="text">
      <style:text-properties style:font-name="Times New Roman" fo:font-size="9pt" officeooo:rsid="007e3029" style:font-size-asian="9pt" style:font-name-complex="Verdana" style:font-size-complex="9pt"/>
    </style:style>
    <style:style style:name="T375" style:family="text">
      <style:text-properties style:font-name="Times New Roman" officeooo:rsid="004ec491"/>
    </style:style>
    <style:style style:name="T376" style:family="text">
      <style:text-properties style:font-name="Times New Roman" fo:font-style="italic" officeooo:rsid="01038d06" style:font-style-asian="italic" style:font-style-complex="italic"/>
    </style:style>
    <style:style style:name="T377" style:family="text">
      <style:text-properties style:font-name="Times New Roman" fo:font-style="italic" officeooo:rsid="004ec491" style:font-style-asian="italic" style:font-style-complex="italic"/>
    </style:style>
    <style:style style:name="T378" style:family="text">
      <style:text-properties style:font-name="Times New Roman" officeooo:rsid="0055fdf8"/>
    </style:style>
    <style:style style:name="T379" style:family="text">
      <style:text-properties style:font-name="Times New Roman" officeooo:rsid="0056ced8"/>
    </style:style>
    <style:style style:name="T380" style:family="text">
      <style:text-properties style:font-name="Times New Roman" officeooo:rsid="00b98a68"/>
    </style:style>
    <style:style style:name="T381" style:family="text">
      <style:text-properties style:font-name="Times New Roman" officeooo:rsid="00ba021d"/>
    </style:style>
    <style:style style:name="T382" style:family="text">
      <style:text-properties officeooo:rsid="004b60c7"/>
    </style:style>
    <style:style style:name="T383" style:family="text">
      <style:text-properties officeooo:rsid="001ce639"/>
    </style:style>
    <style:style style:name="T384" style:family="text">
      <style:text-properties style:text-underline-style="none"/>
    </style:style>
    <style:style style:name="T385" style:family="text">
      <style:text-properties style:text-underline-style="none" style:font-style-asian="normal" style:font-style-complex="normal"/>
    </style:style>
    <style:style style:name="T386" style:family="text">
      <style:text-properties style:text-underline-style="none" officeooo:rsid="002320e2" style:font-style-asian="normal" style:font-style-complex="normal"/>
    </style:style>
    <style:style style:name="T387" style:family="text">
      <style:text-properties style:text-underline-style="none" officeooo:rsid="00b98a68" style:font-style-asian="normal" style:font-style-complex="normal"/>
    </style:style>
    <style:style style:name="T388" style:family="text">
      <style:text-properties style:text-underline-style="none" officeooo:rsid="00b98a68"/>
    </style:style>
    <style:style style:name="T389" style:family="text">
      <style:text-properties style:text-underline-style="none" officeooo:rsid="00527eb3"/>
    </style:style>
    <style:style style:name="T390" style:family="text">
      <style:text-properties style:text-underline-style="none" officeooo:rsid="01038d06"/>
    </style:style>
    <style:style style:name="T391" style:family="text">
      <style:text-properties style:text-underline-style="none" officeooo:rsid="001c26f3"/>
    </style:style>
    <style:style style:name="T392" style:family="text">
      <style:text-properties style:text-underline-style="none" officeooo:rsid="00e0cc49"/>
    </style:style>
    <style:style style:name="T393" style:family="text">
      <style:text-properties style:text-underline-style="none" officeooo:rsid="00bbf372"/>
    </style:style>
    <style:style style:name="T394" style:family="text">
      <style:text-properties style:text-underline-style="none" fo:font-weight="normal" style:font-weight-asian="normal" style:font-weight-complex="normal"/>
    </style:style>
    <style:style style:name="T395" style:family="text">
      <style:text-properties style:text-underline-style="none" officeooo:rsid="002504c6"/>
    </style:style>
    <style:style style:name="T396" style:family="text">
      <style:text-properties officeooo:rsid="00adb8ab" style:font-style-asian="italic" style:font-style-complex="italic"/>
    </style:style>
    <style:style style:name="T397" style:family="text">
      <style:text-properties style:font-style-asian="italic" style:font-weight-asian="bold" style:font-style-complex="italic" style:font-weight-complex="bold"/>
    </style:style>
    <style:style style:name="T398" style:family="text">
      <style:text-properties officeooo:rsid="00476d09" style:font-style-asian="italic" style:font-weight-asian="bold" style:font-style-complex="italic" style:font-weight-complex="bold"/>
    </style:style>
    <style:style style:name="T399" style:family="text">
      <style:text-properties officeooo:rsid="00217b5f" style:font-style-asian="italic" style:font-weight-asian="bold" style:font-style-complex="italic" style:font-weight-complex="bold"/>
    </style:style>
    <style:style style:name="T400" style:family="text">
      <style:text-properties officeooo:rsid="00adb8ab"/>
    </style:style>
    <style:style style:name="T401" style:family="text">
      <style:text-properties officeooo:rsid="000db789"/>
    </style:style>
    <style:style style:name="T402" style:family="text">
      <style:text-properties officeooo:rsid="001f9325"/>
    </style:style>
    <style:style style:name="T403" style:family="text">
      <style:text-properties officeooo:rsid="011576ca"/>
    </style:style>
    <style:style style:name="T404" style:family="text">
      <style:text-properties officeooo:rsid="0030336e"/>
    </style:style>
    <style:style style:name="T405" style:family="text">
      <style:text-properties officeooo:rsid="00d82ecf"/>
    </style:style>
    <style:style style:name="T406" style:family="text">
      <style:text-properties style:font-weight-asian="normal" style:font-weight-complex="normal"/>
    </style:style>
    <style:style style:name="T407" style:family="text">
      <style:text-properties officeooo:rsid="000a3927" style:font-weight-asian="normal" style:font-weight-complex="normal"/>
    </style:style>
    <style:style style:name="T408" style:family="text">
      <style:text-properties officeooo:rsid="009e3ee7" style:font-weight-asian="normal" style:font-weight-complex="normal"/>
    </style:style>
    <style:style style:name="T409" style:family="text">
      <style:text-properties fo:font-weight="normal" style:font-weight-asian="normal" style:font-weight-complex="normal"/>
    </style:style>
    <style:style style:name="T410" style:family="text">
      <style:text-properties fo:font-weight="normal" officeooo:rsid="001ce639" style:font-weight-asian="normal" style:font-weight-complex="normal"/>
    </style:style>
    <style:style style:name="T411" style:family="text">
      <style:text-properties fo:font-weight="normal" officeooo:rsid="00226f0b" style:font-weight-asian="normal" style:font-weight-complex="normal"/>
    </style:style>
    <style:style style:name="T412" style:family="text">
      <style:text-properties fo:font-weight="normal" officeooo:rsid="0055fdf8" style:font-weight-asian="normal" style:font-weight-complex="normal"/>
    </style:style>
    <style:style style:name="T413" style:family="text">
      <style:text-properties fo:font-weight="normal" officeooo:rsid="00586bac" style:font-weight-asian="normal" style:font-weight-complex="normal"/>
    </style:style>
    <style:style style:name="T414" style:family="text">
      <style:text-properties fo:font-weight="normal" officeooo:rsid="005a363c" style:font-weight-asian="normal" style:font-weight-complex="normal"/>
    </style:style>
    <style:style style:name="T415" style:family="text">
      <style:text-properties fo:font-weight="normal" officeooo:rsid="002cfe35" style:font-weight-asian="normal" style:font-weight-complex="normal"/>
    </style:style>
    <style:style style:name="T416" style:family="text">
      <style:text-properties fo:font-weight="normal" officeooo:rsid="00ba021d" style:font-weight-asian="normal" style:font-weight-complex="normal"/>
    </style:style>
    <style:style style:name="T417" style:family="text">
      <style:text-properties fo:font-weight="normal" officeooo:rsid="003ef779" style:font-weight-asian="normal" style:font-weight-complex="normal"/>
    </style:style>
    <style:style style:name="T418" style:family="text">
      <style:text-properties officeooo:rsid="0040a822"/>
    </style:style>
    <style:style style:name="T419" style:family="text">
      <style:text-properties officeooo:rsid="0016db75"/>
    </style:style>
    <style:style style:name="T420" style:family="text">
      <style:text-properties officeooo:rsid="0042e1eb"/>
    </style:style>
    <style:style style:name="T421" style:family="text">
      <style:text-properties fo:font-style="normal" style:text-underline-style="solid" style:text-underline-width="auto" style:text-underline-color="font-color" officeooo:rsid="00adb8ab"/>
    </style:style>
    <style:style style:name="T422" style:family="text">
      <style:text-properties fo:font-style="normal" style:text-underline-style="solid" style:text-underline-width="auto" style:text-underline-color="font-color" officeooo:rsid="001a885d"/>
    </style:style>
    <style:style style:name="T423" style:family="text">
      <style:text-properties fo:font-style="normal" style:text-underline-style="solid" style:text-underline-width="auto" style:text-underline-color="font-color" officeooo:rsid="001b7269"/>
    </style:style>
    <style:style style:name="T424" style:family="text">
      <style:text-properties fo:font-style="normal" style:text-underline-style="solid" style:text-underline-width="auto" style:text-underline-color="font-color" officeooo:rsid="000db789" style:font-style-asian="normal" style:font-style-complex="normal"/>
    </style:style>
    <style:style style:name="T425" style:family="text">
      <style:text-properties fo:font-style="normal" officeooo:rsid="00adb8ab"/>
    </style:style>
    <style:style style:name="T426" style:family="text">
      <style:text-properties fo:font-style="normal" officeooo:rsid="001b7269"/>
    </style:style>
    <style:style style:name="T427" style:family="text">
      <style:text-properties fo:font-style="normal" style:font-style-asian="normal" style:font-style-complex="normal"/>
    </style:style>
    <style:style style:name="T428" style:family="text">
      <style:text-properties fo:font-style="normal" officeooo:rsid="001b7269" style:font-style-asian="normal" style:font-style-complex="normal"/>
    </style:style>
    <style:style style:name="T429" style:family="text">
      <style:text-properties fo:font-style="normal" officeooo:rsid="00b7afda" style:font-style-asian="normal" style:font-style-complex="normal"/>
    </style:style>
    <style:style style:name="T430" style:family="text">
      <style:text-properties fo:font-style="normal" officeooo:rsid="0027cb70" style:font-style-asian="normal" style:font-style-complex="normal"/>
    </style:style>
    <style:style style:name="T431" style:family="text">
      <style:text-properties fo:font-style="normal" officeooo:rsid="0042e1eb" style:font-style-asian="normal" style:font-style-complex="normal"/>
    </style:style>
    <style:style style:name="T432" style:family="text">
      <style:text-properties fo:font-style="normal" officeooo:rsid="009cf4e6" style:font-style-asian="normal" style:font-style-complex="normal"/>
    </style:style>
    <style:style style:name="T433" style:family="text">
      <style:text-properties fo:font-style="normal" style:font-style-asian="italic" style:font-style-complex="italic"/>
    </style:style>
    <style:style style:name="T434" style:family="text">
      <style:text-properties fo:font-style="normal" officeooo:rsid="0055fdf8" style:font-style-asian="italic" style:font-style-complex="italic"/>
    </style:style>
    <style:style style:name="T435" style:family="text">
      <style:text-properties officeooo:rsid="0029bbe8"/>
    </style:style>
    <style:style style:name="T436" style:family="text">
      <style:text-properties officeooo:rsid="004415c2"/>
    </style:style>
    <style:style style:name="T437" style:family="text">
      <style:text-properties officeooo:rsid="0112ce01"/>
    </style:style>
    <style:style style:name="T438" style:family="text">
      <style:text-properties officeooo:rsid="001c26f3"/>
    </style:style>
    <style:style style:name="T439" style:family="text">
      <style:text-properties officeooo:rsid="0114b06d"/>
    </style:style>
    <style:style style:name="T440" style:family="text">
      <style:text-properties style:text-position="super 58%"/>
    </style:style>
    <style:style style:name="T441" style:family="text">
      <style:text-properties style:text-position="super 58%" officeooo:rsid="004e9c21"/>
    </style:style>
    <style:style style:name="T442" style:family="text">
      <style:text-properties officeooo:rsid="004bbfb9"/>
    </style:style>
    <style:style style:name="T443" style:family="text">
      <style:text-properties officeooo:rsid="00c18d86"/>
    </style:style>
    <style:style style:name="T444" style:family="text">
      <style:text-properties officeooo:rsid="004769a6"/>
    </style:style>
    <style:style style:name="T445" style:family="text">
      <style:text-properties officeooo:rsid="010caa78"/>
    </style:style>
    <style:style style:name="T446" style:family="text">
      <style:text-properties officeooo:rsid="010d332d"/>
    </style:style>
    <style:style style:name="T447" style:family="text">
      <style:text-properties officeooo:rsid="00226f0b"/>
    </style:style>
    <style:style style:name="T448" style:family="text">
      <style:text-properties officeooo:rsid="004ec491"/>
    </style:style>
    <style:style style:name="T449" style:family="text">
      <style:text-properties officeooo:rsid="002b5315"/>
    </style:style>
    <style:style style:name="T450" style:family="text">
      <style:text-properties officeooo:rsid="011fecd8"/>
    </style:style>
    <style:style style:name="T451" style:family="text">
      <style:text-properties officeooo:rsid="004f9c87"/>
    </style:style>
    <style:style style:name="T452" style:family="text">
      <style:text-properties officeooo:rsid="00305a70"/>
    </style:style>
    <style:style style:name="T453" style:family="text">
      <style:text-properties officeooo:rsid="0050e959"/>
    </style:style>
    <style:style style:name="T454" style:family="text">
      <style:text-properties officeooo:rsid="0055fdf8"/>
    </style:style>
    <style:style style:name="T455" style:family="text">
      <style:text-properties officeooo:rsid="00378fbd"/>
    </style:style>
    <style:style style:name="T456" style:family="text">
      <style:text-properties officeooo:rsid="00527eb3"/>
    </style:style>
    <style:style style:name="T457" style:family="text">
      <style:text-properties officeooo:rsid="003221b7"/>
    </style:style>
    <style:style style:name="T458" style:family="text">
      <style:text-properties officeooo:rsid="0056ced8"/>
    </style:style>
    <style:style style:name="T459" style:family="text">
      <style:text-properties officeooo:rsid="005a363c"/>
    </style:style>
    <style:style style:name="T460" style:family="text">
      <style:text-properties officeooo:rsid="00586bac"/>
    </style:style>
    <style:style style:name="T461" style:family="text">
      <style:text-properties officeooo:rsid="0037587f"/>
    </style:style>
    <style:style style:name="T462" style:family="text">
      <style:text-properties officeooo:rsid="0038ac72"/>
    </style:style>
    <style:style style:name="T463" style:family="text">
      <style:text-properties officeooo:rsid="003642d2"/>
    </style:style>
    <style:style style:name="T464" style:family="text">
      <style:text-properties officeooo:rsid="005b695c"/>
    </style:style>
    <style:style style:name="T465" style:family="text">
      <style:text-properties officeooo:rsid="005ccb33"/>
    </style:style>
    <style:style style:name="T466" style:family="text">
      <style:text-properties fo:font-size="9pt" fo:font-style="normal" style:text-underline-style="none" officeooo:rsid="00217b5f" style:font-size-asian="9pt" style:font-style-asian="italic" style:font-weight-asian="bold" style:font-size-complex="9pt" style:font-style-complex="italic" style:font-weight-complex="bold"/>
    </style:style>
    <style:style style:name="T467" style:family="text">
      <style:text-properties fo:font-size="9pt" fo:font-style="normal" style:font-size-asian="9pt" style:font-style-asian="italic" style:font-size-complex="9pt" style:font-style-complex="italic"/>
    </style:style>
    <style:style style:name="T468" style:family="text">
      <style:text-properties fo:font-size="9pt" fo:font-style="normal" officeooo:rsid="009cf4e6" style:font-size-asian="9pt" style:font-style-asian="normal" style:font-size-complex="9pt" style:font-style-complex="normal"/>
    </style:style>
    <style:style style:name="T469" style:family="text">
      <style:text-properties fo:font-size="9pt" fo:font-weight="normal" officeooo:rsid="00ba021d" style:font-size-asian="9pt" style:font-weight-asian="normal" style:font-size-complex="9pt" style:font-weight-complex="normal"/>
    </style:style>
    <style:style style:name="T470" style:family="text">
      <style:text-properties officeooo:rsid="00371b40"/>
    </style:style>
    <style:style style:name="T471" style:family="text">
      <style:text-properties style:font-name="Verdana" fo:font-size="10pt" style:font-size-asian="10pt" style:font-size-complex="10pt"/>
    </style:style>
    <style:style style:name="T472" style:family="text">
      <style:text-properties style:font-name="Verdana" fo:font-size="10pt" officeooo:rsid="001c26f3" style:font-size-asian="10pt" style:font-size-complex="10pt"/>
    </style:style>
    <style:style style:name="T473" style:family="text">
      <style:text-properties style:font-name="Verdana" fo:font-size="10pt" officeooo:rsid="00b5452f" style:font-size-asian="10pt" style:font-size-complex="10pt"/>
    </style:style>
    <style:style style:name="T474" style:family="text">
      <style:text-properties officeooo:rsid="00cf0fe3"/>
    </style:style>
    <style:style style:name="T475" style:family="text">
      <style:text-properties officeooo:rsid="007dc076"/>
    </style:style>
    <style:style style:name="T476" style:family="text">
      <style:text-properties officeooo:rsid="00217edc"/>
    </style:style>
    <style:style style:name="T477" style:family="text">
      <style:text-properties officeooo:rsid="002504c6"/>
    </style:style>
    <style:style style:name="T478" style:family="text">
      <style:text-properties officeooo:rsid="003a74c1"/>
    </style:style>
    <style:style style:name="T479" style:family="text">
      <style:text-properties officeooo:rsid="00268e51"/>
    </style:style>
    <style:style style:name="T480" style:family="text">
      <style:text-properties officeooo:rsid="00131ee1"/>
    </style:style>
    <style:style style:name="T481" style:family="text">
      <style:text-properties officeooo:rsid="00277eaa"/>
    </style:style>
    <style:style style:name="T482" style:family="text">
      <style:text-properties officeooo:rsid="00ba021d"/>
    </style:style>
    <style:style style:name="T483" style:family="text">
      <style:text-properties officeooo:rsid="001c2003"/>
    </style:style>
    <style:style style:name="T484" style:family="text">
      <style:text-properties officeooo:rsid="00282c5f"/>
    </style:style>
    <style:style style:name="T485" style:family="text">
      <style:text-properties officeooo:rsid="002cfe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5">Understand </text:p>
          </table:table-cell>
          <table:table-cell table:style-name="Table1.B1" office:value-type="string">
            <text:p text:style-name="P238">Devise</text:p>
          </table:table-cell>
        </table:table-row>
        <table:table-row>
          <table:table-cell table:style-name="Table1.A3" office:value-type="string">
            <text:list xml:id="list3583364758286618713" text:style-name="L1">
              <text:list-header>
                <text:p text:style-name="P214">Element: Question</text:p>
              </text:list-header>
            </text:list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3" office:value-type="string">
            <text:list xml:id="list124622543169475" text:continue-numbering="true" text:style-name="L1">
              <text:list-item>
                <text:p text:style-name="P202"><text:span text:style-name="T168">Read/Re Read </text:span><text:span text:style-name="T169">and </text:span>Underline Key Terms</text:p>
              </text:list-item>
              <text:list-item>
                <text:p text:style-name="P90">Think with a pencil</text:p>
              </text:list-item>
              <text:list-item>
                <text:p text:style-name="P83">Introduce suitable notation. - <text:span text:style-name="T476">translating early</text:span></text:p>
              </text:list-item>
              <text:list-item>
                <text:p text:style-name="P88"><text:span text:style-name="T331">Apply </text:span>SQR (<text:span text:style-name="T332">S</text:span>urvey, <text:span text:style-name="T332">Q</text:span>uestion, <text:span text:style-name="T332">R</text:span>ead)*</text:p>
              </text:list-item>
              <text:list-item>
                <text:p text:style-name="P88"><text:span text:style-name="T347">Have I worked a similar problem before i</text:span><text:span text:style-name="T349">n a slightly different form </text:span><text:span text:style-name="T350">and/o</text:span><text:span text:style-name="T166">r</text:span><text:span text:style-name="T103"> </text:span><text:span text:style-name="T167">categorize the problem into a particular type?</text:span></text:p>
              </text:list-item>
              <text:list-item>
                <text:p text:style-name="P38">What seems different about this problem?</text:p>
              </text:list-item>
              <text:list-item>
                <text:p text:style-name="P41">Review definitions, theorems or previous content, if needed, to better understand the problem or question? </text:p>
              </text:list-item>
              <text:list-item>
                <text:p text:style-name="P42"><text:span text:style-name="T382">Wh</text:span>at is the unknown? What are the data? What is the condition?</text:p>
              </text:list-item>
              <text:list-item>
                <text:p text:style-name="P42">Do you understand all the words used in stating the problem?</text:p>
              </text:list-item>
              <text:list-item>
                <text:p text:style-name="P42">Can you think of a picture or diagram that might help you understand the problem?</text:p>
              </text:list-item>
            </text:list>
          </table:table-cell>
          <table:table-cell table:style-name="Table1.B3" office:value-type="string">
            <text:list xml:id="list8747452259585379932" text:style-name="L41">
              <text:list-item>
                <text:p text:style-name="P101">Why is the <text:span text:style-name="T384">problem important?</text:span></text:p>
              </text:list-item>
              <text:list-item>
                <text:p text:style-name="P101"><text:span text:style-name="T185">Do I understand </text:span><text:span text:style-name="T186">how</text:span><text:span text:style-name="T185"> solving this problem will help me understand mathematics?</text:span></text:p>
              </text:list-item>
            </text:list>
          </table:table-cell>
        </table:table-row>
        <table:table-row>
          <table:table-cell table:style-name="Table1.A4" office:value-type="string">
            <text:p text:style-name="P203">Element: purpose</text:p>
          </table:table-cell>
          <table:table-cell table:style-name="Table1.B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08"/>
      <text:p text:style-name="Standard"/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236"><text:span text:style-name="T479">Step I - </text:span>Understand<text:span text:style-name="T477">ing the Problem</text:span></text:p>
          </table:table-cell>
          <table:covered-table-cell/>
        </table:table-row>
        <table:table-row>
          <table:table-cell table:style-name="Table6.A3" office:value-type="string">
            <text:list xml:id="list124622552166552" text:continue-list="list124622543169475" text:style-name="L1">
              <text:list-header>
                <text:p text:style-name="P154">Element<text:span text:style-name="T479">s</text:span>: <text:span text:style-name="T332">Question </text:span><text:span text:style-name="T345">and Purpose</text:span></text:p>
              </text:list-header>
            </text:list>
          </table:table-cell>
          <table:table-cell table:style-name="Table6.B3" office:value-type="string">
            <text:p text:style-name="P139">Key Questions</text:p>
          </table:table-cell>
        </table:table-row>
        <table:table-row>
          <table:table-cell table:style-name="Table6.A3" office:value-type="string">
            <text:list xml:id="list7508421423887288739" text:style-name="L80">
              <text:list-item>
                <text:p text:style-name="P91"><text:span text:style-name="T168">Read/Re Read </text:span><text:span text:style-name="T169">and </text:span>Underline Key Terms</text:p>
              </text:list-item>
              <text:list-item>
                <text:p text:style-name="P91">Think with a pencil</text:p>
              </text:list-item>
              <text:list-item>
                <text:p text:style-name="P91">Introduce suitable notation. - <text:span text:style-name="T476">translating early</text:span></text:p>
              </text:list-item>
              <text:list-item>
                <text:p text:style-name="P91"><text:span text:style-name="T331">Apply </text:span>SQR (<text:span text:style-name="T332">S</text:span>urvey, <text:span text:style-name="T332">Q</text:span>uestion, <text:span text:style-name="T332">R</text:span>ead)</text:p>
              </text:list-item>
              <text:list-item>
                <text:p text:style-name="P95">Write-to-learn</text:p>
              </text:list-item>
              <text:list-item>
                <text:p text:style-name="P91"><text:span text:style-name="T347">Have I worked a similar problem before i</text:span><text:span text:style-name="T349">n a slightly different form </text:span><text:span text:style-name="T350">and/o</text:span><text:span text:style-name="T166">r</text:span><text:span text:style-name="T200"> </text:span><text:span text:style-name="T167">categorize the problem into a particular type?</text:span></text:p>
              </text:list-item>
              <text:list-item>
                <text:p text:style-name="P91">What seems different about this problem?</text:p>
              </text:list-item>
              <text:list-item>
                <text:p text:style-name="P91">Review definitions, theorems or previous content, if needed, to better understand the problem or question? </text:p>
              </text:list-item>
              <text:list-item>
                <text:p text:style-name="P91"><text:span text:style-name="T382">Wh</text:span>at is the unknown? What are the data? What is the condition?</text:p>
              </text:list-item>
              <text:list-item>
                <text:p text:style-name="P91">Do you understand all the words used in stating the problem?</text:p>
              </text:list-item>
              <text:list-item>
                <text:p text:style-name="P91">Can you think of a picture or diagram that might help you understand the problem?</text:p>
              </text:list-item>
            </text:list>
          </table:table-cell>
          <table:table-cell table:style-name="Table6.B3" office:value-type="string">
            <text:list xml:id="list7252188418106581448" text:style-name="L82">
              <text:list-item>
                <text:p text:style-name="P92">The key <text:span text:style-name="T478">math </text:span><text:span text:style-name="T65">question</text:span><text:span text:style-name="T69">(s)</text:span> or <text:span text:style-name="T65">problem</text:span><text:span text:style-name="T69">(s)</text:span> <text:span text:style-name="T478">that I am to solve </text:span>is/<text:span text:style-name="T383">are</text:span></text:p>
              </text:list-item>
              <text:list-item>
                <text:p text:style-name="P92"><text:span text:style-name="T170">What is the problem asking or what question am I trying to answer</text:span></text:p>
              </text:list-item>
              <text:list-item>
                <text:p text:style-name="P92"><text:span text:style-name="T171">W</text:span><text:span text:style-name="T409">hy is the </text:span><text:span text:style-name="T394">problem important?</text:span></text:p>
              </text:list-item>
              <text:list-item>
                <text:p text:style-name="P92"><text:span text:style-name="T172">Do I understand </text:span><text:span text:style-name="T173">how</text:span><text:span text:style-name="T172"> solving this problem will help me understand mathemati</text:span></text:p>
              </text:list-item>
              <text:list-item>
                <text:p text:style-name="P92"><text:span text:style-name="T229">What is the practical </text:span><text:span text:style-name="T230">or theoretical </text:span><text:span text:style-name="T229">importance in </text:span><text:span text:style-name="T230">solving </text:span><text:span text:style-name="T231">the prob</text:span><text:span text:style-name="T236">lem?</text:span></text:p>
              </text:list-item>
              <text:list-item>
                <text:p text:style-name="P92"><text:span text:style-name="T275">State </text:span><text:span text:style-name="T276">as accurately as possible, the purpose for solving the problem. </text:span></text:p>
              </text:list-item>
              <text:list-item>
                <text:p text:style-name="P92"><text:span text:style-name="T276">What exactly are we trying to do? </text:span></text:p>
              </text:list-item>
              <text:list-item>
                <text:p text:style-name="P92"><text:span text:style-name="T276">What purpose will our solution achieve? W</text:span><text:span text:style-name="T277">hy is the </text:span><text:span text:style-name="T278">problem important</text:span><text:span text:style-name="T277">?</text:span><text:span text:style-name="T276"> </text:span></text:p>
                <text:p text:style-name="P204"><text:span text:style-name="T189">Clar</text:span><text:span text:style-name="T190">i</text:span><text:span text:style-name="T189">ty;</text:span><text:span text:style-name="T182"> </text:span><text:span text:style-name="T189">Accurate</text:span><text:span text:style-name="T182">; </text:span><text:span text:style-name="T197">Precis</text:span><text:span text:style-name="T198">ion;</text:span><text:span text:style-name="T183"> </text:span><text:span text:style-name="T191">Fairness.</text:span><text:span text:style-name="T199">.</text:span></text:p>
              </text:list-item>
            </text:list>
          </table:table-cell>
        </table:table-row>
        <table:table-row>
          <table:table-cell table:style-name="Table6.A4" office:value-type="string">
            <text:p text:style-name="P139">Element: <text:span text:style-name="T332">Information and Assumptions</text:span></text:p>
          </table:table-cell>
          <table:table-cell table:style-name="Table6.B4" office:value-type="string">
            <text:p text:style-name="P239">Key Questions</text:p>
          </table:table-cell>
        </table:table-row>
        <table:table-row>
          <table:table-cell table:style-name="Table6.A5" office:value-type="string">
            <text:list xml:id="list7057168030347017827" text:style-name="L84">
              <text:list-item>
                <text:p text:style-name="P96"><text:span text:style-name="T395">Reread the problem and carefully extract information</text:span></text:p>
              </text:list-item>
              <text:list-item>
                <text:p text:style-name="P96"><text:span text:style-name="T395">W</text:span><text:span text:style-name="T384">rite the knowns and unknowns</text:span></text:p>
              </text:list-item>
              <text:list-item>
                <text:p text:style-name="P96"><text:span text:style-name="T384">Convert or translate information into mathematical symbols</text:span></text:p>
              </text:list-item>
              <text:list-item>
                <text:p text:style-name="P39"><text:span text:style-name="T479">C</text:span>onstruct a mathematical sentence with information provided?</text:p>
              </text:list-item>
              <text:list-item>
                <text:p text:style-name="P96"><text:span text:style-name="T481">List </text:span>assumptions</text:p>
              </text:list-item>
              <text:list-item>
                <text:p text:style-name="P96">List extraneous information</text:p>
                <text:p text:style-name="P142"/>
              </text:list-item>
            </text:list>
          </table:table-cell>
          <table:table-cell table:style-name="Table6.B5" office:value-type="string">
            <text:list xml:id="list2920611496839615358" text:style-name="L42">
              <text:list-item>
                <text:p text:style-name="P102"><text:span text:style-name="T395">W</text:span><text:span text:style-name="T391">hat information such as data, and facts </text:span><text:span text:style-name="T392">d</text:span><text:span text:style-name="T391">o I have?</text:span></text:p>
              </text:list-item>
              <text:list-item>
                <text:p text:style-name="P102"><text:span text:style-name="T391">What </text:span><text:span text:style-name="T341">information</text:span><text:span text:style-name="T391"> do I need to answer the question? </text:span></text:p>
              </text:list-item>
              <text:list-item>
                <text:p text:style-name="P94"><text:span text:style-name="T215">W</text:span><text:span text:style-name="T214">hat information relevant to the mathematical situation or problem do I possess,</text:span></text:p>
              </text:list-item>
              <text:list-item>
                <text:p text:style-name="P94"><text:span text:style-name="T216">H</text:span><text:span text:style-name="T214">ow is that information accessed and used?</text:span></text:p>
              </text:list-item>
              <text:list-item>
                <text:p text:style-name="P43">Do I need to seek new information and data?</text:p>
              </text:list-item>
              <text:list-item>
                <text:p text:style-name="P93"><text:span text:style-name="T385">How is </text:span><text:span text:style-name="T386">the information </text:span><text:span text:style-name="T385">connected to the question?</text:span></text:p>
              </text:list-item>
              <text:list-item>
                <text:p text:style-name="P93"><text:span text:style-name="T480">Am I assuming information is true, rather than knowing that it is, in fact true?</text:span></text:p>
              </text:list-item>
              <text:list-item>
                <text:p text:style-name="P3"><text:span text:style-name="T405">Do my assumptions make sense?</text:span></text:p>
              </text:list-item>
              <text:list-item>
                <text:p text:style-name="P3"><text:span text:style-name="T482">Are our <text:tab/>assumptions justifiable?</text:span></text:p>
                <text:p text:style-name="P200"><text:span text:style-name="T189">Clar</text:span><text:span text:style-name="T190">i</text:span><text:span text:style-name="T189">ty; </text:span><text:span text:style-name="T168"><text:s/></text:span><text:span text:style-name="T192">Accuracy;</text:span><text:span text:style-name="T171"> </text:span><text:span text:style-name="T193">Precis</text:span><text:span text:style-name="T191">ion;</text:span><text:span text:style-name="T174">; </text:span><text:span text:style-name="T191">Fairness;</text:span><text:span text:style-name="T175"> </text:span><text:span text:style-name="T194">Significance</text:span><text:span text:style-name="T175">;</text:span><text:span text:style-name="T176"> </text:span><text:span text:style-name="T195">R</text:span><text:span text:style-name="T196">elevance;</text:span><text:span text:style-name="T177">. </text:span></text:p>
              </text:list-item>
            </text:list>
          </table:table-cell>
        </table:table-row>
      </table:table>
      <text:p text:style-name="P207"/>
      <text:p text:style-name="P248"><text:soft-page-break/></text:p>
      <text:p text:style-name="P248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237"><text:span text:style-name="T479">Step I - </text:span>Understand<text:span text:style-name="T477">ing the Problem</text:span></text:p>
          </table:table-cell>
          <table:covered-table-cell/>
        </table:table-row>
        <table:table-row>
          <table:table-cell table:style-name="Table2.A3" office:value-type="string">
            <text:list xml:id="list124622580165343" text:continue-list="list124622552166552" text:style-name="L1">
              <text:list-header>
                <text:p text:style-name="P155">Element<text:span text:style-name="T479">s</text:span>: <text:span text:style-name="T481">Concepts</text:span></text:p>
              </text:list-header>
            </text:list>
          </table:table-cell>
          <table:table-cell table:style-name="Table2.B3" office:value-type="string">
            <text:p text:style-name="P140">Key Questions</text:p>
          </table:table-cell>
        </table:table-row>
        <table:table-row>
          <table:table-cell table:style-name="Table2.A3" office:value-type="string">
            <text:list xml:id="list5930586921407304076" text:style-name="L85">
              <text:list-item>
                <text:p text:style-name="P57">List the key concepts needed to understand the prooblem.</text:p>
              </text:list-item>
              <text:list-item>
                <text:p text:style-name="P45"><text:span text:style-name="T484">Review relevant concepts or content that </text:span>I need to <text:span text:style-name="T403">internalize</text:span> <text:span text:style-name="T484">to better understand the problem.</text:span></text:p>
              </text:list-item>
              <text:list-item>
                <text:p text:style-name="P45"><text:span text:style-name="T404">SEEI key concept(s).</text:span></text:p>
              </text:list-item>
              <text:list-item>
                <text:p text:style-name="P57">List all possible representations of the content.</text:p>
              </text:list-item>
            </text:list>
          </table:table-cell>
          <table:table-cell table:style-name="Table2.B3" office:value-type="string">
            <text:list xml:id="list1975698342847401292" text:style-name="L86">
              <text:list-item>
                <text:p text:style-name="P115"><text:span text:style-name="T267">Can you </text:span><text:span text:style-name="T268">describe how </text:span><text:span text:style-name="T267">new </text:span><text:span text:style-name="T269">content, needed to </text:span><text:span text:style-name="T270">understand and </text:span><text:span text:style-name="T269">olve this problem, is/are related </text:span><text:span text:style-name="T267">to previous </text:span><text:span text:style-name="T268">concepts that I have </text:span><text:span text:style-name="T267">learn</text:span><text:span text:style-name="T268">ed</text:span><text:span text:style-name="T267">?</text:span></text:p>
              </text:list-item>
              <text:list-item>
                <text:p text:style-name="P97"><text:span text:style-name="T178">What concepts or content (theorems, definitions, formulas, </text:span><text:span text:style-name="T179">or procedures</text:span><text:span text:style-name="T178">.) do we need to understand </text:span><text:span text:style-name="T180">and</text:span><text:span text:style-name="T178"> reach a solution</text:span><text:span text:style-name="T201">?</text:span></text:p>
              </text:list-item>
              <text:list-item>
                <text:p text:style-name="P143"><text:span text:style-name="T210">What is/are the most appropriate/</text:span><text:span text:style-name="T211">accessible</text:span><text:span text:style-name="T210"> representation for the concept(s) </text:span><text:span text:style-name="T211">(table/numeric, symbols,, graph, other picture such as a Venn diagram or histogram)</text:span><text:span text:style-name="T348">?</text:span></text:p>
                <text:p text:style-name="P143"><text:span text:style-name="T113">Clar</text:span><text:span text:style-name="T114">i</text:span><text:span text:style-name="T113">ty;</text:span><text:span text:style-name="T104"> </text:span><text:span text:style-name="T113">Accurate</text:span><text:span text:style-name="T104">; </text:span><text:span text:style-name="T113">Precis</text:span><text:span text:style-name="T116">ion</text:span><text:span text:style-name="T104">-; </text:span><text:span text:style-name="T116">Fairness</text:span><text:span text:style-name="T101">; </text:span><text:span text:style-name="T116">Significance </text:span><text:span text:style-name="T117">R</text:span><text:span text:style-name="T118">elevance.</text:span></text:p>
              </text:list-item>
            </text:list>
          </table:table-cell>
        </table:table-row>
        <table:table-row>
          <table:table-cell table:style-name="Table2.A4" office:value-type="string">
            <text:p text:style-name="P140">Element: <text:span text:style-name="T346">Inferences and Interpretations</text:span></text:p>
          </table:table-cell>
          <table:table-cell table:style-name="Table2.B4" office:value-type="string">
            <text:p text:style-name="P240">Key Questions</text:p>
          </table:table-cell>
        </table:table-row>
        <table:table-row>
          <table:table-cell table:style-name="Table2.A5" office:value-type="string">
            <text:list xml:id="list4566369432342612286" text:style-name="L89">
              <text:list-item>
                <text:p text:style-name="P103"><text:span text:style-name="T415">L</text:span><text:span text:style-name="T409">ist inferences and interpretations</text:span></text:p>
              </text:list-item>
              <text:list-item>
                <text:p text:style-name="P103"><text:span text:style-name="T415">Describe</text:span><text:span text:style-name="T271">e </text:span><text:span text:style-name="T272">the </text:span><text:span text:style-name="T271">basis for our </text:span><text:span text:style-name="T279">inferences </text:span><text:span text:style-name="T271">and </text:span><text:span text:style-name="T279">interpretations</text:span><text:span text:style-name="T271"> at this point are</text:span></text:p>
              </text:list-item>
              <text:list-item>
                <text:p text:style-name="P103"><text:span text:style-name="T271">L</text:span><text:span text:style-name="T264">ist any other interpretations that can be reasonable inferred.</text:span></text:p>
                <text:p text:style-name="P103"><text:span text:style-name="T395"/></text:p>
              </text:list-item>
            </text:list>
          </table:table-cell>
          <table:table-cell table:style-name="Table2.B5" office:value-type="string">
            <text:list xml:id="list7797471367672734097" text:style-name="L88">
              <text:list-item>
                <text:p text:style-name="P47">Are my inferences reasonable?</text:p>
              </text:list-item>
              <text:list-item>
                <text:p text:style-name="P99"><text:span text:style-name="T188">Have I </text:span><text:span text:style-name="T187">considered</text:span><text:span text:style-name="T188"> other information that can be reasonably inferred from the information provided?</text:span></text:p>
              </text:list-item>
              <text:list-item>
                <text:p text:style-name="P60">Am I interpreting <text:span text:style-name="T418">information</text:span> correctly (graphs, charts, etc.)?</text:p>
              </text:list-item>
              <text:list-item>
                <text:p text:style-name="P48">Is there another way to interpret the information?</text:p>
              </text:list-item>
              <text:list-item>
                <text:p text:style-name="P144"><text:span text:style-name="T416"><text:s/></text:span><text:span text:style-name="T469">Can I justify my interpretation of the information or problem to be solved? </text:span></text:p>
              </text:list-item>
              <text:list-item>
                <text:p text:style-name="P98"><text:span text:style-name="T416">Have I made any inferences </text:span><text:span text:style-name="T417">about the problem </text:span><text:span text:style-name="T416">beyond what the evidence implies? Are my inferences consistent?)</text:span></text:p>
                <text:p text:style-name="P40"><text:span text:style-name="T38">Clar</text:span><text:span text:style-name="T39">i</text:span><text:span text:style-name="T38">ty; </text:span><text:span text:style-name="T28"><text:s/></text:span><text:span text:style-name="T38">Accurate</text:span><text:span text:style-name="T28">; </text:span><text:span text:style-name="T40">Precise</text:span><text:span text:style-name="T29">; </text:span><text:span text:style-name="T41">Fairness</text:span><text:span text:style-name="T30">; </text:span><text:span text:style-name="T41">Breadth;</text:span><text:span text:style-name="T30"> </text:span><text:span text:style-name="T42">Significance</text:span></text:p>
              </text:list-item>
            </text:list>
          </table:table-cell>
        </table:table-row>
        <table:table-row>
          <table:table-cell table:style-name="Table2.A6" office:value-type="string">
            <text:p text:style-name="P141">Element<text:span text:style-name="T485">s</text:span>: <text:span text:style-name="T361">Conclusions or Implications</text:span><text:span text:style-name="T364"> </text:span><text:span text:style-name="T363">and</text:span><text:span text:style-name="T204"> </text:span><text:span text:style-name="T205">Point(s) of View </text:span></text:p>
          </table:table-cell>
          <table:table-cell table:style-name="Table2.B6" office:value-type="string">
            <text:p text:style-name="P240">Key Questions</text:p>
          </table:table-cell>
        </table:table-row>
        <table:table-row>
          <table:table-cell table:style-name="Table2.A7" office:value-type="string">
            <text:list xml:id="list778956746140618503" text:style-name="L90">
              <text:list-item>
                <text:p text:style-name="P145"><text:span text:style-name="Emphasis"><text:span text:style-name="T209">List </text:span></text:span><text:span text:style-name="Emphasis"><text:span text:style-name="T208">strategies were the most helpful to me in understanding the problem? </text:span></text:span><text:span text:style-name="T265"><text:s/></text:span></text:p>
              </text:list-item>
              <text:list-item>
                <text:p text:style-name="P145"><text:span text:style-name="Emphasis"><text:span text:style-name="T314">List w</text:span></text:span><text:span text:style-name="Emphasis"><text:span text:style-name="T310">hat </text:span></text:span><text:span text:style-name="Emphasis"><text:span text:style-name="T314">I </text:span></text:span><text:span text:style-name="Emphasis"><text:span text:style-name="T310">would do differently next time </text:span></text:span><text:span text:style-name="Emphasis"><text:span text:style-name="T311">to better understanding math problems</text:span></text:span><text:span text:style-name="Emphasis"><text:span text:style-name="T310">?</text:span></text:span></text:p>
              </text:list-item>
              <text:list-item>
                <text:p text:style-name="P145"><text:span text:style-name="T133">Consider the impact of alternative or unexpressed assumptions.</text:span></text:p>
              </text:list-item>
              <text:list-item>
                <text:p text:style-name="P145"><text:span text:style-name="Emphasis"><text:span text:style-name="T147">Consider the impact of removing assumptions. </text:span></text:span></text:p>
              </text:list-item>
            </text:list>
          </table:table-cell>
          <table:table-cell table:style-name="Table2.B7" office:value-type="string">
            <text:list xml:id="list5930995257947835728" text:style-name="L47">
              <text:list-item>
                <text:p text:style-name="P133"><text:span text:style-name="Emphasis"><text:span text:style-name="T3">Has my understanding of the problem changed? If so, how?</text:span></text:span></text:p>
              </text:list-item>
              <text:list-item>
                <text:p text:style-name="P146"><text:span text:style-name="Emphasis"><text:span text:style-name="T319">Does my </text:span></text:span><text:span text:style-name="Emphasis"><text:span text:style-name="T320">statement of the problem</text:span></text:span><text:span text:style-name="Emphasis"><text:span text:style-name="T319"> make sense within the conditions</text:span></text:span><text:span text:style-name="Emphasis"><text:span text:style-name="T320"> provided?</text:span></text:span><text:span text:style-name="Emphasis"><text:span text:style-name="T319"> </text:span></text:span></text:p>
              </text:list-item>
              <text:list-item>
                <text:p text:style-name="P132"><text:span text:style-name="Emphasis"><text:span text:style-name="T312">How can we check </text:span></text:span><text:span text:style-name="Emphasis"><text:span text:style-name="T313">my understanding</text:span></text:span><text:span text:style-name="Emphasis"><text:span text:style-name="T312">? </text:span></text:span></text:p>
              </text:list-item>
              <text:list-item>
                <text:p text:style-name="P132"><text:span text:style-name="Emphasis"><text:span text:style-name="T315">Can you articulate another reasonable way of </text:span></text:span><text:span text:style-name="Emphasis"><text:span text:style-name="T314">at </text:span></text:span><text:span text:style-name="Emphasis"><text:span text:style-name="T315">looking at the </text:span></text:span><text:span text:style-name="Emphasis"><text:span text:style-name="T314">problem</text:span></text:span><text:span text:style-name="Emphasis"><text:span text:style-name="T315">?</text:span></text:span></text:p>
              </text:list-item>
              <text:list-item>
                <text:p text:style-name="P146"><text:span text:style-name="Emphasis"><text:span text:style-name="T319">Can </text:span></text:span><text:span text:style-name="Emphasis"><text:span text:style-name="T320">this problem</text:span></text:span><text:span text:style-name="Emphasis"><text:span text:style-name="T319"> be extended to other types of problems?</text:span></text:span></text:p>
              </text:list-item>
            </text:list>
            <text:p text:style-name="P217"><text:soft-page-break/><text:span text:style-name="Emphasis"><text:span text:style-name="T310"/></text:span></text:p>
            <text:p text:style-name="P123"><text:span text:style-name="Emphasis"><text:span text:style-name="T249">Clar</text:span></text:span><text:span text:style-name="Emphasis"><text:span text:style-name="T250">i</text:span></text:span><text:span text:style-name="Emphasis"><text:span text:style-name="T249">ty</text:span></text:span><text:span text:style-name="Emphasis"><text:span text:style-name="T221"> – </text:span></text:span><text:span text:style-name="Emphasis"><text:span text:style-name="T249">Accurate</text:span></text:span><text:span text:style-name="Emphasis"><text:span text:style-name="T221">; </text:span></text:span><text:span text:style-name="Emphasis"><text:span text:style-name="T251">Precise</text:span></text:span><text:span text:style-name="Emphasis"><text:span text:style-name="T219">-</text:span></text:span><text:span text:style-name="Emphasis"><text:span text:style-name="T222">; </text:span></text:span><text:span text:style-name="Emphasis"><text:span text:style-name="T252">Fairness;</text:span></text:span><text:span text:style-name="Emphasis"><text:span text:style-name="T218"> </text:span></text:span><text:span text:style-name="Emphasis"><text:span text:style-name="T252">Breadth; </text:span></text:span><text:span text:style-name="Emphasis"><text:span text:style-name="T247">Significance.</text:span></text:span><text:span text:style-name="Emphasis"><text:span text:style-name="T217"> </text:span></text:span></text:p>
          </table:table-cell>
        </table:table-row>
      </table:table>
      <text:p text:style-name="P212"/>
      <text:p text:style-name="P249"/>
      <text:p text:style-name="P138"><text:span text:style-name="T212"><text:tab/></text:span><text:span text:style-name="T213">“A problem well stated is a problem half solved!”</text:span></text:p>
      <text:p text:style-name="P190"><text:tab/><text:span text:style-name="T203"><text:tab/></text:span></text:p>
      <text:p text:style-name="P206"><text:span text:style-name="T483"><text:tab/><text:tab/></text:span></text:p>
      <text:p text:style-name="P215"><text:span text:style-name="T410"><text:tab/></text:span></text:p>
      <text:p text:style-name="P35"><text:tab/></text:p>
      <text:p text:style-name="P125"><text:span text:style-name="T101"><text:tab/></text:span></text:p>
      <text:p text:style-name="P87"/>
      <text:p text:style-name="P87"/>
      <text:p text:style-name="P87"/>
      <text:p text:style-name="P87"/>
      <text:p text:style-name="P87"/>
      <text:p text:style-name="P87">II. <text:tab/><text:span text:style-name="T420">D</text:span>evise a plan (Polya step 2):</text:p>
      <text:p text:style-name="P196"><text:tab/>Element of Reasoning: Key Question</text:p>
      <text:p text:style-name="P190"><text:span text:style-name="T43"><text:tab/></text:span><text:span text:style-name="T44">Based on my understanding of the problem, the plan I have devised for its solution plan is <text:tab/></text:span><text:span text:style-name="T21">____________________________</text:span></text:p>
      <text:p text:style-name="P171"><text:span text:style-name="T50"><text:tab/>(</text:span><text:span text:style-name="T55">What is the </text:span><text:span text:style-name="T56">plan for achieving a solution to the </text:span><text:span text:style-name="T55">pro</text:span><text:span text:style-name="T57">b</text:span><text:span text:style-name="T55">lem?</text:span><text:span text:style-name="T51">)</text:span></text:p>
      <text:p text:style-name="P178"/>
      <text:p text:style-name="P171"><text:span text:style-name="T51"><text:tab/></text:span><text:span text:style-name="T52">The </text:span><text:span text:style-name="T64">Intellectual Standards</text:span><text:span text:style-name="T52"> used to judge the quality of my </text:span><text:span text:style-name="T56">solution plan</text:span><text:span text:style-name="T52"> are as follows:</text:span></text:p>
      <text:p text:style-name="P206"><text:span text:style-name="T101"><text:tab/></text:span><text:span text:style-name="T113">Clar</text:span><text:span text:style-name="T114">i</text:span><text:span text:style-name="T113">ty</text:span><text:span text:style-name="T119">; </text:span><text:span text:style-name="T115">Accuracy</text:span><text:span text:style-name="T120">; </text:span><text:span text:style-name="T115">Relevance</text:span><text:span text:style-name="T120">;</text:span><text:span text:style-name="T115"> Breadth</text:span><text:span text:style-name="T120">, </text:span><text:span text:style-name="T115">Depth</text:span><text:span text:style-name="T120">; </text:span><text:span text:style-name="T31">Precis</text:span><text:span text:style-name="T33">ion;</text:span><text:span text:style-name="T121"> </text:span><text:span text:style-name="T116">Fairness</text:span><text:span text:style-name="T102">.</text:span></text:p>
      <text:p text:style-name="P179"/>
      <text:p text:style-name="P179"><text:tab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191"><text:span text:style-name="T148">Strategies to </text:span><text:span text:style-name="T149">F</text:span><text:span text:style-name="T148">acilitate </text:span><text:span text:style-name="T158">Devise a Plan</text:span></text:p>
          </table:table-cell>
          <table:covered-table-cell/>
        </table:table-row>
        <table:table-row>
          <table:table-cell table:style-name="Table16.A2" office:value-type="string">
            <text:list xml:id="list7126935934044387889" text:style-name="L49">
              <text:list-item>
                <text:p text:style-name="P46"><text:span text:style-name="T484">Review</text:span> <text:span text:style-name="T403">relevant concepts or content </text:span>I need to review <text:span text:style-name="T403">and internalize</text:span> before proceeding with my solution plan? - <text:span text:style-name="T404">SEEI new content.</text:span></text:p>
              </text:list-item>
              <text:list-item>
                <text:p text:style-name="P109"><text:span text:style-name="T435">R</text:span>eview the question and organize information and concepts <text:span text:style-name="T436">identified</text:span></text:p>
              </text:list-item>
              <text:list-item>
                <text:p text:style-name="P104">Are there relevant concepts or content that I need to review and internalize before proceeding with my solution plan?</text:p>
              </text:list-item>
              <text:list-item>
                <text:p text:style-name="P109"><text:span text:style-name="T437">What </text:span><text:span text:style-name="T341">questions</text:span><text:span text:style-name="T438"> </text:span>d<text:span text:style-name="T438">o I have before I can begin to devise a solution plan? </text:span></text:p>
              </text:list-item>
              <text:list-item>
                <text:p text:style-name="P109"> Find the connection between the data and the unknown. You may be obliged to consider auxiliary problems if an immediate connection cannot be found. </text:p>
              </text:list-item>
              <text:list-item>
                <text:p text:style-name="P109">Have you seen it before? Or have you seen the same problem in a slightly different form?</text:p>
              </text:list-item>
              <text:list-item>
                <text:p text:style-name="P134"><text:span text:style-name="Emphasis"><text:span text:style-name="T365">Do you know a related problem?</text:span></text:span><text:span text:style-name="T372"> Do you know a theorem that could be useful?</text:span></text:p>
              </text:list-item>
              <text:list-item>
                <text:p text:style-name="P134"><text:span text:style-name="Emphasis"><text:span text:style-name="T321">Look at the unknown!</text:span></text:span><text:span text:style-name="T321"> And try to think of a familiar problem having the same or a similar unknown.</text:span></text:p>
              </text:list-item>
              <text:list-item>
                <text:p text:style-name="P134"><text:span text:style-name="Emphasis"><text:span text:style-name="T365">Here is a problem related to yours and solved before. Could you use it?</text:span></text:span><text:span text:style-name="T372"> Could you use its result? Could you use its method? Should you introduce some auxiliary element in order to make its use possible?</text:span><text:span text:style-name="T373"> Could you use its result? Could you use its method? Should you introduce</text:span></text:p>
              </text:list-item>
              <text:list-item>
                <text:p text:style-name="P105">translate information (known and unknowns) into appropriate representation -symbols, graphs, tables (see appendix on representations) </text:p>
              </text:list-item>
              <text:list-item>
                <text:p text:style-name="P109"><text:span text:style-name="T398">Breakdown problem <text:s/>- </text:span><text:span text:style-name="T336">simplification</text:span><text:span text:style-name="T398"> – </text:span><text:span text:style-name="T399">Identify goals and sub-goals- </text:span><text:span text:style-name="T398">actions and strategies</text:span></text:p>
              </text:list-item>
              <text:list-item>
                <text:p text:style-name="P109"><text:span text:style-name="T399">Provide scaffolding for difficult problems (e.g., break them into smaller and simpler problems, give hints about possible strategies, or provide partial solutions).</text:span><text:span text:style-name="T439">-</text:span></text:p>
              </text:list-item>
              <text:list-item>
                <text:p text:style-name="P109"><text:span text:style-name="T8">D</text:span><text:span text:style-name="T9">evelop a line of reasoning – Map and explain </text:span><text:soft-page-break/><text:span text:style-name="T9">the plan – </text:span><text:span text:style-name="T10">prepare to </text:span><text:span text:style-name="T13">bring in the solution</text:span></text:p>
              </text:list-item>
              <text:list-item>
                <text:p text:style-name="P106">Reflect on possible strategies - <text:s/>allow for the fact that more than one strategy may be needed to solve a given problem and that problems may</text:p>
              </text:list-item>
              <text:list-item>
                <text:p text:style-name="P109"><text:span text:style-name="T436">W</text:span>rite what <text:span text:style-name="T436">I</text:span> do or do not understand</text:p>
              </text:list-item>
              <text:list-item>
                <text:p text:style-name="P109">Can you break the problem into parts</text:p>
              </text:list-item>
              <text:list-item>
                <text:p text:style-name="P109">Can you solve part of the problem?</text:p>
              </text:list-item>
              <text:list-item>
                <text:p text:style-name="P122"><text:span text:style-name="T322">E</text:span><text:span text:style-name="T323">stimate <text:s/>- round up or down to determine a possible solution</text:span></text:p>
              </text:list-item>
              <text:list-item>
                <text:p text:style-name="P122"><text:span text:style-name="T322">G</text:span><text:span text:style-name="T323">uess and check – does the guess fit the conditions in the problem – </text:span><text:span text:style-name="T324">revise 1</text:span><text:span text:style-name="T328">st</text:span><text:span text:style-name="T324"> estimate, 2</text:span><text:span text:style-name="T328">nd </text:span><text:span text:style-name="T324">estimate and so o</text:span><text:span text:style-name="T325">n</text:span></text:p>
              </text:list-item>
              <text:list-item>
                <text:p text:style-name="P109">Use direct reasoning</text:p>
              </text:list-item>
              <text:list-item>
                <text:p text:style-name="P134"><text:span text:style-name="Emphasis"><text:span text:style-name="T369">Eliminate possibilities </text:span></text:span><text:span text:style-name="Emphasis"><text:span text:style-name="T370">in</text:span></text:span><text:span text:style-name="Emphasis"><text:span text:style-name="T369"> situations where there is a set of possible answers and a set of criteria the answer must meet. </text:span></text:span><text:span text:style-name="Emphasis"><text:span text:style-name="T370">(see appendix</text:span></text:span><text:span text:style-name="Emphasis"><text:span text:style-name="T371">)</text:span></text:span></text:p>
              </text:list-item>
            </text:list>
          </table:table-cell>
          <table:table-cell table:style-name="Table16.B2" office:value-type="string">
            <text:list xml:id="list124622635170279" text:continue-numbering="true" text:style-name="L49">
              <text:list-item>
                <text:p text:style-name="P109">What resources will I need to answer the question?</text:p>
              </text:list-item>
              <text:list-item>
                <text:p text:style-name="P109">What questions are emerging as <text:span text:style-name="T436">I </text:span>think my way through the plan?</text:p>
              </text:list-item>
              <text:list-item>
                <text:p text:style-name="P105">Draw a visual representation of the problem – picture of what I am thinking. Consider using a picture chart or concept map for developing a mental model.</text:p>
              </text:list-item>
              <text:list-item>
                <text:p text:style-name="P126">Thinking maps were developed two decades ago by Dr. David Hyerle to improve reading comprehension, writing, problem-solving and reasoning. A circle map shows context, a flow map sequencing, and a tree map classifying and grouping. Lightfoot draws thinking maps when teaching writing and literature to her kindergartners, many of w</text:p>
              </text:list-item>
              <text:list-item>
                <text:p text:style-name="P105">Explain why the plan might work.</text:p>
              </text:list-item>
              <text:list-item>
                <text:p text:style-name="P109">Estimate (quantity, measure or magnitude)</text:p>
              </text:list-item>
              <text:list-item>
                <text:p text:style-name="P109">Revise 1<text:span text:style-name="T440">st</text:span> estimate, 2<text:span text:style-name="T440">nd</text:span> and so on</text:p>
              </text:list-item>
              <text:list-item>
                <text:p text:style-name="P109"><text:span text:style-name="T442">C</text:span>onsider auxiliary problem solution plan if not accessible, then rewrite plan</text:p>
              </text:list-item>
              <text:list-item>
                <text:p text:style-name="P109"><text:s/>Could you restate the problem? Could you restate it still differently? Go</text:p>
              </text:list-item>
              <text:list-item>
                <text:p text:style-name="P109">Could you imagine a more accessible related problem? A more general problem? A more special problem? An analogous problem? Could you solve a part of the problem? Keep only a part of the condition, drop the other part; how far is the unknown then determined, how can it vary?</text:p>
              </text:list-item>
              <text:list-item>
                <text:p text:style-name="P109">Could you derive something useful from the data? Could you think of</text:p>
              </text:list-item>
              <text:list-item>
                <text:p text:style-name="P109">Did you use all the data? Did you use the whole condition?</text:p>
              </text:list-item>
              <text:list-item>
                <text:p text:style-name="P109">Have you taken into account all essential</text:p>
              </text:list-item>
              <text:list-item>
                <text:p text:style-name="P113">Other approaches:</text:p>
              </text:list-item>
            </text:list>
            <text:list xml:id="list7198296147711290026" text:style-name="L50">
              <text:list-item>
                <text:p text:style-name="P114">Guess and check</text:p>
              </text:list-item>
              <text:list-item>
                <text:p text:style-name="P107">Look for a pattern</text:p>
              </text:list-item>
              <text:list-item>
                <text:p text:style-name="P107">Work backwards</text:p>
              </text:list-item>
              <text:list-item>
                <text:p text:style-name="P110"><text:soft-page-break/><text:s/>Make an orderly l<text:span text:style-name="T382">ist</text:span></text:p>
              </text:list-item>
              <text:list-item>
                <text:p text:style-name="P110">Eliminate possibilities</text:p>
              </text:list-item>
              <text:list-item>
                <text:p text:style-name="P110">Solve a simpler problem</text:p>
              </text:list-item>
              <text:list-item>
                <text:p text:style-name="P110">Use symmetry</text:p>
              </text:list-item>
              <text:list-item>
                <text:p text:style-name="P110">Solve an equation </text:p>
              </text:list-item>
              <text:list-item>
                <text:p text:style-name="P110">Use a model</text:p>
              </text:list-item>
              <text:list-item>
                <text:p text:style-name="P110">Use a formula Consider special cases</text:p>
              </text:list-item>
              <text:list-item>
                <text:p text:style-name="P108">making a list</text:p>
              </text:list-item>
            </text:list>
            <text:list xml:id="list4779521378738179779" text:style-name="L51">
              <text:list-item>
                <text:p text:style-name="P111">acting out the problem</text:p>
              </text:list-item>
              <text:list-item>
                <text:p text:style-name="P111">guess and check</text:p>
              </text:list-item>
              <text:list-item>
                <text:p text:style-name="P111">finding a pattern</text:p>
              </text:list-item>
              <text:list-item>
                <text:p text:style-name="P111">making and using model</text:p>
              </text:list-item>
              <text:list-item>
                <text:p text:style-name="P111">using formulas</text:p>
              </text:list-item>
              <text:list-item>
                <text:p text:style-name="P111">choosing an operation</text:p>
              </text:list-item>
            </text:list>
            <text:p text:style-name="P112"/>
          </table:table-cell>
        </table:table-row>
      </table:table>
      <text:p text:style-name="P211"/>
      <text:p text:style-name="P190"><text:tab/></text:p>
      <text:p text:style-name="P190"><text:tab/><text:span text:style-name="T16">Element of Reasoning: </text:span><text:span text:style-name="T17">Information</text:span><text:tab/></text:p>
      <text:p text:style-name="P190"><text:span text:style-name="T21"><text:tab/>The most important</text:span><text:span text:style-name="T35"> information</text:span><text:span text:style-name="T21"> for addressing and solving the problem is <text:tab/>____________________________________________________________________________</text:span><text:span text:style-name="T104">.</text:span></text:p>
      <text:p text:style-name="P174"><text:span text:style-name="T77"><text:tab/>(Identify key information needed, or presupposed for addressing the problem. Here we are looking for facts or data <text:tab/>relevant</text:span><text:span text:style-name="T78"> to </text:span><text:span text:style-name="T77">the problem, </text:span><text:span text:style-name="T79">What information such as data, and facts </text:span><text:span text:style-name="T80">d</text:span><text:span text:style-name="T79">o I have? What </text:span><text:span text:style-name="T66">information</text:span><text:span text:style-name="T79"> do I need to answer <text:tab/>the question? Does it seem that some </text:span><text:span text:style-name="T66">information</text:span><text:span text:style-name="T79"> is still missing? </text:span><text:span text:style-name="T88">H</text:span><text:span text:style-name="T89">ow is information </text:span><text:span text:style-name="T88">to be </text:span><text:span text:style-name="T89">accessed and used?</text:span><text:span text:style-name="T78">)</text:span></text:p>
      <text:p text:style-name="P178"/>
      <text:p text:style-name="P171"><text:span text:style-name="T51"><text:tab/></text:span><text:span text:style-name="T52">The </text:span><text:span text:style-name="T64">Intellectual Standards</text:span><text:span text:style-name="T52"> used to judge the quality of </text:span><text:span text:style-name="T54">Information </text:span><text:span text:style-name="T52">are as follows:</text:span></text:p>
      <text:p text:style-name="P192"><text:span text:style-name="T258"><text:tab/></text:span><text:span text:style-name="T237">Clar</text:span><text:span text:style-name="T238">i</text:span><text:span text:style-name="T237">ty;</text:span><text:span text:style-name="T254"> </text:span><text:span text:style-name="T332">Precis</text:span><text:span text:style-name="T333">ion</text:span>-<text:span text:style-name="T255"> Fairness</text:span><text:span text:style-name="T232">;</text:span><text:span text:style-name="T240"> Significance</text:span><text:span text:style-name="T232">;</text:span><text:span text:style-name="T233"> </text:span><text:span text:style-name="T241">R</text:span><text:span text:style-name="T242">elevance;</text:span><text:span text:style-name="T234">. </text:span></text:p>
      <text:p text:style-name="P179"><text:tab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191"><text:span text:style-name="T148">Strategies </text:span><text:span text:style-name="T151">for </text:span><text:span text:style-name="T152">Information</text:span></text:p>
          </table:table-cell>
          <table:covered-table-cell/>
        </table:table-row>
        <table:table-row>
          <table:table-cell table:style-name="Table17.A2" office:value-type="string">
            <text:list xml:id="list5735479413053806773" text:style-name="L52">
              <text:list-item>
                <text:p text:style-name="P4">How can the information be used?</text:p>
              </text:list-item>
              <text:list-item>
                <text:p text:style-name="P4">Do I need to seek new information and data.?Make sure you have gathered sufficient data</text:p>
              </text:list-item>
              <text:list-item>
                <text:p text:style-name="P119"><text:soft-page-break/><text:span text:style-name="T327">Am I considering all of the information or data provided in the problem</text:span><text:span text:style-name="T326">?</text:span></text:p>
                <text:p text:style-name="P2"/>
              </text:list-item>
            </text:list>
          </table:table-cell>
          <table:table-cell table:style-name="Table17.B2" office:value-type="string">
            <text:list xml:id="list124622655155496" text:continue-numbering="true" text:style-name="L52">
              <text:list-item>
                <text:p text:style-name="P84">What information is extraneous?</text:p>
              </text:list-item>
              <text:list-item>
                <text:p text:style-name="P85"><text:span text:style-name="T11">Make sure that all data used is clear, accurate, and relevant to the problem at han</text:span><text:span text:style-name="T12">d</text:span></text:p>
              </text:list-item>
              <text:list-item>
                <text:p text:style-name="P44"><text:span text:style-name="Emphasis"><text:span text:style-name="T429">Apply the *Intellectual Standards to Element of </text:span></text:span><text:soft-page-break/><text:span text:style-name="Emphasis"><text:span text:style-name="T429">Reasoning.</text:span></text:span></text:p>
              </text:list-item>
            </text:list>
          </table:table-cell>
        </table:table-row>
      </table:table>
      <text:p text:style-name="P118"/>
      <text:p text:style-name="P189"><text:tab/></text:p>
      <text:p text:style-name="P190"><text:tab/><text:span text:style-name="T16">Element of Reasoning: </text:span><text:span text:style-name="T18">Concepts</text:span><text:tab/></text:p>
      <text:p text:style-name="P190"><text:span text:style-name="T21"><text:tab/></text:span><text:span text:style-name="T351"> </text:span><text:span text:style-name="T134">The key </text:span><text:span text:style-name="T112">concepts</text:span><text:span text:style-name="T134"> we need to </text:span><text:span text:style-name="T136">devise a </text:span><text:span text:style-name="T137">so</text:span><text:span text:style-name="T136">l</text:span><text:span text:style-name="T137">ution plan </text:span><text:span text:style-name="T134">are</text:span><text:span text:style-name="T125"> <text:s text:c="35"/><text:tab/><text:tab/>.</text:span><text:span text:style-name="T134"><text:tab/> </text:span></text:p>
      <text:p text:style-name="P190"><text:span text:style-name="T134"><text:tab/></text:span><text:span text:style-name="T135">(</text:span><text:span text:style-name="T105">What concepts or content (theorems, definitions, formulas, etc.) do we need to <text:tab/>understand for </text:span><text:span text:style-name="T110">devising a plan</text:span><text:span text:style-name="T105"> <text:tab/>solution?</text:span><text:span text:style-name="T106">)</text:span><text:span text:style-name="T353"><text:tab/></text:span></text:p>
      <text:p text:style-name="P178"/>
      <text:p text:style-name="P171"><text:span text:style-name="T51"><text:tab/></text:span><text:span text:style-name="T52">The </text:span><text:span text:style-name="T64">Intellectual Standards</text:span><text:span text:style-name="T52"> used to judge the quality of my understanding of the </text:span><text:span text:style-name="T54">concepts needed to understand <text:tab/>and solve this </text:span><text:span text:style-name="T52">problem are as follows: </text:span><text:span text:style-name="T334">Clar</text:span><text:span text:style-name="T335">i</text:span><text:span text:style-name="T334">ty</text:span><text:span text:style-name="T396">; </text:span><text:span text:style-name="T337">Accurate</text:span><text:span text:style-name="T400"> </text:span><text:span text:style-name="T337">Precis</text:span><text:span text:style-name="T333">ion</text:span><text:span text:style-name="T400">; Fairness; </text:span><text:span text:style-name="T333">Significance</text:span><text:span text:style-name="T401">; </text:span><text:span text:style-name="T338">R</text:span><text:span text:style-name="T339">elevance</text:span><text:span text:style-name="T443">.</text:span></text:p>
      <text:p text:style-name="P179"><text:tab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191"><text:span text:style-name="T148">Strategies </text:span><text:span text:style-name="T153">for</text:span><text:span text:style-name="T148"> </text:span><text:span text:style-name="T153">I</text:span><text:span text:style-name="T152">dentify</text:span><text:span text:style-name="T153">ing</text:span><text:span text:style-name="T152"> </text:span><text:span text:style-name="T153">and Applying </text:span><text:span text:style-name="T154">Concepts</text:span></text:p>
          </table:table-cell>
          <table:covered-table-cell/>
        </table:table-row>
        <table:table-row>
          <table:table-cell table:style-name="Table18.A2" office:value-type="string">
            <text:list xml:id="list3237468950830716318" text:style-name="L53">
              <text:list-item>
                <text:p text:style-name="P1">How are concepts/content relevant to the problem and how will information be related to content?</text:p>
              </text:list-item>
              <text:list-item>
                <text:p text:style-name="P1">Make sure you are using concepts with care and precision</text:p>
              </text:list-item>
            </text:list>
            <text:p text:style-name="P5"/>
          </table:table-cell>
          <table:table-cell table:style-name="Table18.B2" office:value-type="string">
            <text:list xml:id="list124622667171531" text:continue-numbering="true" text:style-name="L53">
              <text:list-item>
                <text:p text:style-name="P6">Translate information and concepts into a different representation (graphical, symbolic, numerical).</text:p>
              </text:list-item>
              <text:list-item>
                <text:p text:style-name="P8">Have I discovered concepts to be used in devising the solution other than those stated in part I (understanding the question).</text:p>
              </text:list-item>
              <text:list-item>
                <text:p text:style-name="P9"><text:span text:style-name="T444">Discuss how related content or </text:span><text:span text:style-name="T332">concepts</text:span>, related problems, will be used in the solution.<text:span text:style-name="T444"> </text:span></text:p>
              </text:list-item>
            </text:list>
          </table:table-cell>
        </table:table-row>
      </table:table>
      <text:list xml:id="list3715426545960945036" text:style-name="L54">
        <text:list-header>
          <text:p text:style-name="P227"/>
        </text:list-header>
      </text:list>
      <text:p text:style-name="P226"><text:tab/></text:p>
      <text:p text:style-name="P226"><text:tab/></text:p>
      <text:p text:style-name="P226"/>
      <text:p text:style-name="P226"/>
      <text:p text:style-name="P226"><text:tab/>Element of Reasoning: Assumptions</text:p>
      <text:p text:style-name="P158"><text:span text:style-name="T388"><text:tab/></text:span><text:span text:style-name="T354">The main assumption(s) underlying our understanding of the problem is (are) <text:tab/>___________________________________________________________________.</text:span></text:p>
      <text:p text:style-name="P188"><text:span text:style-name="T4"><text:tab/>(What is the author or problem as stated taking for granted? </text:span><text:span text:style-name="T5">What assumptions are we <text:tab/>making? Are our <text:tab/>assumptions justifiable? </text:span><text:span text:style-name="T4">Assumptions are </text:span><text:span text:style-name="T5">generalizations that might be <text:tab/>questioned and are most often <text:tab/>unstated.)</text:span></text:p>
      <text:p text:style-name="P169"/>
      <text:p text:style-name="P29"><text:span text:style-name="T81"><text:tab/>The </text:span><text:span text:style-name="T94">Intellectual Standards</text:span><text:span text:style-name="T81"> used to judge the quality </text:span><text:span text:style-name="T82">and reasonableness </text:span><text:span text:style-name="T81">of my </text:span><text:span text:style-name="T82">assumptions </text:span><text:span text:style-name="T83">needed to understand <text:tab/>and solve this </text:span><text:span text:style-name="T81">problem are as follows: </text:span><text:span text:style-name="T332">Clar</text:span><text:span text:style-name="T340">i</text:span><text:span text:style-name="T332">ty</text:span> – the meaning can be understood;<text:span text:style-name="T84"> </text:span><text:span text:style-name="T67">Accurate</text:span><text:span text:style-name="T84"> – free of errors </text:span></text:p>
      <text:p text:style-name="P37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191"><text:span text:style-name="T148">Strategies </text:span><text:span text:style-name="T151">for</text:span><text:span text:style-name="T152"> </text:span><text:span text:style-name="T155">Assumptions</text:span></text:p>
          </table:table-cell>
          <table:covered-table-cell/>
        </table:table-row>
        <text:soft-page-break/>
        <table:table-row>
          <table:table-cell table:style-name="Table19.A2" office:value-type="string">
            <text:list xml:id="list1244418641406716922" text:style-name="L55">
              <text:list-item>
                <text:p text:style-name="P120">Are my assumptions explicit and clear?</text:p>
                <text:p text:style-name="P11"/>
              </text:list-item>
            </text:list>
          </table:table-cell>
          <table:table-cell table:style-name="Table19.B2" office:value-type="string">
            <text:list xml:id="list124622677145630" text:continue-numbering="true" text:style-name="L55">
              <text:list-item>
                <text:p text:style-name="P7">Have I made additional assumptions about the problem that I need to work into the plan?</text:p>
              </text:list-item>
            </text:list>
          </table:table-cell>
        </table:table-row>
      </table:table>
      <text:p text:style-name="P184"/>
      <text:p text:style-name="P184"/>
      <text:p text:style-name="P195"><text:tab/><text:span text:style-name="T357">Element of Reasoning: </text:span><text:span text:style-name="T358">Inferences and Interpretations </text:span></text:p>
      <text:p text:style-name="P215"><text:span text:style-name="T410"><text:tab/>T</text:span><text:span text:style-name="T280">he basis for our </text:span><text:span text:style-name="T291">inferences </text:span><text:span text:style-name="T280">and </text:span><text:span text:style-name="T291">interpretations</text:span><text:span text:style-name="T280"> at this point are</text:span><text:span text:style-name="T281"> <text:tab/>___________</text:span><text:span text:style-name="T288">_____________________________________________.</text:span></text:p>
      <text:p text:style-name="P216"><text:span text:style-name="T301"><text:tab/></text:span><text:span text:style-name="T259">(Is there another way to interpret the information? Can I justify my interpretation of the <text:tab/>information or problem to <text:tab/>be solved? Have I made any inferences beyond what the </text:span></text:p>
      <text:p text:style-name="P224"><text:tab/>evidence implies? Are my inferences consistent?)</text:p>
      <text:p text:style-name="P35"><text:tab/></text:p>
      <text:p text:style-name="P125"><text:span text:style-name="T101"><text:tab/>The </text:span><text:span text:style-name="T111">Intellectual Standards</text:span><text:span text:style-name="T101"> used to judge the quality </text:span><text:span text:style-name="T107">and reasonableness </text:span><text:span text:style-name="T101">of my </text:span><text:span text:style-name="T107">assumptions </text:span><text:span text:style-name="T108">needed to understand <text:tab/>and </text:span><text:span text:style-name="T109">the Question(s) or P</text:span><text:span text:style-name="T101">roblem</text:span><text:span text:style-name="T109">(s)</text:span><text:span text:style-name="T101"> are as follows: </text:span><text:span text:style-name="T124">Clar</text:span><text:span text:style-name="T126">i</text:span><text:span text:style-name="T124">ty;</text:span><text:span text:style-name="T162"> </text:span><text:span text:style-name="T124">Accurate</text:span><text:span text:style-name="T162">; </text:span><text:span text:style-name="T36">Precise</text:span><text:span text:style-name="T164">; </text:span><text:span text:style-name="T127">Breadth;</text:span><text:span text:style-name="T165"> </text:span><text:span text:style-name="T129">Significance.</text:span><text:span text:style-name="T142"> <text:tab/></text:span></text:p>
      <text:p text:style-name="P12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191"><text:span text:style-name="T148">Strategies </text:span><text:span text:style-name="T153">for Interpreting and </text:span><text:span text:style-name="T151">M</text:span><text:span text:style-name="T153">aking Inferences</text:span></text:p>
          </table:table-cell>
          <table:covered-table-cell/>
        </table:table-row>
        <table:table-row>
          <table:table-cell table:style-name="Table20.A2" office:value-type="string">
            <text:list xml:id="list4169353407662665660" text:style-name="L56">
              <text:list-header>
                <text:p text:style-name="P86"><text:span text:style-name="T15">1. </text:span><text:span text:style-name="T14">Have I made additional inferences about the problem as I've devised the plan?</text:span></text:p>
              </text:list-header>
            </text:list>
          </table:table-cell>
          <table:table-cell table:style-name="Table20.B2" office:value-type="string">
            <text:list xml:id="list124622687164699" text:continue-numbering="true" text:style-name="L56">
              <text:list-header>
                <text:p text:style-name="P13"/>
              </text:list-header>
            </text:list>
          </table:table-cell>
        </table:table-row>
      </table:table>
      <text:p text:style-name="P185"/>
      <text:p text:style-name="P195"><text:tab/><text:span text:style-name="T357">Element of Reasoning: </text:span><text:span text:style-name="T359">Conclusions or Implications </text:span></text:p>
      <text:p text:style-name="P215"><text:span text:style-name="T410"><text:tab/></text:span><text:span text:style-name="T411">T</text:span><text:span text:style-name="T282">he most important </text:span><text:span text:style-name="T293">conclusion(s)</text:span><text:span text:style-name="T282"> or Implication(s) </text:span><text:span text:style-name="T284">t</text:span><text:span text:style-name="T283">hat I have made </text:span><text:span text:style-name="T282">in </text:span><text:span text:style-name="T284">devising a solution i</text:span><text:span text:style-name="T282">s(are) <text:tab/>____________________________________________________________________.___________________.</text:span></text:p>
      <text:p text:style-name="P221"><text:span text:style-name="T85"><text:tab/>(</text:span><text:span text:style-name="T86">Does my </text:span><text:span text:style-name="T90">plan</text:span><text:span text:style-name="T86"> make sense.? What did I learn from </text:span><text:span text:style-name="T90">developing a solution plan</text:span><text:span text:style-name="T86">? Can my </text:span><text:span text:style-name="T90">plan</text:span><text:span text:style-name="T86"> be extended to other <text:tab/>types of problems? What would I do differently next time? </text:span><text:span text:style-name="T80">Can I present my </text:span><text:span text:style-name="T90">plan</text:span><text:span text:style-name="T80"> using a clear coherent argument <text:tab/>reflecting the sophistication appropriate to the problem.</text:span><text:span text:style-name="T87">)</text:span></text:p>
      <text:p text:style-name="P35"/>
      <text:p text:style-name="P125"><text:span text:style-name="T101"><text:tab/>The </text:span><text:span text:style-name="T111">Intellectual Standards</text:span><text:span text:style-name="T101"> used to judge the quality of my </text:span><text:span text:style-name="T109">Conclusion and Interpretation of the Question <text:tab/>at hand <text:tab/>is</text:span><text:span text:style-name="T101">: </text:span><text:span text:style-name="T124">Clar</text:span><text:span text:style-name="T126">i</text:span><text:span text:style-name="T124">ty</text:span><text:span text:style-name="T162"> </text:span><text:span text:style-name="T124">Accurate; </text:span><text:span text:style-name="T36">Precise;</text:span><text:span text:style-name="T163">; </text:span><text:span text:style-name="T127">Fairness;</text:span><text:span text:style-name="T165"> </text:span><text:span text:style-name="T129">Significance</text:span><text:span text:style-name="T142">.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191"><text:span text:style-name="T156">Strate</text:span><text:span text:style-name="T148">gies </text:span><text:span text:style-name="T153">for </text:span><text:span text:style-name="T157">Conclusions</text:span></text:p>
          </table:table-cell>
          <table:covered-table-cell/>
        </table:table-row>
        <table:table-row table:style-name="Table21.2">
          <table:table-cell table:style-name="Table21.A2" office:value-type="string">
            <text:list xml:id="list8222320414292292742" text:style-name="L57">
              <text:list-item>
                <text:p text:style-name="P127"><text:span text:style-name="T445">D</text:span>evelop a line of reasoning – Map and explain the plan – <text:span text:style-name="T446">prepare to </text:span><text:span text:style-name="T342">bring in the solution</text:span></text:p>
              </text:list-item>
              <text:list-item>
                <text:p text:style-name="P135"><text:span text:style-name="Emphasis"><text:span text:style-name="T1">Has my understanding of the problem changed? If so, how?</text:span></text:span></text:p>
              </text:list-item>
            </text:list>
          </table:table-cell>
          <table:table-cell table:style-name="Table21.B2" office:value-type="string">
            <text:list xml:id="list124622697144756" text:continue-numbering="true" text:style-name="L57">
              <text:list-item>
                <text:p text:style-name="P116"><text:span text:style-name="Emphasis"><text:span text:style-name="T289">What strategies were the most helpful to me in </text:span></text:span><text:span text:style-name="Emphasis"><text:span text:style-name="T290">devising </text:span></text:span><text:span text:style-name="Emphasis"><text:span text:style-name="T289">the p</text:span></text:span><text:span text:style-name="Emphasis"><text:span text:style-name="T290">lan</text:span></text:span><text:span text:style-name="Emphasis"><text:span text:style-name="T289">?</text:span></text:span></text:p>
                <text:p text:style-name="P36"/>
              </text:list-item>
            </text:list>
          </table:table-cell>
        </table:table-row>
      </table:table>
      <text:p text:style-name="P198"><text:tab/></text:p>
      <text:p text:style-name="P230"><text:soft-page-break/><text:tab/>Element of Reasoning: <text:span text:style-name="T447">Point(s) of View </text:span></text:p>
      <text:p text:style-name="P164"><text:span text:style-name="T419"><text:tab/>The m</text:span><text:span text:style-name="T348">ain point(s) of view or perspective(s) represented in this problem is (are) </text:span><text:span text:style-name="T375">or (</text:span><text:span text:style-name="T376">Could I work the problem <text:tab/>using a different approach or technique?</text:span><text:span text:style-name="T377">)</text:span><text:span text:style-name="T348"><text:tab/>___________________________________________________________.</text:span></text:p>
      <text:p text:style-name="P180"><text:tab/> <text:s/>Can I check if my <text:span text:style-name="T448">strategy makes sense</text:span>?</text:p>
      <text:p text:style-name="P219"><text:tab/><text:span text:style-name="T260">The </text:span><text:span text:style-name="T262">Intellectual Standards</text:span><text:span text:style-name="T260"> used to judge the quality and reasonableness of my assumptions needed to understand <text:tab/>and solve this problem are as follows: </text:span><text:span text:style-name="T244">Clar</text:span><text:span text:style-name="T245">i</text:span><text:span text:style-name="T244">ty</text:span><text:span text:style-name="T225">; </text:span><text:span text:style-name="T244">Accurate</text:span><text:span text:style-name="T225">; </text:span><text:span text:style-name="T248">Precise</text:span><text:span text:style-name="T226">; </text:span><text:span text:style-name="T246">Fairness</text:span><text:span text:style-name="T227">; </text:span><text:span text:style-name="T246">Breadth</text:span><text:span text:style-name="T227">;</text:span><text:span text:style-name="T218"> </text:span><text:span text:style-name="T248">Logic.</text:span></text:p>
      <text:p text:style-name="P181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173">Point of View</text:p>
          </table:table-cell>
          <table:covered-table-cell/>
        </table:table-row>
        <table:table-row>
          <table:table-cell table:style-name="Table22.A2" office:value-type="string">
            <text:list xml:id="list1515697326124200532" text:style-name="L58">
              <text:list-item>
                <text:p text:style-name="P49">Can you articulate another reasonable way of solving the problem?</text:p>
              </text:list-item>
            </text:list>
            <text:p text:style-name="P50"/>
          </table:table-cell>
          <table:table-cell table:style-name="Table22.B2" office:value-type="string">
            <text:list xml:id="list124622707164653" text:continue-numbering="true" text:style-name="L58">
              <text:list-item>
                <text:p text:style-name="P89"><text:span text:style-name="T449">Review</text:span> the *Intellectual Standards <text:span text:style-name="T448">against each step of the plan</text:span></text:p>
              </text:list-item>
            </text:list>
          </table:table-cell>
        </table:table-row>
      </table:table>
      <text:p text:style-name="P87"/>
      <text:p text:style-name="P87"><text:span text:style-name="T450">III</text:span>. <text:span text:style-name="T451">Carry out the Plan</text:span> (Polya step <text:span text:style-name="T450">3</text:span>):</text:p>
      <text:p text:style-name="P190"><text:tab/><text:span text:style-name="T16">Element of Reasoning: Key Question</text:span></text:p>
      <text:p text:style-name="P190"><text:tab/><text:span text:style-name="T21">The key </text:span><text:span text:style-name="T31">question</text:span><text:span text:style-name="T32">(s)</text:span><text:span text:style-name="T21"> </text:span><text:span text:style-name="T23">is </text:span><text:span text:style-name="T24">whether or not </text:span><text:span text:style-name="T23">my solution plan </text:span><text:span text:style-name="T25">produces an ac</text:span><text:span text:style-name="T23">curate and valid solution to the <text:tab/>problem?</text:span><text:span text:style-name="T22"> </text:span><text:span text:style-name="T21">___________________________________________________________________._</text:span></text:p>
      <text:p text:style-name="P171"><text:span text:style-name="T50"><text:tab/>(</text:span><text:span text:style-name="T55">What exactly are we trying to determine? </text:span><text:span text:style-name="T58">I</text:span><text:span text:style-name="T55">s the solution</text:span><text:span text:style-name="T59"> accurate?</text:span><text:span text:style-name="T55">? </text:span><text:span text:style-name="T50">Was the problem </text:span><text:span text:style-name="T59">that I was trying to <text:tab/>answer <text:tab/>solved</text:span><text:span text:style-name="T50">?</text:span><text:span text:style-name="T51">)</text:span></text:p>
      <text:p text:style-name="P178"/>
      <text:p text:style-name="P171"><text:span text:style-name="T51"><text:tab/></text:span><text:span text:style-name="T52">The </text:span><text:span text:style-name="T64">Intellectual Standards</text:span><text:span text:style-name="T52"> used to judge the quality of my understanding of the problem are as follows:</text:span></text:p>
      <text:p text:style-name="P206"><text:span text:style-name="T101"><text:tab/></text:span><text:span text:style-name="T122">Clar</text:span><text:span text:style-name="T123">i</text:span><text:span text:style-name="T122">ty</text:span><text:span text:style-name="T132">; </text:span><text:span text:style-name="T124">Accurate</text:span><text:span text:style-name="T162">; </text:span><text:span text:style-name="T36">Precis</text:span><text:span text:style-name="T37">ion</text:span><text:span text:style-name="T163">; </text:span><text:span text:style-name="T128">Fairness</text:span><text:span text:style-name="T102">.</text:span></text:p>
      <text:p text:style-name="P179"/>
      <text:p text:style-name="P179"><text:tab/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191"><text:span text:style-name="T148">Strategies to </text:span><text:span text:style-name="T149">F</text:span><text:span text:style-name="T148">acilitate </text:span><text:span text:style-name="T159">Carrying out the Solution Plan</text:span></text:p>
          </table:table-cell>
          <table:covered-table-cell/>
        </table:table-row>
        <table:table-row>
          <table:table-cell table:style-name="Table23.A2" office:value-type="string">
            <text:list xml:id="list8214203264787638018" text:style-name="L59">
              <text:list-item>
                <text:p text:style-name="P183"><text:span text:style-name="T452">I</text:span>mplement the solution Plan</text:p>
              </text:list-item>
              <text:list-item>
                <text:p text:style-name="P61"><text:span text:style-name="Emphasis"><text:span text:style-name="T45">Could you </text:span></text:span><text:span text:style-name="Emphasis"><text:span text:style-name="T46">state </text:span></text:span><text:span text:style-name="Emphasis"><text:span text:style-name="T47">more explicitly </text:span></text:span><text:span text:style-name="Emphasis"><text:span text:style-name="T46">the meaning of, </text:span></text:span><text:span text:style-name="Emphasis"><text:span text:style-name="T47">or elaborate on, (choose) the math term, definition, skill, procedure, </text:span></text:span><text:span text:style-name="Emphasis"><text:span text:style-name="T46">symbol</text:span></text:span><text:span text:style-name="Emphasis"><text:span text:style-name="T47">(</text:span></text:span><text:span text:style-name="Emphasis"><text:span text:style-name="T46">s</text:span></text:span><text:span text:style-name="Emphasis"><text:span text:style-name="T47">)</text:span></text:span><text:span text:style-name="Emphasis"><text:span text:style-name="T46">, units of measure, labeling </text:span></text:span><text:span text:style-name="Emphasis"><text:span text:style-name="T47">of </text:span></text:span><text:span text:style-name="Emphasis"><text:span text:style-name="T46">axes, </text:span></text:span><text:span text:style-name="Emphasis"><text:span text:style-name="T47">etc. that you are using</text:span></text:span></text:p>
              </text:list-item>
              <text:list-item>
                <text:p text:style-name="P61">What questions are emerging for you as we think our way through this</text:p>
              </text:list-item>
              <text:list-item>
                <text:p text:style-name="P61">Check periodically to make sure you are still on t<text:span text:style-name="T453">a</text:span>rget <text:span text:style-name="T453">with respect to the </text:span>question.</text:p>
              </text:list-item>
              <text:list-item>
                <text:p text:style-name="P68">Am I accurate at each step?</text:p>
              </text:list-item>
              <text:list-item>
                <text:p text:style-name="P61">Should I change to a different representation to <text:soft-page-break/>solve a step? </text:p>
              </text:list-item>
              <text:list-item>
                <text:p text:style-name="P61">Would a calculator or technology be helpful?</text:p>
              </text:list-item>
              <text:list-item>
                <text:p text:style-name="P58">Ask students to explain what they are doing as they work through a problem</text:p>
                <text:p text:style-name="P58"/>
              </text:list-item>
            </text:list>
          </table:table-cell>
          <table:table-cell table:style-name="Table23.B2" office:value-type="string">
            <text:list xml:id="list124622752156645" text:continue-numbering="true" text:style-name="L59">
              <text:list-item>
                <text:p text:style-name="P61">How can I prove that my step is correct?</text:p>
              </text:list-item>
              <text:list-item>
                <text:p text:style-name="P61">Make sure you are using concepts with care and precision</text:p>
              </text:list-item>
              <text:list-item>
                <text:p text:style-name="P61">Connect and analyze data – connect between data and unknowns consider </text:p>
              </text:list-item>
              <text:list-item>
                <text:p text:style-name="P61">Am I hitting a “road block” in solving this problem?</text:p>
              </text:list-item>
              <text:list-item>
                <text:p text:style-name="P51">Make sure you have gathered sufficient data</text:p>
              </text:list-item>
              <text:list-item>
                <text:p text:style-name="P61">Do I need additional resources?</text:p>
              </text:list-item>
              <text:list-item>
                <text:p text:style-name="P65">Experiment with a different solution planning</text:p>
              </text:list-item>
              <text:list-item>
                <text:p text:style-name="P65">Keep track and save all results</text:p>
              </text:list-item>
              <text:list-item>
                <text:p text:style-name="P65"><text:soft-page-break/>Compare attempts to solve similar problems.</text:p>
              </text:list-item>
              <text:list-item>
                <text:p text:style-name="P65">Do not give up!</text:p>
                <text:p text:style-name="P58"/>
              </text:list-item>
            </text:list>
          </table:table-cell>
        </table:table-row>
      </table:table>
      <text:p text:style-name="P190"/>
      <text:p text:style-name="P215"><text:tab/></text:p>
      <text:p text:style-name="P209"><text:tab/><text:span text:style-name="T16">Element of Reasoning: </text:span><text:span text:style-name="T17">Information</text:span><text:tab/></text:p>
      <text:p text:style-name="P190"><text:span text:style-name="T21"><text:tab/></text:span><text:span text:style-name="T138">New information that has emerged as I've worked through the solution plan</text:span><text:span text:style-name="T139"> (are)</text:span><text:span text:style-name="T21"> is <text:tab/>____________________________________________________________________________</text:span><text:span text:style-name="T104">.</text:span></text:p>
      <text:p text:style-name="P174"><text:span text:style-name="T77"><text:tab/>(Identify additional</text:span><text:span text:style-name="T91"> </text:span><text:span text:style-name="T77">information needed, or presupposed for addressing the problem. Here we are looking for facts <text:tab/>or data relevant</text:span><text:span text:style-name="T78"> to </text:span><text:span text:style-name="T77">the problem?</text:span><text:span text:style-name="T79"> Does it seem that some </text:span><text:span text:style-name="T66">information</text:span><text:span text:style-name="T79"> is still missing? </text:span><text:span text:style-name="T88">H</text:span><text:span text:style-name="T89">ow is information </text:span><text:span text:style-name="T88">to be <text:tab/></text:span><text:span text:style-name="T91">tested for accuracy, </text:span><text:span text:style-name="T89">accessed and used?</text:span><text:span text:style-name="T78">)</text:span></text:p>
      <text:p text:style-name="P178"/>
      <text:p text:style-name="P171"><text:span text:style-name="T51"><text:tab/></text:span><text:span text:style-name="T52">The </text:span><text:span text:style-name="T64">Intellectual Standards</text:span><text:span text:style-name="T52"> used to judge the quality of </text:span><text:span text:style-name="T54">Information </text:span><text:span text:style-name="T52">are as follows:</text:span></text:p>
      <text:p text:style-name="P192"><text:span text:style-name="T258"><text:tab/></text:span><text:span text:style-name="T237">Clar</text:span><text:span text:style-name="T238">i</text:span><text:span text:style-name="T237">ty;</text:span><text:span text:style-name="T256"> <text:s/></text:span><text:span text:style-name="T253">Accurate</text:span><text:span text:style-name="T254">; </text:span><text:span text:style-name="T332">Precis</text:span><text:span text:style-name="T333">ion</text:span><text:span text:style-name="T232">; </text:span><text:span text:style-name="T240">Significance</text:span><text:span text:style-name="T232">;</text:span><text:span text:style-name="T233"> </text:span><text:span text:style-name="T243">Breadth</text:span><text:span text:style-name="T235">; </text:span><text:span text:style-name="T241">R</text:span><text:span text:style-name="T242">elevance;</text:span><text:span text:style-name="T234">. </text:span></text:p>
      <text:p text:style-name="P179"><text:tab/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191"><text:span text:style-name="T148">Strategies </text:span><text:span text:style-name="T151">for </text:span><text:span text:style-name="T152">Information</text:span></text:p>
          </table:table-cell>
          <table:covered-table-cell/>
        </table:table-row>
        <table:table-row>
          <table:table-cell table:style-name="Table24.A2" office:value-type="string">
            <text:list xml:id="list5940880448935659233" text:style-name="L60">
              <text:list-item>
                <text:p text:style-name="P52"><text:span text:style-name="T454">M</text:span>ake sure that all data used is clear, accurate, and relevant to the problem at hand . .<text:span text:style-name="T453">Apply Standards at each step of the way.</text:span></text:p>
              </text:list-item>
              <text:list-item>
                <text:p text:style-name="P62">How can we check to see if the information you are using is accurate?</text:p>
              </text:list-item>
              <text:list-item>
                <text:p text:style-name="P69"><text:span text:style-name="T453">A</text:span>re you using all of the data?</text:p>
              </text:list-item>
            </text:list>
          </table:table-cell>
          <table:table-cell table:style-name="Table24.B2" office:value-type="string">
            <text:list xml:id="list124622767148039" text:continue-numbering="true" text:style-name="L60">
              <text:list-item>
                <text:p text:style-name="P69"><text:span text:style-name="T453">Make sure that the information collected</text:span> is <text:span text:style-name="T453">still </text:span>relevant to the <text:span text:style-name="T453">solution – </text:span><text:span text:style-name="T384">Check periodically to make sure you are still on target question?</text:span></text:p>
              </text:list-item>
              <text:list-item>
                <text:p text:style-name="P62"><text:s/>Do we need to look at this in <text:span text:style-name="T453">an</text:span>other wa<text:span text:style-name="T455">y?</text:span></text:p>
              </text:list-item>
              <text:list-item>
                <text:p text:style-name="P66">Apply the Intellectual Standards to additional data.</text:p>
              </text:list-item>
            </text:list>
          </table:table-cell>
        </table:table-row>
      </table:table>
      <text:p text:style-name="P197"><text:tab/></text:p>
      <text:p text:style-name="P190"><text:span text:style-name="T20"><text:tab/>E</text:span><text:span text:style-name="T16">lement of Reasoning: </text:span><text:span text:style-name="T18">Concepts</text:span><text:tab/></text:p>
      <text:p text:style-name="P190"><text:span text:style-name="T21"><text:tab/></text:span><text:span text:style-name="T351"> </text:span><text:span text:style-name="T134">The key </text:span><text:span text:style-name="T112">concepts</text:span><text:span text:style-name="T134"> we need to understand </text:span><text:span text:style-name="T140">the successful implementation of the solution plan successfully </text:span><text:span text:style-name="T125"><text:s text:c="42"/>.</text:span><text:span text:style-name="T134"><text:tab/></text:span><text:span text:style-name="T135">(</text:span><text:span text:style-name="T105">What concepts or content (theorems, definitions, formulas, etc.) do we need to <text:tab/>understand for reaching a <text:tab/>solution?</text:span><text:span text:style-name="T106">)</text:span><text:span text:style-name="T353"><text:tab/></text:span></text:p>
      <text:p text:style-name="P171"><text:span text:style-name="T51"><text:tab/></text:span><text:span text:style-name="T52">The </text:span><text:span text:style-name="T64">Intellectual Standards</text:span><text:span text:style-name="T52"> used to judge the quality of my understanding of the </text:span><text:span text:style-name="T54">concepts needed to understand <text:tab/>and solve this </text:span><text:span text:style-name="T52">problem are as follows:</text:span></text:p>
      <text:p text:style-name="P172"><text:span text:style-name="T52"><text:tab/></text:span><text:span text:style-name="T334">Clar</text:span><text:span text:style-name="T335">i</text:span><text:span text:style-name="T334">ty</text:span><text:span text:style-name="T396">; </text:span><text:span text:style-name="T337">Accurate</text:span><text:span text:style-name="T400">; </text:span><text:span text:style-name="T337">Precis</text:span><text:span text:style-name="T333">ion</text:span><text:span text:style-name="T401">; </text:span><text:span text:style-name="T343">S</text:span><text:span text:style-name="T333">ignificance;</text:span><text:span text:style-name="T401">; </text:span><text:span text:style-name="T338">R</text:span><text:span text:style-name="T339">elevance.</text:span></text:p>
      <text:p text:style-name="P179"><text:tab/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P191"><text:span text:style-name="T148">Strategies </text:span><text:span text:style-name="T153">for</text:span><text:span text:style-name="T148"> </text:span><text:span text:style-name="T153">I</text:span><text:span text:style-name="T152">dentify</text:span><text:span text:style-name="T153">ing</text:span><text:span text:style-name="T152"> </text:span><text:span text:style-name="T153">and Applying </text:span><text:span text:style-name="T154">Concepts</text:span></text:p>
          </table:table-cell>
          <table:covered-table-cell/>
        </table:table-row>
        <table:table-row>
          <table:table-cell table:style-name="Table25.A2" office:value-type="string">
            <text:list xml:id="list8774541124554853594" text:style-name="L61">
              <text:list-item>
                <text:p text:style-name="P73">Can I verify my understating of concepts used through use of different approaches or representations.</text:p>
              </text:list-item>
              <text:list-item>
                <text:p text:style-name="P73">Can I explain how representations of concepts are related?</text:p>
              </text:list-item>
              <text:list-item>
                <text:p text:style-name="P73">What new concepts have emerged as I've worked through the implementation process?</text:p>
              </text:list-item>
              <text:list-item>
                <text:p text:style-name="P70">Can you prove that it is correct?</text:p>
              </text:list-item>
              <text:list-item>
                <text:p text:style-name="P70"><text:span text:style-name="T456">S</text:span>how all of my work</text:p>
              </text:list-item>
            </text:list>
          </table:table-cell>
          <table:table-cell table:style-name="Table25.B2" office:value-type="string">
            <text:list xml:id="list124622781150256" text:continue-numbering="true" text:style-name="L61">
              <text:list-header>
                <text:p text:style-name="P70"><text:s/></text:p>
              </text:list-header>
              <text:list-item>
                <text:p text:style-name="P70"><text:span text:style-name="T456">C</text:span>ompare attempts to solve similar problems keep track and save all results/data</text:p>
              </text:list-item>
              <text:list-item>
                <text:p text:style-name="P70"><text:span text:style-name="T389">C</text:span><text:span text:style-name="T384">ompare attempts to solve similar problems</text:span></text:p>
              </text:list-item>
              <text:list-item>
                <text:p text:style-name="P70"><text:span text:style-name="T389">K</text:span><text:span text:style-name="T384">eep track and save all results/data </text:span><text:span text:style-name="T389">and </text:span><text:span text:style-name="T384">include partial solutions</text:span></text:p>
              </text:list-item>
              <text:list-item>
                <text:p text:style-name="P70"><text:span text:style-name="T384">Can you see clearly that </text:span><text:span text:style-name="T389">each</text:span><text:span text:style-name="T384"> step is correct?</text:span></text:p>
              </text:list-item>
            </text:list>
          </table:table-cell>
        </table:table-row>
      </table:table>
      <text:list xml:id="list268395361869664044" text:style-name="L62">
        <text:list-header>
          <text:p text:style-name="P228"/>
        </text:list-header>
      </text:list>
      <text:p text:style-name="P230"/>
      <text:p text:style-name="P226"><text:tab/>Element of Reasoning: Assumptions</text:p>
      <text:p text:style-name="P158"><text:span text:style-name="T388"><text:tab/></text:span><text:span text:style-name="T355">New </text:span><text:span text:style-name="T354">assumption(s) </text:span><text:span text:style-name="T355">that have emerged as I've worked through the solution plan</text:span><text:span text:style-name="T354"> (are) </text:span><text:soft-page-break/><text:span text:style-name="T354"><text:tab/>___________________________________________________________________.</text:span></text:p>
      <text:p text:style-name="P188"><text:span text:style-name="T4"><text:tab/>(What </text:span><text:span text:style-name="T6">are we</text:span><text:span text:style-name="T4"> taking for granted? </text:span><text:span text:style-name="T5">What assumptions are we making? Are our assumptions justifiable? </text:span><text:span text:style-name="T4">Assumptions <text:tab/>are </text:span><text:span text:style-name="T5">generalizations that might be questioned and are most often unstated.)</text:span></text:p>
      <text:p text:style-name="P29"><text:span text:style-name="T81"><text:tab/>The </text:span><text:span text:style-name="T94">Intellectual Standards</text:span><text:span text:style-name="T81"> used to judge the quality </text:span><text:span text:style-name="T82">and reasonableness </text:span><text:span text:style-name="T81">of my </text:span><text:span text:style-name="T82">assumptions </text:span><text:span text:style-name="T83">needed to understand <text:tab/>and solve this </text:span><text:span text:style-name="T81">problem are as follows: </text:span><text:span text:style-name="T332">Clar</text:span><text:span text:style-name="T340">i</text:span><text:span text:style-name="T332">ty</text:span>;<text:span text:style-name="T84"> </text:span><text:span text:style-name="T67">Accurate.</text:span><text:span text:style-name="T84"> </text:span></text:p>
      <text:p text:style-name="P37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91"><text:span text:style-name="T148">Strategies </text:span><text:span text:style-name="T151">for</text:span><text:span text:style-name="T152"> </text:span><text:span text:style-name="T155">Assumption</text:span></text:p>
          </table:table-cell>
          <table:covered-table-cell/>
        </table:table-row>
        <table:table-row>
          <table:table-cell table:style-name="Table26.A2" office:value-type="string">
            <text:list xml:id="list7255906458865889920" text:style-name="L63">
              <text:list-item>
                <text:p text:style-name="P241">Have all assumptions been challenged for legitimacy?</text:p>
              </text:list-item>
            </text:list>
          </table:table-cell>
          <table:table-cell table:style-name="Table26.B2" office:value-type="string">
            <text:list xml:id="list124622790169269" text:continue-numbering="true" text:style-name="L63">
              <text:list-item>
                <text:p text:style-name="P26">What new assumptions have I made as I've worked through the problem?</text:p>
              </text:list-item>
            </text:list>
          </table:table-cell>
        </table:table-row>
      </table:table>
      <text:p text:style-name="P195"/>
      <text:p text:style-name="P195"><text:tab/></text:p>
      <text:p text:style-name="P195"/>
      <text:p text:style-name="P195"><text:tab/><text:span text:style-name="T357">Element of Reasoning: </text:span><text:span text:style-name="T358">Inferences and Interpretations </text:span></text:p>
      <text:p text:style-name="P215"><text:span text:style-name="T410"><text:tab/></text:span><text:span text:style-name="T412">What new </text:span><text:span text:style-name="T291">inferences </text:span><text:span text:style-name="T280">and </text:span><text:span text:style-name="T291">interpretations</text:span><text:span text:style-name="T280"> </text:span><text:span text:style-name="T285"><text:s/>have emerged as I've worked through the solution plan</text:span><text:span text:style-name="T281"> (are) <text:tab/>___________</text:span><text:span text:style-name="T288">_____________________________________________.</text:span></text:p>
      <text:p text:style-name="P216"><text:span text:style-name="T301"><text:tab/></text:span><text:span text:style-name="T259">(Is there another way to interpret the information? Can I justify my interpretation of the <text:tab/>information or problem to <text:tab/>be solved? Have I made any inferences beyond what the </text:span></text:p>
      <text:p text:style-name="P224"><text:tab/>evidence implies? Are my inferences consistent?)</text:p>
      <text:p text:style-name="P35"><text:tab/></text:p>
      <text:p text:style-name="P125"><text:span text:style-name="T101"><text:tab/>The </text:span><text:span text:style-name="T111">Intellectual Standards</text:span><text:span text:style-name="T101"> used to judge the quality </text:span><text:span text:style-name="T107">and reasonableness </text:span><text:span text:style-name="T101">of my </text:span><text:span text:style-name="T107">assumptions </text:span><text:span text:style-name="T108">needed to understand <text:tab/>and </text:span><text:span text:style-name="T109">the Question(s) or P</text:span><text:span text:style-name="T101">roblem</text:span><text:span text:style-name="T109">(s)</text:span><text:span text:style-name="T101"> are as follows: </text:span><text:span text:style-name="T124">Clar</text:span><text:span text:style-name="T126">i</text:span><text:span text:style-name="T124">ty;</text:span><text:span text:style-name="T162"> </text:span><text:span text:style-name="T124">Accurate</text:span><text:span text:style-name="T162">; </text:span><text:span text:style-name="T36">Precise</text:span><text:span text:style-name="T163">; </text:span><text:span text:style-name="T127">Fairness</text:span><text:span text:style-name="T164">; </text:span><text:span text:style-name="T127">Breadth; </text:span><text:span text:style-name="T165"><text:s/></text:span><text:span text:style-name="T129">Significance</text:span><text:span text:style-name="T142">.</text:span></text:p>
      <text:p text:style-name="P1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91"><text:span text:style-name="T148">Strategies </text:span><text:span text:style-name="T153">for Interpreting and </text:span><text:span text:style-name="T151">M</text:span><text:span text:style-name="T153">aking Inferences</text:span></text:p>
          </table:table-cell>
          <table:covered-table-cell/>
        </table:table-row>
        <table:table-row>
          <table:table-cell table:style-name="Table27.A2" office:value-type="string">
            <text:list xml:id="list8428163604591326244" text:style-name="L64">
              <text:list-item>
                <text:p text:style-name="P30"><text:span text:style-name="T454">C</text:span>ompare attempts to solve similar problem</text:p>
              </text:list-item>
              <text:list-item>
                <text:p text:style-name="P30">Allow for mistakes/errors</text:p>
              </text:list-item>
            </text:list>
          </table:table-cell>
          <table:table-cell table:style-name="Table27.B2" office:value-type="string">
            <text:list xml:id="list124622812154263" text:continue-numbering="true" text:style-name="L64">
              <text:list-item>
                <text:p text:style-name="P27">Allow student to ask and pursue “what – if” questions</text:p>
              </text:list-item>
              <text:list-item>
                <text:p text:style-name="P14"><text:span text:style-name="T454">C</text:span>heck answers for accuracy</text:p>
              </text:list-item>
            </text:list>
          </table:table-cell>
        </table:table-row>
      </table:table>
      <text:p text:style-name="P195"><text:tab/></text:p>
      <text:p text:style-name="P195"><text:tab/><text:span text:style-name="T357">Element of Reasoning: </text:span><text:span text:style-name="T359">Conclusions or Implications </text:span></text:p>
      <text:p text:style-name="P215"><text:span text:style-name="T410"><text:tab/></text:span><text:span text:style-name="T411">T</text:span><text:span text:style-name="T282">he most important </text:span><text:span text:style-name="T293">conclusion(s)</text:span><text:span text:style-name="T282"> or Implication(s) in solving this problem is <text:tab/>(are)____________________________________________________________________.</text:span></text:p>
      <text:p text:style-name="P221"><text:span text:style-name="T85"><text:tab/>(</text:span><text:span text:style-name="T86">Does my answer(s) make sense within the context of the problem? What did I learn from solving this problem? <text:tab/>Can my strategies be extended to other types of problems? What would I do differently next time? </text:span><text:span text:style-name="T80">Can I present my <text:tab/>analysis and solution using a clear <text:s/>coherent argument reflecting the sophistication appropriate to the problem at <text:tab/>hand.</text:span><text:span text:style-name="T87">)</text:span></text:p>
      <text:p text:style-name="P35"><text:tab/></text:p>
      <text:p text:style-name="P125"><text:soft-page-break/><text:span text:style-name="T101"><text:tab/>The </text:span><text:span text:style-name="T111">Intellectual Standards</text:span><text:span text:style-name="T101"> used to judge the quality of my </text:span><text:span text:style-name="T109">Conclusion and Interpretation of the Question at hand <text:tab/>is</text:span><text:span text:style-name="T101">: </text:span><text:span text:style-name="T124">Clar</text:span><text:span text:style-name="T126">i</text:span><text:span text:style-name="T124">ty;</text:span><text:span text:style-name="T162"> </text:span><text:span text:style-name="T124">Accurate</text:span><text:span text:style-name="T162">; </text:span><text:span text:style-name="T36">Precise</text:span><text:span text:style-name="T163">; </text:span><text:span text:style-name="T127">Fairness;</text:span><text:span text:style-name="T164"> </text:span><text:span text:style-name="T165"><text:s/></text:span><text:span text:style-name="T129">Significanc</text:span><text:span text:style-name="T131">e.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table:number-columns-spanned="2" office:value-type="string">
            <text:p text:style-name="P191"><text:span text:style-name="T156">Strate</text:span><text:span text:style-name="T148">gies </text:span><text:span text:style-name="T153">for </text:span><text:span text:style-name="T157">Conclusions</text:span></text:p>
          </table:table-cell>
          <table:covered-table-cell/>
        </table:table-row>
        <table:table-row table:style-name="Table28.2">
          <table:table-cell table:style-name="Table28.A2" office:value-type="string">
            <text:list xml:id="list865393275130494329" text:style-name="L65">
              <text:list-item>
                <text:p text:style-name="P175"><text:span text:style-name="T457">C</text:span>an you see clearly that the step is correct/</text:p>
              </text:list-item>
              <text:list-item>
                <text:p text:style-name="P31">Can you prove that it is correct?</text:p>
              </text:list-item>
              <text:list-item>
                <text:p text:style-name="P31"><text:span text:style-name="T454">K</text:span>eep track and save all results/data</text:p>
              </text:list-item>
              <text:list-item>
                <text:p text:style-name="P31"><text:span text:style-name="T454">S</text:span>how all of my work include partial solutions</text:p>
              </text:list-item>
              <text:list-item>
                <text:p text:style-name="P31"><text:span text:style-name="T454">C</text:span>ompare attempts to solve similar problems</text:p>
              </text:list-item>
              <text:list-item>
                <text:p text:style-name="P31"><text:span text:style-name="T454">R</text:span>evise plan</text:p>
              </text:list-item>
              <text:list-item>
                <text:p text:style-name="P28">Consider the impact of alternative or unexpressed assumptions</text:p>
              </text:list-item>
              <text:list-item>
                <text:p text:style-name="P28">Consider the impact of removing assumptions</text:p>
              </text:list-item>
              <text:list-item>
                <text:p text:style-name="P31">Does the answer make sense?</text:p>
              </text:list-item>
              <text:list-item>
                <text:p text:style-name="P28">Am I being logical? Can I express the logic that I used??</text:p>
              </text:list-item>
            </text:list>
          </table:table-cell>
          <table:table-cell table:style-name="Table28.B2" office:value-type="string">
            <text:list xml:id="list124622825158478" text:continue-numbering="true" text:style-name="L65">
              <text:list-item>
                <text:p text:style-name="P31">check answers for accuracy</text:p>
              </text:list-item>
              <text:list-item>
                <text:p text:style-name="P28">How can I check my answer?</text:p>
              </text:list-item>
              <text:list-item>
                <text:p text:style-name="P31">Does the answer make sense?</text:p>
              </text:list-item>
              <text:list-item>
                <text:p text:style-name="P28">Am I being logical?</text:p>
              </text:list-item>
              <text:list-item>
                <text:p text:style-name="P31">Can you articulate another reasonable way of looking at the issue (breadth)</text:p>
              </text:list-item>
              <text:list-item>
                <text:p text:style-name="P31">Can you express the loci that you used (logic)</text:p>
              </text:list-item>
              <text:list-item>
                <text:p text:style-name="P74"><text:span text:style-name="Emphasis"><text:span text:style-name="T48">Have you focused on the most significant issue in dealing with this problem? (significance)</text:span></text:span></text:p>
              </text:list-item>
              <text:list-item>
                <text:p text:style-name="P28"><text:span text:style-name="Emphasis"><text:span text:style-name="T434">M</text:span></text:span><text:span text:style-name="Emphasis"><text:span text:style-name="T433">onitor how well he or she is arriving at conclusion.</text:span></text:span></text:p>
              </text:list-item>
            </text:list>
          </table:table-cell>
        </table:table-row>
      </table:table>
      <text:p text:style-name="P195"/>
      <text:p text:style-name="P198"><text:tab/></text:p>
      <text:p text:style-name="P230"><text:tab/></text:p>
      <text:p text:style-name="P230"><text:tab/>Element of Reasoning: <text:span text:style-name="T447">Point(s) of View </text:span></text:p>
      <text:p text:style-name="P164"><text:span text:style-name="T419"><text:tab/></text:span><text:span text:style-name="T360">What new </text:span><text:span text:style-name="T348">point(s) of view or perspective(s) </text:span><text:span text:style-name="T378"><text:s/>have emerged </text:span><text:span text:style-name="T379">into my thinking </text:span><text:span text:style-name="T378">as I've worked through the solution <text:tab/></text:span><text:span text:style-name="T380">(are)____________________________________________________________________________</text:span><text:span text:style-name="T381"> </text:span><text:span text:style-name="T348">.</text:span></text:p>
      <text:p text:style-name="P180"><text:tab/>(Could I work the problem using a different approach or technique? How can we check our results? Can I <text:tab/>check <text:tab/>if my understanding is accurate?<text:span text:style-name="T458">)</text:span></text:p>
      <text:p text:style-name="P219"><text:tab/></text:p>
      <text:p text:style-name="P181"><text:span text:style-name="T401"><text:tab/>The </text:span><text:span text:style-name="T19">Intellectual Standards</text:span><text:span text:style-name="T401"> used to judge the quality and reasonableness of my assumptions needed to understand <text:tab/>and solve this problem are as follows: </text:span><text:span text:style-name="T421">Clar</text:span><text:span text:style-name="T422">i</text:span><text:span text:style-name="T421">ty</text:span><text:span text:style-name="T425">; </text:span><text:span text:style-name="T421">Accurate</text:span><text:span text:style-name="T425">; </text:span><text:span text:style-name="T424">Precise</text:span><text:span text:style-name="T401">-</text:span><text:span text:style-name="T426"> </text:span><text:span text:style-name="T423">Breadth</text:span><text:span text:style-name="T426">;</text:span><text:span text:style-name="T428"> </text:span><text:span text:style-name="T424">Logic.</text:span></text:p>
      <text:p text:style-name="P181"/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columns-spanned="2" office:value-type="string">
            <text:p text:style-name="P191"><text:span text:style-name="T156">Strate</text:span><text:span text:style-name="T148">gies </text:span><text:span text:style-name="T153">for </text:span><text:span text:style-name="T160">Point of View</text:span></text:p>
          </table:table-cell>
          <table:covered-table-cell/>
        </table:table-row>
        <table:table-row>
          <table:table-cell table:style-name="Table29.A2" office:value-type="string">
            <text:list xml:id="list1188525842127388283" text:style-name="L66">
              <text:list-item>
                <text:p text:style-name="P32">Can I work the problem using a different method?</text:p>
                <text:p text:style-name="P16"><text:span text:style-name="Emphasis"><text:span text:style-name="T181"/></text:span></text:p>
              </text:list-item>
            </text:list>
          </table:table-cell>
          <table:table-cell table:style-name="Table29.B2" office:value-type="string">
            <text:list xml:id="list124622836159814" text:continue-numbering="true" text:style-name="L66">
              <text:list-item>
                <text:p text:style-name="P71">Do we need to look at this in to other ways?</text:p>
              </text:list-item>
              <text:list-item>
                <text:p text:style-name="P76"><text:span text:style-name="Emphasis"><text:span text:style-name="T49">Can you articulate another reasonable ways of <text:s/>looking at the issue?</text:span></text:span></text:p>
              </text:list-item>
            </text:list>
          </table:table-cell>
        </table:table-row>
      </table:table>
      <text:p text:style-name="P80"><text:soft-page-break/></text:p>
      <text:p text:style-name="P80"/>
      <text:p text:style-name="P81"><text:span text:style-name="T458">IV</text:span>.<text:tab/><text:span text:style-name="T457">Polya Step 4: </text:span>Reflecting on the Problem</text:p>
      <text:p text:style-name="P190"><text:tab/><text:span text:style-name="T16">Element of Reasoning: Key Question</text:span></text:p>
      <text:p text:style-name="P190"><text:tab/></text:p>
      <text:p text:style-name="P190"><text:span text:style-name="T21"><text:tab/>The key </text:span><text:span text:style-name="T31">question</text:span><text:span text:style-name="T34">(s)</text:span><text:span text:style-name="T21"> or </text:span><text:span text:style-name="T31">problem</text:span><text:span text:style-name="T32">(s)</text:span><text:span text:style-name="T21"> is </text:span><text:span text:style-name="T26">(are)</text:span><text:span text:style-name="T22"> </text:span><text:span text:style-name="T26">did I solve the problem? What have I learned from solving the problem <text:tab/>or answering the question?</text:span><text:span text:style-name="T21">______________________________________________________________.</text:span></text:p>
      <text:p text:style-name="P182"><text:tab/></text:p>
      <text:p text:style-name="P171"><text:span text:style-name="T51"><text:tab/></text:span><text:span text:style-name="T52">The </text:span><text:span text:style-name="T64">Intellectual Standards</text:span><text:span text:style-name="T52"> used to judge the quality of my understanding of the problem are as follows:</text:span></text:p>
      <text:p text:style-name="P206"><text:span text:style-name="T101"><text:tab/></text:span><text:span text:style-name="T122">Clar</text:span><text:span text:style-name="T123">i</text:span><text:span text:style-name="T122">ty</text:span><text:span text:style-name="T132">; <text:s/></text:span><text:span text:style-name="T124">Accurate</text:span><text:span text:style-name="T162">; </text:span><text:span text:style-name="T36">Precis</text:span><text:span text:style-name="T37">ion;</text:span><text:span text:style-name="T163">; </text:span><text:span text:style-name="T128">Fairness</text:span><text:span text:style-name="T102">.</text:span></text:p>
      <text:p text:style-name="P179"/>
      <text:p text:style-name="P179"><text:tab/>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table:number-columns-spanned="2" office:value-type="string">
            <text:p text:style-name="P191"><text:span text:style-name="T148">Strategies </text:span><text:span text:style-name="T161">for Reflecting on </text:span><text:span text:style-name="T148">the </text:span><text:span text:style-name="T149">P</text:span><text:span text:style-name="T148">roblem</text:span></text:p>
          </table:table-cell>
          <table:covered-table-cell/>
        </table:table-row>
        <table:table-row>
          <table:table-cell table:style-name="Table30.A2" office:value-type="string">
            <text:list xml:id="list1770936126700431349" text:style-name="L67">
              <text:list-item>
                <text:p text:style-name="P100"><text:span text:style-name="T185">D</text:span><text:span text:style-name="T184">id I answer the question?</text:span></text:p>
              </text:list-item>
              <text:list-item>
                <text:p text:style-name="P53">Can I explain and justify my answer?</text:p>
              </text:list-item>
              <text:list-item>
                <text:p text:style-name="P54">Did my understanding of the question change as I worked through the problem?</text:p>
              </text:list-item>
              <text:list-item>
                <text:p text:style-name="P55">How can this problem be extended to other types of problems?</text:p>
              </text:list-item>
              <text:list-item>
                <text:p text:style-name="P55">Were all problem conditions met?</text:p>
              </text:list-item>
            </text:list>
          </table:table-cell>
          <table:table-cell table:style-name="Table30.B2" office:value-type="string">
            <text:list xml:id="list124622847160629" text:continue-numbering="true" text:style-name="L67">
              <text:list-item>
                <text:p text:style-name="P54"><text:span text:style-name="T459">W</text:span>hat did I learn from solving this problem (new content, processes, improved learning of particular mathematical concepts?</text:p>
              </text:list-item>
              <text:list-item>
                <text:p text:style-name="P55">Can I describe a more effective or efficient process </text:p>
              </text:list-item>
              <text:list-item>
                <text:p text:style-name="P55">How was my solution process similar to or different than other problems?</text:p>
              </text:list-item>
              <text:list-item>
                <text:p text:style-name="P53">Was my solution different from my expectations or estimate?</text:p>
              </text:list-item>
            </text:list>
            <text:p text:style-name="P56"/>
            <text:list xml:id="list124622849150870" text:continue-numbering="true" text:style-name="L67">
              <text:list-header>
                <text:p text:style-name="P54"/>
              </text:list-header>
            </text:list>
          </table:table-cell>
        </table:table-row>
      </table:table>
      <text:p text:style-name="P215"><text:tab/></text:p>
      <text:p text:style-name="P231"><text:span text:style-name="T356"><text:tab/>Element of Reasoning: </text:span><text:span text:style-name="T358">Purpose</text:span></text:p>
      <text:p text:style-name="P215"><text:tab/><text:span text:style-name="T413">New or expanded insights </text:span><text:span text:style-name="T414">regarding purpose </text:span><text:span text:style-name="T413">that I've gained i</text:span><text:span text:style-name="T282">n </text:span><text:span text:style-name="T286">working through this problem <text:tab/></text:span><text:span text:style-name="T284">i</text:span><text:span text:style-name="T282">s(are)</text:span><text:span text:style-name="T21">______________________________________________________________________________.</text:span></text:p>
      <text:p text:style-name="P220"><text:span text:style-name="T50"><text:tab/>(State as accurately as possible, </text:span><text:span text:style-name="T60">new insight about </text:span><text:span text:style-name="T50">the purpose for solving the problem.? What purpose will our <text:tab/>solution achieve? W</text:span><text:span text:style-name="T53">hy is the </text:span><text:span text:style-name="T66">problem important</text:span><text:span text:style-name="T53">?</text:span><text:span text:style-name="T50">) </text:span></text:p>
      <text:p text:style-name="P193"><text:span text:style-name="T263"><text:tab/>The </text:span><text:span text:style-name="T262">Intellectual Standards</text:span><text:span text:style-name="T263"> used to judge the quality of my understanding of the problem are as follows:</text:span></text:p>
      <text:p text:style-name="P206"><text:span text:style-name="T101"><text:tab/></text:span><text:span text:style-name="T122">Clar</text:span><text:span text:style-name="T123">i</text:span><text:span text:style-name="T122">ty;</text:span><text:span text:style-name="T162"> </text:span><text:span text:style-name="T128">Fairness</text:span><text:span text:style-name="T102">.</text:span>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table:number-columns-spanned="2" office:value-type="string">
            <text:p text:style-name="P191"><text:span text:style-name="T148">Strategies to </text:span><text:span text:style-name="T149">F</text:span><text:span text:style-name="T148">acilitate </text:span><text:span text:style-name="T149">U</text:span><text:span text:style-name="T148">nderstanding the </text:span><text:span text:style-name="T149">P</text:span><text:span text:style-name="T150">urpose</text:span></text:p>
          </table:table-cell>
          <table:covered-table-cell/>
        </table:table-row>
        <table:table-row>
          <table:table-cell table:style-name="Table31.A2" office:value-type="string">
            <text:list xml:id="list8588654354076148656" text:style-name="L68">
              <text:list-item>
                <text:p text:style-name="P131">Why is the <text:span text:style-name="T384">problem important?</text:span></text:p>
              </text:list-item>
              <text:list-item>
                <text:p text:style-name="P18">What is the practical importance in <text:soft-page-break/>obtaining the solution?</text:p>
              </text:list-item>
            </text:list>
          </table:table-cell>
          <table:table-cell table:style-name="Table31.B2" office:value-type="string">
            <text:list xml:id="list124622857164249" text:continue-numbering="true" text:style-name="L68">
              <text:list-item>
                <text:p text:style-name="P19">Do I understand why solving this problem will help me understand mathematics?</text:p>
              </text:list-item>
              <text:list-item>
                <text:p text:style-name="P20"><text:soft-page-break/>What have new mathematics have I learned in solving the problem?</text:p>
              </text:list-item>
            </text:list>
          </table:table-cell>
        </table:table-row>
      </table:table>
      <text:p text:style-name="P190"><text:tab/></text:p>
      <text:p text:style-name="P190"><text:span text:style-name="T16"><text:tab/>Element of Reasoning: </text:span><text:span text:style-name="T17">Information</text:span><text:tab/></text:p>
      <text:p text:style-name="P190"><text:span text:style-name="T21"><text:tab/></text:span><text:span text:style-name="T362">T</text:span><text:span text:style-name="T143">he most important </text:span><text:span text:style-name="T144">information </text:span><text:span text:style-name="T145">t</text:span><text:span text:style-name="T146">hat I </text:span><text:span text:style-name="T144">used </text:span><text:span text:style-name="T143">in </text:span><text:span text:style-name="T144">solving the problem </text:span><text:span text:style-name="T27">wa</text:span><text:span text:style-name="T21">s <text:tab/>____________________________________________________________________________</text:span><text:span text:style-name="T104">.</text:span></text:p>
      <text:p text:style-name="P174"><text:span text:style-name="T77"><text:tab/>(Identify key information </text:span><text:span text:style-name="T92">used</text:span><text:span text:style-name="T77"> for solving the problem. Here we are looking for facts or data <text:s/>relevant</text:span><text:span text:style-name="T78"> to </text:span><text:span text:style-name="T77">the <text:tab/>problem, </text:span><text:span text:style-name="T79">What information such as data, and facts </text:span><text:span text:style-name="T80">d</text:span><text:span text:style-name="T79">o I have? What </text:span><text:span text:style-name="T66">information</text:span><text:span text:style-name="T79"> do I need to answer the <text:tab/>question? Does it seem that some </text:span><text:span text:style-name="T66">information</text:span><text:span text:style-name="T79"> is still missing? </text:span><text:span text:style-name="T88">H</text:span><text:span text:style-name="T89">ow is information </text:span><text:span text:style-name="T88">to be </text:span><text:span text:style-name="T89">accessed and used?</text:span><text:span text:style-name="T78">)</text:span></text:p>
      <text:p text:style-name="P171"><text:span text:style-name="T51"><text:tab/></text:span><text:span text:style-name="T52">The </text:span><text:span text:style-name="T64">Intellectual Standards</text:span><text:span text:style-name="T52"> used to judge the quality of </text:span><text:span text:style-name="T54">Information </text:span><text:span text:style-name="T52">are as follows:</text:span></text:p>
      <text:p text:style-name="P192"><text:span text:style-name="T258"><text:tab/></text:span><text:span text:style-name="T237">Clar</text:span><text:span text:style-name="T238">i</text:span><text:span text:style-name="T237">ty</text:span><text:span text:style-name="T254">; </text:span><text:span text:style-name="T332">Precis</text:span><text:span text:style-name="T333">ion</text:span>-<text:span text:style-name="T255">; </text:span><text:span text:style-name="T239">Fairness</text:span><text:span text:style-name="T232">; </text:span><text:span text:style-name="T240">Significance</text:span><text:span text:style-name="T232">;</text:span><text:span text:style-name="T233"> </text:span><text:span text:style-name="T241">R</text:span><text:span text:style-name="T242">elevance</text:span><text:span text:style-name="T234">. </text:span></text:p>
      <text:p text:style-name="P179"><text:tab/>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table:number-columns-spanned="2" office:value-type="string">
            <text:p text:style-name="P191"><text:span text:style-name="T148">Strategies </text:span><text:span text:style-name="T151">for </text:span><text:span text:style-name="T152">Information</text:span></text:p>
          </table:table-cell>
          <table:covered-table-cell/>
        </table:table-row>
        <table:table-row>
          <table:table-cell table:style-name="Table32.A2" office:value-type="string">
            <text:list xml:id="list8363260169675920112" text:style-name="L69">
              <text:list-item>
                <text:p text:style-name="P121">What information <text:span text:style-name="T460">was most</text:span> relevant <text:span text:style-name="T460">and useful</text:span>?</text:p>
              </text:list-item>
              <text:list-item>
                <text:p text:style-name="P23">Can you relate new information <text:span text:style-name="T460">gained from solving this problem</text:span> to previous learning?</text:p>
              </text:list-item>
            </text:list>
          </table:table-cell>
          <table:table-cell table:style-name="Table32.B2" office:value-type="string">
            <text:list xml:id="list124622868170632" text:continue-numbering="true" text:style-name="L69">
              <text:list-item>
                <text:p text:style-name="P21">Have I gained new insights or knowledge regarding accessing and using information for problem solving?</text:p>
              </text:list-item>
              <text:list-item>
                <text:p text:style-name="P21">What would I do differently in accessing information for solving a similar problem?</text:p>
              </text:list-item>
            </text:list>
            <text:p text:style-name="P22"/>
          </table:table-cell>
        </table:table-row>
      </table:table>
      <text:p text:style-name="P124"><text:tab/><text:span text:style-name="T16">Element of Reasoning: </text:span><text:span text:style-name="T18">Concepts</text:span><text:tab/></text:p>
      <text:p text:style-name="P190"><text:span text:style-name="T21"><text:tab/></text:span><text:span text:style-name="T351"> </text:span><text:span text:style-name="T352">What new </text:span><text:span text:style-name="T112">concepts</text:span><text:span text:style-name="T134"> </text:span><text:span text:style-name="T141">not identified earlier were </text:span><text:span text:style-name="T134">need</text:span><text:span text:style-name="T141">ed</text:span><text:span text:style-name="T134"> to </text:span><text:span text:style-name="T141">solve </text:span><text:span text:style-name="T134">this problem are</text:span><text:span text:style-name="T125"> <text:s text:c="41"/>.</text:span></text:p>
      <text:p text:style-name="P190"><text:span text:style-name="T134"><text:tab/></text:span><text:span text:style-name="T135">(</text:span><text:span text:style-name="T105">What concepts or content (theorems, definitions, formulas, etc.) do we need to <text:tab/>understand for reaching a <text:tab/>solution?</text:span><text:span text:style-name="T106">)</text:span><text:span text:style-name="T353"><text:tab/></text:span></text:p>
      <text:p text:style-name="P178"/>
      <text:p text:style-name="P171"><text:span text:style-name="T51"><text:tab/></text:span><text:span text:style-name="T52">The </text:span><text:span text:style-name="T64">Intellectual Standards</text:span><text:span text:style-name="T52"> used to judge the quality of my understanding of the </text:span><text:span text:style-name="T54">concepts needed to understand <text:tab/>and solve this </text:span><text:span text:style-name="T52">problem are as follows:</text:span></text:p>
      <text:p text:style-name="P172"><text:span text:style-name="T52"><text:tab/></text:span><text:span text:style-name="T334">Clar</text:span><text:span text:style-name="T335">i</text:span><text:span text:style-name="T334">ty</text:span><text:span text:style-name="T396">; </text:span><text:span text:style-name="T337">Accurate</text:span><text:span text:style-name="T400">; </text:span><text:span text:style-name="T337">Precis</text:span><text:span text:style-name="T333">ion</text:span><text:span text:style-name="T400">; S</text:span><text:span text:style-name="T333">ignificance</text:span><text:span text:style-name="T401">; </text:span><text:span text:style-name="T338">R</text:span><text:span text:style-name="T339">elevance.</text:span></text:p>
      <text:p text:style-name="P179"><text:tab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columns-spanned="2" office:value-type="string">
            <text:p text:style-name="P191"><text:span text:style-name="T148">Strategies </text:span><text:span text:style-name="T153">for</text:span><text:span text:style-name="T148"> </text:span><text:span text:style-name="T153">I</text:span><text:span text:style-name="T152">dentify</text:span><text:span text:style-name="T153">ing</text:span><text:span text:style-name="T152"> </text:span><text:span text:style-name="T153">and Applying </text:span><text:span text:style-name="T154">Concepts</text:span></text:p>
          </table:table-cell>
          <table:covered-table-cell/>
        </table:table-row>
        <table:table-row>
          <table:table-cell table:style-name="Table33.A2" office:value-type="string">
            <text:list xml:id="list9217509361390219323" text:style-name="L70">
              <text:list-item>
                <text:p text:style-name="P194"><text:span text:style-name="T461">W</text:span>hat <text:span text:style-name="T460">new c</text:span>oncepts or content <text:span text:style-name="T460">was(were)</text:span> related to the problem?</text:p>
              </text:list-item>
              <text:list-item>
                <text:p text:style-name="P17">Can you explain <text:span text:style-name="T460">how these concepts were used in solving </text:span>the problem?</text:p>
              </text:list-item>
              <text:list-item>
                <text:p text:style-name="P25">What concepts did I learn more deeply from solving this problem? How did my learning change?</text:p>
              </text:list-item>
            </text:list>
          </table:table-cell>
          <table:table-cell table:style-name="Table33.B2" office:value-type="string">
            <text:list xml:id="list124622880162884" text:continue-numbering="true" text:style-name="L70">
              <text:list-item>
                <text:p text:style-name="P10">Are there <text:span text:style-name="T403">relevant concepts or content</text:span> that I need to <text:span text:style-name="T462">study in greater depth .</text:span></text:p>
              </text:list-item>
              <text:list-item>
                <text:p text:style-name="P24">Can you relate new <text:span text:style-name="T402">concept or content needed to solve this problem </text:span><text:s/>to previous learning?</text:p>
              </text:list-item>
              <text:list-item>
                <text:p text:style-name="P17">Can you explain the main concept behind the problem in your own words?</text:p>
              </text:list-item>
            </text:list>
          </table:table-cell>
        </table:table-row>
      </table:table>
      <text:list xml:id="list4128961506505429642" text:style-name="L71">
        <text:list-header>
          <text:p text:style-name="P229"/>
        </text:list-header>
      </text:list>
      <text:p text:style-name="P226"><text:soft-page-break/><text:tab/>Element of Reasoning: Assumptions</text:p>
      <text:p text:style-name="P158"><text:span text:style-name="T388"><text:tab/></text:span><text:span text:style-name="T355">New </text:span><text:span text:style-name="T354">assumption(s) </text:span><text:span text:style-name="T355">that have emerged as I've worked through the solution plan</text:span><text:span text:style-name="T354"> (are)<text:tab/>___________________________________________________________________. </text:span></text:p>
      <text:p text:style-name="P188"><text:span text:style-name="T4"><text:tab/>(What </text:span><text:span text:style-name="T7">did I</text:span><text:span text:style-name="T4"> tak</text:span><text:span text:style-name="T7">e</text:span><text:span text:style-name="T4"> for granted? </text:span><text:span text:style-name="T5">What assumptions </text:span><text:span text:style-name="T7">did I make</text:span><text:span text:style-name="T5">? Are our assumptions justifiable? </text:span></text:p>
      <text:p text:style-name="P29"><text:span text:style-name="T81"><text:tab/>The </text:span><text:span text:style-name="T94">Intellectual Standards</text:span><text:span text:style-name="T81"> used to judge the quality </text:span><text:span text:style-name="T82">and reasonableness </text:span><text:span text:style-name="T81">of my </text:span><text:span text:style-name="T82">assumptions </text:span><text:span text:style-name="T83">needed to understand <text:tab/>and solve this </text:span><text:span text:style-name="T81">problem are as follows: </text:span><text:span text:style-name="T332">Clar</text:span><text:span text:style-name="T340">i</text:span><text:span text:style-name="T332">ty</text:span>;<text:span text:style-name="T84"> </text:span><text:span text:style-name="T67">Accurate</text:span><text:span text:style-name="T84"> 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table:number-columns-spanned="2" office:value-type="string">
            <text:p text:style-name="P191"><text:span text:style-name="T148">Strategies </text:span><text:span text:style-name="T151">for</text:span><text:span text:style-name="T152"> </text:span><text:span text:style-name="T155">Assumptions</text:span></text:p>
          </table:table-cell>
          <table:covered-table-cell/>
        </table:table-row>
        <table:table-row>
          <table:table-cell table:style-name="Table34.A2" office:value-type="string">
            <text:list xml:id="list826722356999334681" text:style-name="L72">
              <text:list-item>
                <text:p text:style-name="P63">Consider the impact of alternative or unexpressed assumption.</text:p>
              </text:list-item>
              <text:list-item>
                <text:p text:style-name="P67">Check if correct assumptions were made.</text:p>
              </text:list-item>
            </text:list>
          </table:table-cell>
          <table:table-cell table:style-name="Table34.B2" office:value-type="string">
            <text:list xml:id="list124622888141415" text:continue-numbering="true" text:style-name="L72">
              <text:list-item>
                <text:p text:style-name="P59">Consider the impact of removing assumptions</text:p>
              </text:list-item>
              <text:list-item>
                <text:p text:style-name="P63">Identify assumptions they led you to your conclusions</text:p>
              </text:list-item>
            </text:list>
            <text:p text:style-name="P64"/>
          </table:table-cell>
        </table:table-row>
      </table:table>
      <text:p text:style-name="P195"/>
      <text:p text:style-name="P195"><text:tab/><text:span text:style-name="T357">Element of Reasoning: </text:span><text:span text:style-name="T358">Inferences and Interpretations </text:span></text:p>
      <text:p text:style-name="P215"><text:span text:style-name="T410"><text:tab/>T</text:span><text:span text:style-name="T280">he basis for our </text:span><text:span text:style-name="T291">inferences </text:span><text:span text:style-name="T280">and </text:span><text:span text:style-name="T291">interpretations</text:span><text:span text:style-name="T280"> at this point are</text:span><text:span text:style-name="T281"> <text:tab/>___________</text:span><text:span text:style-name="T288">_____________________________________________.</text:span></text:p>
      <text:p text:style-name="P216"><text:span text:style-name="T301"><text:tab/></text:span><text:span text:style-name="T259">(Is there another way to interpret the information? Can I justify my interpretation of the <text:tab/>information or problem to <text:tab/>be solved? Have I made any inferences beyond what the evidence implies? Are my inferences consistent?)</text:span></text:p>
      <text:p text:style-name="P35"><text:tab/></text:p>
      <text:p text:style-name="P125"><text:span text:style-name="T101"><text:tab/>The </text:span><text:span text:style-name="T111">Intellectual Standards</text:span><text:span text:style-name="T101"> used to judge the quality </text:span><text:span text:style-name="T107">and reasonableness </text:span><text:span text:style-name="T101">of my </text:span><text:span text:style-name="T107">assumptions </text:span><text:span text:style-name="T108">needed to understand <text:tab/>and </text:span><text:span text:style-name="T109">the Question(s) or P</text:span><text:span text:style-name="T101">roblem</text:span><text:span text:style-name="T109">(s)</text:span><text:span text:style-name="T101"> are as follows: </text:span><text:span text:style-name="T124">Clar</text:span><text:span text:style-name="T126">i</text:span><text:span text:style-name="T124">ty</text:span><text:span text:style-name="T162">; </text:span><text:span text:style-name="T124">Accurate</text:span><text:span text:style-name="T162">; </text:span><text:span text:style-name="T36">Precise</text:span><text:span text:style-name="T163">; </text:span><text:span text:style-name="T127">Fairness</text:span><text:span text:style-name="T164">; </text:span><text:span text:style-name="T127">Breadth</text:span><text:span text:style-name="T130">; </text:span><text:span text:style-name="T129">Significance</text:span><text:span text:style-name="T142"> <text:tab/></text:span>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191"><text:span text:style-name="T148">Strategies </text:span><text:span text:style-name="T153">for Interpreting and </text:span><text:span text:style-name="T151">M</text:span><text:span text:style-name="T153">aking Inferences</text:span></text:p>
          </table:table-cell>
          <table:covered-table-cell/>
        </table:table-row>
        <table:table-row>
          <table:table-cell table:style-name="Table35.A2" office:value-type="string">
            <text:list xml:id="list2357946926190847351" text:style-name="L73">
              <text:list-item>
                <text:p text:style-name="P199"><text:span text:style-name="T463">Ar</text:span>e my inferences reasonable?</text:p>
              </text:list-item>
              <text:list-item>
                <text:p text:style-name="P129">Have I thought through other information that can be reasonably inferred from the information provided?</text:p>
              </text:list-item>
            </text:list>
          </table:table-cell>
          <table:table-cell table:style-name="Table35.B2" office:value-type="string">
            <text:list xml:id="list124622898158511" text:continue-numbering="true" text:style-name="L73">
              <text:list-item>
                <text:p text:style-name="P130"><text:span text:style-name="T464">Have</text:span> I interpret<text:span text:style-name="T464">ed</text:span> representations correctly (graphs, charts, etc.)?</text:p>
              </text:list-item>
              <text:list-item>
                <text:p text:style-name="P15">Is there another way to interpret the information?</text:p>
                <text:p text:style-name="P15"/>
              </text:list-item>
            </text:list>
          </table:table-cell>
        </table:table-row>
      </table:table>
      <text:p text:style-name="P206"/>
      <text:p text:style-name="P206"/>
      <text:p text:style-name="P232"><text:span text:style-name="T357"><text:tab/>Element of Reasoning: </text:span><text:span text:style-name="T359">Conclusions or Implications </text:span></text:p>
      <text:p text:style-name="P215"><text:span text:style-name="T410"><text:tab/></text:span><text:span text:style-name="T411">T</text:span><text:span text:style-name="T282">he most important </text:span><text:span text:style-name="T293">conclusion(s)</text:span><text:span text:style-name="T282"> or Implication(s) in solving this problem is <text:tab/>(are)____________________________________________________________________.</text:span></text:p>
      <text:p text:style-name="P221"><text:span text:style-name="T85"><text:tab/>(</text:span><text:span text:style-name="T86">Does my answer(s) make sense within the context of the problem? What did I learn from solving this problem? <text:tab/>Can my strategies be extended to other types of problems? What would I do differently next time? </text:span><text:span text:style-name="T80">Can I present my <text:tab/>analysis and solution using a clear <text:s/>coherent argument reflecting the sophistication appropriate to the problem at <text:tab/>hand.</text:span><text:span text:style-name="T87">)</text:span></text:p>
      <text:p text:style-name="P125"><text:span text:style-name="T101"><text:tab/>The </text:span><text:span text:style-name="T111">Intellectual Standards</text:span><text:span text:style-name="T101"> used to judge the quality of my </text:span><text:span text:style-name="T109">Conclusion and Interpretation of the Question at hand <text:tab/>is</text:span><text:span text:style-name="T101">: </text:span><text:span text:style-name="T124">Clar</text:span><text:span text:style-name="T126">i</text:span><text:span text:style-name="T124">ty;</text:span><text:span text:style-name="T162"> </text:span><text:span text:style-name="T124">Accurate;</text:span><text:span text:style-name="T162"> </text:span><text:span text:style-name="T36">Precise</text:span><text:span text:style-name="T163">; </text:span><text:span text:style-name="T127">Fairness; </text:span><text:span text:style-name="T129">Significance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191"><text:span text:style-name="T156">Strate</text:span><text:span text:style-name="T148">gies </text:span><text:span text:style-name="T153">for </text:span><text:span text:style-name="T157">Conclusions</text:span></text:p>
          </table:table-cell>
          <table:covered-table-cell/>
        </table:table-row>
        <text:soft-page-break/>
        <table:table-row table:style-name="Table36.2">
          <table:table-cell table:style-name="Table36.A2" office:value-type="string">
            <text:list xml:id="list6261983901207916703" text:style-name="L74">
              <text:list-header>
                <text:p text:style-name="P201"/>
              </text:list-header>
              <text:list-item>
                <text:p text:style-name="P136"><text:span text:style-name="Emphasis"><text:span text:style-name="T366">Could </text:span></text:span><text:span text:style-name="Emphasis"><text:span text:style-name="T367">stat</text:span></text:span><text:span text:style-name="Emphasis"><text:span text:style-name="T366">e </text:span></text:span><text:span text:style-name="Emphasis"><text:span text:style-name="T367">your understanding</text:span></text:span><text:span text:style-name="Emphasis"><text:span text:style-name="T366"> of the math </text:span></text:span><text:span text:style-name="Emphasis"><text:span text:style-name="T368">new math terms, ideas, or processes</text:span></text:span><text:span text:style-name="Emphasis"><text:span text:style-name="T366"> i</text:span></text:span><text:span text:style-name="Emphasis"><text:span text:style-name="T365">n my</text:span></text:span><text:span text:style-name="Emphasis"><text:span text:style-name="T367"> </text:span></text:span><text:span text:style-name="Emphasis"><text:span text:style-name="T365">reasoning? </text:span></text:span></text:p>
              </text:list-item>
              <text:list-item>
                <text:p text:style-name="P72">Did the plan work </text:p>
              </text:list-item>
              <text:list-item>
                <text:p text:style-name="P72">logic – Does our conclusion follow from the evidence?</text:p>
              </text:list-item>
              <text:list-item>
                <text:p text:style-name="P72">Show and discuss solutions <text:s/>- <text:span text:style-name="T465">s</text:span>how and name different strategies </text:p>
              </text:list-item>
              <text:list-item>
                <text:p text:style-name="P72">Relate to previously solved problems</text:p>
              </text:list-item>
              <text:list-item>
                <text:p text:style-name="P72">Demonstrate general applicability of or have students solve extensions problem solving strategies </text:p>
              </text:list-item>
              <text:list-item>
                <text:p text:style-name="P72">Discuss special features, e.g. pictures – show how features may influence approach </text:p>
              </text:list-item>
              <text:list-item>
                <text:p text:style-name="P72">Verify conclusion in different ways – different <text:span text:style-name="T332">pathway</text:span></text:p>
              </text:list-item>
              <text:list-item>
                <text:p text:style-name="P72">Can I make well-reasoned conclusions and solutions – testing them against relevant criteria and standards</text:p>
                <text:p text:style-name="P77"><text:span text:style-name="Emphasis"><text:span text:style-name="T466"/></text:span></text:p>
              </text:list-item>
            </text:list>
          </table:table-cell>
          <table:table-cell table:style-name="Table36.B2" office:value-type="string">
            <text:list xml:id="list124622921154548" text:continue-numbering="true" text:style-name="L74">
              <text:list-item>
                <text:p text:style-name="P72">Search for negative as well as positive implications within the context of Implications:</text:p>
              </text:list-item>
              <text:list-item>
                <text:p text:style-name="P72"><text:span text:style-name="T390">What would I have done </text:span><text:span text:style-name="T384">differently in attempting to solve this problem?</text:span></text:p>
              </text:list-item>
              <text:list-item>
                <text:p text:style-name="P72"><text:span text:style-name="T465">Can you describe benefits in solving </text:span>the problem (technical, social, environments, ethical)</text:p>
              </text:list-item>
              <text:list-item>
                <text:p text:style-name="P72">Does the answer make sense? -</text:p>
              </text:list-item>
              <text:list-item>
                <text:p text:style-name="P72">Does it seem reasonable?</text:p>
              </text:list-item>
              <text:list-item>
                <text:p text:style-name="P72">What did I learn? Can I connect it to a different problem?</text:p>
              </text:list-item>
              <text:list-item>
                <text:p text:style-name="P72">Can I remember what I did?</text:p>
              </text:list-item>
              <text:list-item>
                <text:p text:style-name="P72">What new connections between content did you learn from solving the problem?</text:p>
              </text:list-item>
              <text:list-item>
                <text:p text:style-name="P72">Can you interpret your work in a practical or meaningful way?</text:p>
              </text:list-item>
              <text:list-item>
                <text:p text:style-name="P72">Was the solution a surprise? Does it seem reasonable? Why/why not?</text:p>
              </text:list-item>
              <text:list-item>
                <text:p text:style-name="P72">Analyze the process to understand important contributors</text:p>
              </text:list-item>
              <text:list-item>
                <text:p text:style-name="P225">Accuracy – How could we check on <text:span text:style-name="T465">the answer</text:span>?</text:p>
                <text:p text:style-name="P225"/>
              </text:list-item>
              <text:list-item>
                <text:p text:style-name="P72">Evaluate the effects – standardize the process correct assumptions made?</text:p>
              </text:list-item>
              <text:list-item>
                <text:p text:style-name="P72">Work backward up the model one step at a time if it was not effective</text:p>
              </text:list-item>
              <text:list-item>
                <text:p text:style-name="P72">Can you check the result?</text:p>
              </text:list-item>
              <text:list-item>
                <text:p text:style-name="P72">Does the argument make sense?</text:p>
              </text:list-item>
              <text:list-item>
                <text:p text:style-name="P75"><text:span text:style-name="Emphasis"><text:span text:style-name="T467">Did you answer all parts of the problem?</text:span></text:span></text:p>
              </text:list-item>
            </text:list>
          </table:table-cell>
        </table:table-row>
      </table:table>
      <text:p text:style-name="P195"/>
      <text:p text:style-name="P230"><text:tab/>Element of Reasoning: <text:span text:style-name="T447">Point(s) of View </text:span></text:p>
      <text:p text:style-name="P164"><text:span text:style-name="T419"><text:tab/></text:span>T<text:span text:style-name="T348">he main point(s) of view or perspective(s) represented in this problem is (are)?<text:tab/>___________________________________________________________.</text:span></text:p>
      <text:p text:style-name="P180"><text:tab/>(Could I work the problem using a different approach or technique? How can we check our <text:tab/>results? ) Can I <text:tab/>check if my understanding is accurate?</text:p>
      <text:p text:style-name="P219"><text:tab/></text:p>
      <text:p text:style-name="P181"><text:span text:style-name="T401"><text:tab/>The </text:span><text:span text:style-name="T19">Intellectual Standards</text:span><text:span text:style-name="T401"> used to judge the quality and reasonableness of my assumptions needed to understand <text:tab/>and solve this problem are as follows: </text:span><text:span text:style-name="T421">Clar</text:span><text:span text:style-name="T422">i</text:span><text:span text:style-name="T421">ty</text:span><text:span text:style-name="T425">; </text:span><text:span text:style-name="T421">Accurate</text:span><text:span text:style-name="T425">; </text:span><text:span text:style-name="T333">Precise</text:span><text:span text:style-name="T426">; </text:span><text:span text:style-name="T423">Breadth</text:span><text:span text:style-name="T426">;</text:span><text:span text:style-name="T428"> </text:span><text:span text:style-name="T424">Logic.</text:span></text:p>
      <text:p text:style-name="P181"/>
      <table:table table:name="Table37" table:style-name="Table37">
        <table:table-column table:style-name="Table37.A"/>
        <table:table-column table:style-name="Table37.B"/>
        <text:soft-page-break/>
        <table:table-row>
          <table:table-cell table:style-name="Table37.A1" table:number-columns-spanned="2" office:value-type="string">
            <text:p text:style-name="P191"><text:span text:style-name="T156">Strate</text:span><text:span text:style-name="T148">gies </text:span><text:span text:style-name="T153">for </text:span><text:span text:style-name="T202">Point(s) of View </text:span></text:p>
          </table:table-cell>
          <table:covered-table-cell/>
        </table:table-row>
        <table:table-row>
          <table:table-cell table:style-name="Table37.A2" office:value-type="string">
            <text:list xml:id="list2924799134524056938" text:style-name="L75">
              <text:list-item>
                <text:p text:style-name="P177"><text:span text:style-name="T465">What </text:span><text:s/>ideas you are confident you can explain. </text:p>
              </text:list-item>
              <text:list-item>
                <text:p text:style-name="P117"><text:span text:style-name="T257">Do you see interconnected relationships? can</text:span><text:span text:style-name="T292"> I check if my understanding is accurate?</text:span></text:p>
              </text:list-item>
              <text:list-item>
                <text:p text:style-name="P33">Did the plan work </text:p>
              </text:list-item>
              <text:list-item>
                <text:p text:style-name="P33">logic – Does our conclusion follow from the evidence?</text:p>
              </text:list-item>
              <text:list-item>
                <text:p text:style-name="P33">Show and discuss solutions Show and name different strategies </text:p>
              </text:list-item>
              <text:list-item>
                <text:p text:style-name="P33">Rela<text:span text:style-name="T470">t</text:span>e to previously solved problems </text:p>
              </text:list-item>
              <text:list-item>
                <text:p text:style-name="P33">Demonstrate general applicability of or have students solve extensions problem solving strategies </text:p>
              </text:list-item>
              <text:list-item>
                <text:p text:style-name="P218">Apply the *Elements of Reasoning</text:p>
                <text:p text:style-name="P222"><text:span text:style-name="T397">Apply the *Intellectual Standards to Elements of Reasoning Discuss</text:span><text:span text:style-name="T399"> special features, e.g. pictures Show how features may influence approach </text:span></text:p>
              </text:list-item>
              <text:list-item>
                <text:p text:style-name="P33">Verify conclusion in different ways – different <text:span text:style-name="T332">pathway</text:span></text:p>
              </text:list-item>
              <text:list-item>
                <text:p text:style-name="P78"><text:span text:style-name="T21">Can I make well-reasoned conclusions and solutions – testing them against</text:span> <text:span text:style-name="T21">relevant criteria and standards</text:span></text:p>
              </text:list-item>
              <text:list-item>
                <text:p text:style-name="P33">Identify assumptions they led you to your conclusions</text:p>
              </text:list-item>
            </text:list>
          </table:table-cell>
          <table:table-cell table:style-name="Table37.B2" office:value-type="string">
            <text:list xml:id="list124622939160827" text:continue-numbering="true" text:style-name="L75">
              <text:list-item>
                <text:p text:style-name="P78"><text:span text:style-name="T21">Search for negative</text:span> as <text:span text:style-name="T21">well as positive implications within</text:span> the <text:span text:style-name="T21">context of Implications:</text:span></text:p>
              </text:list-item>
              <text:list-item>
                <text:p text:style-name="P33">What would I have done <text:s/></text:p>
              </text:list-item>
              <text:list-item>
                <text:p text:style-name="P33">Does your answer make sense?</text:p>
              </text:list-item>
              <text:list-item>
                <text:p text:style-name="P33">What did you learn from completing the problem?</text:p>
              </text:list-item>
              <text:list-item>
                <text:p text:style-name="P176">Extend the problem</text:p>
              </text:list-item>
              <text:list-item>
                <text:p text:style-name="P33">Can you use the results of or the method, for some other problem</text:p>
              </text:list-item>
              <text:list-item>
                <text:p text:style-name="P33">If I encountered a similar problem in the future, how could I better solve it?</text:p>
              </text:list-item>
              <text:list-item>
                <text:p text:style-name="P33">Is the answer unique or are there others? Can I explain my answer in the context of the problem?</text:p>
              </text:list-item>
              <text:list-item>
                <text:p text:style-name="P33">How can I check my work for accuracy? - check against standards – accuracy clarity, depth</text:p>
              </text:list-item>
              <text:list-item>
                <text:p text:style-name="P34">Add new ideas to the list and underline those ideas you are confident you can explain. </text:p>
              </text:list-item>
              <text:list-item>
                <text:p text:style-name="P79">Do you see interconnected relationships?</text:p>
              </text:list-item>
              <text:list-item>
                <text:p text:style-name="P218">Apply the *Elements of Reasoning</text:p>
              </text:list-item>
              <text:list-item>
                <text:p text:style-name="P223">Apply the *Intellectual Standards to Elements of Reasoning</text:p>
              </text:list-item>
            </text:list>
          </table:table-cell>
        </table:table-row>
      </table:table>
      <text:p text:style-name="P210"/>
      <text:p text:style-name="P147"/>
      <text:p text:style-name="P128"/>
      <text:p text:style-name="P186"><text:span text:style-name="T472">*S</text:span><text:span text:style-name="T471">EEI</text:span></text:p>
      <text:p text:style-name="P157"/>
      <table:table table:name="Table8" table:style-name="Table8">
        <table:table-column table:style-name="Table8.A"/>
        <table:table-row>
          <table:table-cell table:style-name="Table8.A1" office:value-type="string">
            <text:p text:style-name="P187"><text:span text:style-name="T472">SEE</text:span><text:span text:style-name="T473">I </text:span><text:span text:style-name="T472">is a method of </text:span><text:span text:style-name="T473">developing clarity </text:span><text:span text:style-name="T472">and understanding</text:span><text:span text:style-name="T473"> problems to be solved, concepts, or issues. </text:span><text:span text:style-name="T472">It stands for State, Elaborate, Exemplify, and Illustrate. This method provides a</text:span><text:span text:style-name="T473">n excellent approach for </text:span><text:span text:style-name="T472">communicat</text:span><text:span text:style-name="T473">ing understanding of our thinking to others and also serves as a useful learning tool for self-assessment</text:span><text:span text:style-name="T472">. SEEI was originated by Richard Paul and Linda Elder and further developed </text:span><text:soft-page-break/><text:span text:style-name="T472">by Gerald Nosich. As the person works his or her way through the steps, previous steps often require revision. So the process as a whole is iterative, refining, and self-correcting. SEE is also an amenable method for small groups. A handful of individuals can work through the process to better understand the given concept and create a clear description for others. </text:span></text:p>
            <text:p text:style-name="P159"/>
            <text:p text:style-name="P82">SEE-I has four steps:</text:p>
            <text:p text:style-name="P242">1. State the concept or idea in a single sentence or two.</text:p>
            <text:list xml:id="list6681792748084215978" text:style-name="L76">
              <text:list-item>
                <text:p text:style-name="P243">Clearly and succinctly state the concept.</text:p>
              </text:list-item>
            </text:list>
            <text:p text:style-name="P242">2. Elaborate on the concept in your own words. Explain it at greater length in a paragraph or two.</text:p>
            <text:list xml:id="list722708027417316920" text:style-name="L77">
              <text:list-item>
                <text:p text:style-name="P244">Clarify the concept in your own words. "In other words,. . ."</text:p>
              </text:list-item>
            </text:list>
            <text:p text:style-name="P242">3. Exemplify the concept by giving concrete examples (and counter examples) of the concept.</text:p>
            <text:list xml:id="list57094901912457800" text:style-name="L78">
              <text:list-item>
                <text:p text:style-name="P245">Specify the concept by giving specific examples. "For example, . . ."</text:p>
              </text:list-item>
            </text:list>
            <text:p text:style-name="P242">4. Illustrate the concept with a picture.</text:p>
            <text:list xml:id="list7484897546314782303" text:style-name="L79">
              <text:list-item>
                <text:p text:style-name="P246"><text:span text:style-name="T329">Draw something,</text:span><text:bookmark text:name="FALINK_3_0_2"/><text:span text:style-name="T329"> </text:span><text:span text:style-name="T330">o</text:span><text:span text:style-name="T329">r </text:span><text:span text:style-name="T330">even </text:span><text:span text:style-name="T329">create a picture with words, such as with a metaphor or analogy. "It's like …" </text:span><text:span text:style-name="T302">Represen</text:span><text:span text:style-name="T304">t</text:span><text:span text:style-name="T305"> the problem with a drawing, diagram, graph, symbol, or formula – can students write a mathematical sentence following SEE</text:span><text:span text:style-name="T306">I</text:span><text:span text:style-name="T305">. Model the SEER process for students using a familiar concept-have students practice </text:span></text:p>
                <text:p text:style-name="P247"/>
              </text:list-item>
            </text:list>
          </table:table-cell>
        </table:table-row>
      </table:table>
      <text:p text:style-name="P159"/>
      <text:p text:style-name="P159"/>
      <text:p text:style-name="P148"/>
      <text:p text:style-name="P148"/>
      <text:p text:style-name="P148">Metacognitive Chart for Analysis with SEE<text:span text:style-name="T474">I</text:span></text:p>
      <text:p text:style-name="P149"><text:span text:style-name="T440">Directions: As you complete each phase of step 1 in the problem solving process. </text:span><text:span text:style-name="T441">Check the appropriate box </text:span><text:span text:style-name="T440">below </text:span><text:span text:style-name="T441">and show steps 2 -5 on a separate page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3">1. Read/Reread</text:p>
          </table:table-cell>
          <table:table-cell table:style-name="Table3.B1" office:value-type="string">
            <text:p text:style-name="P234"/>
          </table:table-cell>
        </table:table-row>
        <table:table-row>
          <table:table-cell table:style-name="Table3.A2" office:value-type="string">
            <text:p text:style-name="P233">2. State the problem in your own words</text:p>
          </table:table-cell>
          <table:table-cell table:style-name="Table3.B2" office:value-type="string">
            <text:p text:style-name="P233"/>
          </table:table-cell>
        </table:table-row>
        <table:table-row>
          <table:table-cell table:style-name="Table3.A2" office:value-type="string">
            <text:p text:style-name="P233">3. Elaborate – can you say more...in <text:soft-page-break/>other words.. its similar to...</text:p>
          </table:table-cell>
          <table:table-cell table:style-name="Table3.B2" office:value-type="string">
            <text:p text:style-name="P233"/>
          </table:table-cell>
        </table:table-row>
        <table:table-row>
          <table:table-cell table:style-name="Table3.A2" office:value-type="string">
            <text:p text:style-name="P233">4. Example – can you give an example from a similar problem that you solved</text:p>
          </table:table-cell>
          <table:table-cell table:style-name="Table3.B2" office:value-type="string">
            <text:p text:style-name="P233"/>
          </table:table-cell>
        </table:table-row>
        <table:table-row>
          <table:table-cell table:style-name="Table3.A2" office:value-type="string">
            <text:p text:style-name="P233">5. Representation – can you provide a drawing, mathematical sentence, graph, Venn<text:span text:style-name="T475"> diagram</text:span></text:p>
          </table:table-cell>
          <table:table-cell table:style-name="Table3.B2" office:value-type="string">
            <text:p text:style-name="P233"/>
          </table:table-cell>
        </table:table-row>
      </table:table>
      <text:p text:style-name="P152"/>
      <text:p text:style-name="P157">*Elements of Reasoning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37">The Elements of Reasoning provide a method of understanding the logic of a mathematical problem, issue, or our reasoning or those of others on any subject. It serves as a useful tool to summarize one's own thinking about a problem at hand.</text:p>
            <text:p text:style-name="P137">Here is a template to use:</text:p>
            <text:p text:style-name="P137">1. <text:tab/>The <text:span text:style-name="T65">purpose</text:span> of the problem is ______________________________________________.</text:p>
            <text:p text:style-name="P137"><text:s/><text:tab/><text:span text:style-name="T50">(State as accurately as possible, the purpose for solving the problem. What exactly are we <text:tab/>trying to do? What purpose will our solution achieve? W</text:span><text:span text:style-name="T53">hy is the </text:span><text:span text:style-name="T66">problem important</text:span><text:span text:style-name="T53">?</text:span><text:span text:style-name="T50">) </text:span></text:p>
            <text:p text:style-name="P137">2.<text:tab/>The key <text:span text:style-name="T65">question</text:span> or <text:span text:style-name="T65">problem</text:span> is _______________________________________________.</text:p>
            <text:p text:style-name="P137"><text:tab/><text:span text:style-name="T50">(</text:span><text:span text:style-name="T55">What exactly are we trying to determine? What is the pro</text:span><text:span text:style-name="T57">b</text:span><text:span text:style-name="T55">lem or goal? </text:span><text:span text:style-name="T57">Can I break the <text:tab/>problem down into sub-problems? </text:span><text:span text:style-name="T61">Can I categorize the problem into a particular type?</text:span><text:span text:style-name="T55">)</text:span></text:p>
            <text:p text:style-name="P137">3.<text:tab/>The most important<text:span text:style-name="T50"> information</text:span> for addressing and solving the problem is ___________<text:tab/>________________________________________________________________________.</text:p>
            <text:p text:style-name="P153"><text:span text:style-name="T95">(Identify y key information needed, or presupposed for addressing the problem. Here we are looking for facts or data relevant</text:span><text:span text:style-name="T96"> to </text:span><text:span text:style-name="T95">the problem, </text:span><text:span text:style-name="T97">What information such as data, and facts </text:span><text:span text:style-name="T98">d</text:span><text:span text:style-name="T97">o I have? What </text:span><text:span text:style-name="T75">information</text:span><text:span text:style-name="T97"> do I need to answer the question? Does it seem that some </text:span><text:span text:style-name="T75">information</text:span><text:span text:style-name="T97"> is still missing? </text:span><text:span text:style-name="T99">H</text:span><text:span text:style-name="T100">ow is information </text:span><text:span text:style-name="T99">to be </text:span><text:span text:style-name="T100">accessed and used?</text:span><text:span text:style-name="T96">)</text:span></text:p>
            <text:p text:style-name="P205"><text:span text:style-name="T303">4.<text:tab/>The key </text:span><text:span text:style-name="T307">concepts</text:span><text:span text:style-name="T303"> we need to understand in this problem are <text:s/>____________________</text:span></text:p>
            <text:p text:style-name="P166"><text:tab/>_____________________________________________________________________.</text:p>
            <text:p text:style-name="P160"><text:span text:style-name="T391"><text:tab/></text:span><text:span text:style-name="T392">(</text:span><text:span text:style-name="T78">What concepts or content (theorems, definitions, formulas, etc.) do we need to understand <text:tab/>for reaching a solution?</text:span><text:span text:style-name="T80">)</text:span><text:span text:style-name="T78"> </text:span></text:p>
            <text:p text:style-name="P167"/>
            <text:p text:style-name="P158"><text:span text:style-name="T391">5.<text:tab/></text:span><text:span text:style-name="T388">The main assumption(s) underlying our understanding of the problem is (are) __________</text:span></text:p>
            <text:p text:style-name="P168"><text:tab/>________________________________________________________________________.</text:p>
            <text:p text:style-name="P158"><text:span text:style-name="T388"><text:tab/></text:span><text:span text:style-name="T93">(What is the author or problem as stated taking for granted? </text:span><text:span text:style-name="T84">What assumptions are we <text:tab/>making? Are our assumptions justifiable? </text:span><text:span text:style-name="T93">Assumptions are </text:span><text:span text:style-name="T84">generalizations that might <text:tab/>be questioned and are most often unstated.)</text:span></text:p>
            <text:p text:style-name="P169"/>
            <text:p text:style-name="P161"><text:span text:style-name="T76">6.<text:tab/></text:span><text:span text:style-name="T385">The basis for our </text:span><text:span text:style-name="T344">inferences </text:span><text:span text:style-name="T385">and </text:span><text:span text:style-name="T344">interpretations</text:span><text:span text:style-name="T385"> at this point are</text:span><text:span text:style-name="T387"> __________________</text:span></text:p>
            <text:p text:style-name="P168"><text:tab/>_______________________________________________________________________.</text:p>
            <text:p text:style-name="P158"><text:span text:style-name="T93"><text:tab/></text:span><text:span text:style-name="T84">(Is there another way to interpret the information? Can I justify my interpretation of the <text:tab/>information or problem to be solved? Have</text:span><text:span text:style-name="T85"> I made any inferences beyond what the evidence</text:span></text:p>
            <text:p text:style-name="P158"><text:span text:style-name="T85"><text:s text:c="10"/>implies? Are my inference consistent?</text:span><text:span text:style-name="T84">)</text:span></text:p>
            <text:p text:style-name="P169"/>
            <text:p text:style-name="P162"><text:span text:style-name="T384">7.<text:tab/></text:span><text:span text:style-name="T393">The most important </text:span><text:span text:style-name="T68">conclusion(s)</text:span><text:span text:style-name="T393"> or Implication(s) in solving this problem is (are)?______</text:span></text:p>
            <text:p text:style-name="P165"><text:tab/>________________________________________________________________________.</text:p>
            <text:p text:style-name="P213"><text:span text:style-name="T85">(</text:span><text:span text:style-name="T86">Does my answer(s) make sense within the context of the problem? What did I learn from solving this problem? Can my strategies be extended to other types of problems? What would I do differently next time? </text:span><text:span text:style-name="T80">Can I present my analysis and solution using a clear <text:s/>coherent argument reflecting the sophistication appropriate to the problem at hand</text:span></text:p>
            <text:p text:style-name="P170"/>
            <text:p text:style-name="P164">8.<text:tab/>The main point(s) of view or perspective(s) represented in this problem is (are)?________</text:p>
            <text:p text:style-name="P164"><text:tab/>________________________________________________________________________.</text:p>
            <text:p text:style-name="P163"><text:span text:style-name="T384"><text:tab/></text:span><text:span text:style-name="T76">(Could I work the problem using a different approach or technique? How can we check our <text:tab/>results? ) </text:span></text:p>
            <text:p text:style-name="P164"/>
            <text:p text:style-name="P165"><text:tab/></text:p>
          </table:table-cell>
        </table:table-row>
      </table:table>
      <text:p text:style-name="P150"><text:soft-page-break/></text:p>
      <text:p text:style-name="P150"/>
      <text:p text:style-name="P151"><text:span text:style-name="T407">Paul, R. &amp; Elder, L. (20</text:span><text:span text:style-name="T406">10</text:span><text:span text:style-name="T407">). </text:span><text:span text:style-name="T406">The Thinkers Guide to Analytic Thinking: How to Take Thinking Apart and What to Look for When You Do</text:span><text:span text:style-name="T408">. Dillon Beach, CA: Foundations for Critical Thinking Press.</text:span><text:span text:style-name="T407"> </text:span><text:s/><text:span text:style-name="T407">Paul, R., </text:span><text:span text:style-name="T406">Niewoehner, R.,</text:span><text:span text:style-name="T407"> &amp; Elder, L. (200</text:span><text:span text:style-name="T408">7</text:span><text:span text:style-name="T407">). </text:span><text:span text:style-name="T406">The Thinkers Guide to Engineering Reasoning</text:span><text:span text:style-name="T408">. Dillon Beach, CA: Foundations for Critical Thinking Press.</text:span><text:span text:style-name="T407"> </text:span></text:p>
      <text:p text:style-name="P1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21:03:47.379000000</meta:creation-date>
    <dc:date>2014-01-28T12:46:22.398000000</dc:date>
    <meta:editing-duration>PT53M44S</meta:editing-duration>
    <meta:editing-cycles>2</meta:editing-cycles>
    <meta:generator>LibreOffice/4.1.4.2$Windows_x86 LibreOffice_project/0a0440ccc0227ad9829de5f46be37cfb6edcf72</meta:generator>
    <meta:document-statistic meta:table-count="28" meta:image-count="0" meta:object-count="0" meta:page-count="23" meta:paragraph-count="510" meta:word-count="5883" meta:character-count="37839" meta:non-whitespace-character-count="32216"/>
  </office:meta>
</office:document-meta>
</file>